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0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4.46pt"/>
    </style:style>
    <style:style style:name="co3" style:family="table-column">
      <style:table-column-properties fo:break-before="auto" style:column-width="212.94pt"/>
    </style:style>
    <style:style style:name="co4" style:family="table-column">
      <style:table-column-properties fo:break-before="auto" style:column-width="168.75pt"/>
    </style:style>
    <style:style style:name="co5" style:family="table-column">
      <style:table-column-properties fo:break-before="auto" style:column-width="156.05pt"/>
    </style:style>
    <style:style style:name="co6" style:family="table-column">
      <style:table-column-properties fo:break-before="auto" style:column-width="149.24pt"/>
    </style:style>
    <style:style style:name="co7" style:family="table-column">
      <style:table-column-properties fo:break-before="auto" style:column-width="173.85pt"/>
    </style:style>
    <style:style style:name="co8" style:family="table-column">
      <style:table-column-properties fo:break-before="auto" style:column-width="291.15pt"/>
    </style:style>
    <style:style style:name="co9" style:family="table-column">
      <style:table-column-properties fo:break-before="auto" style:column-width="121.21pt"/>
    </style:style>
    <style:style style:name="co11" style:family="table-column">
      <style:table-column-properties fo:break-before="auto" style:column-width="114.41pt"/>
    </style:style>
    <style:style style:name="co12" style:family="table-column">
      <style:table-column-properties fo:break-before="auto" style:column-width="138.19pt"/>
    </style:style>
    <style:style style:name="co13" style:family="table-column">
      <style:table-column-properties fo:break-before="auto" style:column-width="208.69pt"/>
    </style:style>
    <style:style style:name="co14" style:family="table-column">
      <style:table-column-properties fo:break-before="auto" style:column-width="134.79pt"/>
    </style:style>
    <style:style style:name="ro1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28.35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blockMeshDict">
      <style:table-properties table:display="true" style:writing-mode="lr-tb"/>
    </style:style>
    <style:style style:name="ce3" style:family="table-cell" style:parent-style-name="Default">
      <style:table-cell-properties fo:border="0.06pt solid #ffffff"/>
    </style:style>
    <style:style style:name="ce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ackground-color="#c2e0ae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e0ae" fo:border="0.06pt solid #000000"/>
    </style:style>
    <style:style style:name="ce12" style:family="table-cell" style:parent-style-name="Default">
      <style:table-cell-properties fo:border="0.06pt solid #ffffff"/>
    </style:style>
    <style:style style:name="ce10" style:family="table-cell" style:parent-style-name="Default">
      <style:table-cell-properties fo:background-color="#fff200" style:text-align-source="fix" style:repeat-content="false" fo:border="0.06pt solid #ffffff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bce4e5" fo:wrap-option="wrap"/>
      <style:text-properties style:text-outline="false" style:text-line-through-style="none" style:text-line-through-typ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ce4e5"/>
    </style:style>
    <style:style style:name="ce19" style:family="table-cell" style:parent-style-name="Default">
      <style:table-cell-properties fo:background-color="#fff200" fo:border="0.06pt solid #ffffff"/>
    </style:style>
    <style:style style:name="ce20" style:family="table-cell" style:parent-style-name="Default">
      <style:table-cell-properties fo:background-color="transparent" fo:border="0.06pt solid #ffffff"/>
    </style:style>
    <style:style style:name="ce21" style:family="table-cell" style:parent-style-name="Default">
      <style:table-cell-properties fo:background-color="#fff200"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200" fo:border="0.06pt solid #000000"/>
    </style:style>
    <style:style style:name="ce23" style:family="table-cell" style:parent-style-name="Default">
      <style:table-cell-properties fo:background-color="#87d1d1" fo:border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87d1d1" fo:border="0.06pt solid #000000"/>
    </style:style>
    <style:style style:name="ce25" style:family="table-cell" style:parent-style-name="Default">
      <style:table-cell-properties fo:background-color="#fedcc6"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edcc6" fo:border="0.06pt solid #000000"/>
    </style:style>
    <style:style style:name="ce27" style:family="table-cell" style:parent-style-name="Default">
      <style:table-cell-properties fo:background-color="#c2e0ae" fo:border="0.06pt solid #ffffff"/>
    </style:style>
    <style:style style:name="ce3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put" table:style-name="ta3">
        <office:forms form:automatic-focus="false" form:apply-design-mode="false"/>
        <table:shapes>
          <draw:frame draw:z-index="0" draw:style-name="gr1" draw:text-style-name="P1" svg:width="694.89pt" svg:height="307.64pt" svg:x="553.15pt" svg:y="203.92pt">
            <draw:object draw:notify-on-update-of-ranges="Input.A9:Input.A109 Input.B9:Input.B10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visibility="collapse" table:default-cell-style-name="ce12"/>
        <table:table-column table:style-name="co11" table:visibility="collapse" table:default-cell-style-name="ce12"/>
        <table:table-column table:style-name="co10" table:visibility="collapse" table:number-columns-repeated="3" table:default-cell-style-name="ce12"/>
        <table:table-column table:style-name="co12" table:visibility="collapse" table:default-cell-style-name="ce12"/>
        <table:table-column table:style-name="co13" table:visibility="collapse" table:default-cell-style-name="ce12"/>
        <table:table-column table:style-name="co14" table:visibility="collapse" table:default-cell-style-name="ce12"/>
        <table:table-column table:style-name="co10" table:visibility="collapse" table:number-columns-repeated="1007" table:default-cell-style-name="ce12"/>
        <table:table-column table:style-name="co10" table:visibility="collapse" table:number-columns-repeated="2" table:default-cell-style-name="Default"/>
        <table:table-row table:style-name="ro1">
          <table:table-cell table:style-name="ce1" office:value-type="string" calcext:value-type="string">
            <text:p>Distance to inlet (x chord length) </text:p>
          </table:table-cell>
          <table:table-cell table:style-name="ce1" office:value-type="string" calcext:value-type="string">
            <text:p>Distance to outlet (x chord length) </text:p>
          </table:table-cell>
          <table:table-cell table:style-name="ce1" office:value-type="string" calcext:value-type="string">
            <text:p>Angle of response (degree) </text:p>
          </table:table-cell>
          <table:table-cell table:style-name="ce1" office:value-type="string" calcext:value-type="string">
            <text:p>Depth in Z direction</text:p>
          </table:table-cell>
          <table:table-cell table:style-name="ce1" office:value-type="string" calcext:value-type="string">
            <text:p>Mesh scale</text:p>
          </table:table-cell>
          <table:table-cell table:number-columns-repeated="1017"/>
          <table:table-cell table:style-name="ce12"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  <table:table-cell table:style-name="ce12" table:number-columns-repeated="2"/>
        </table:table-row>
        <table:table-row table:style-name="ro1">
          <table:table-cell table:number-columns-repeated="1022"/>
          <table:table-cell table:style-name="ce12" table:number-columns-repeated="2"/>
        </table:table-row>
        <table:table-row table:style-name="ro1">
          <table:table-cell table:number-columns-repeated="3"/>
          <table:table-cell table:style-name="ce21" office:value-type="string" calcext:value-type="string">
            <text:p>Cell size at leading edge</text:p>
          </table:table-cell>
          <table:table-cell table:style-name="ce21" office:value-type="string" calcext:value-type="string">
            <text:p>Cell size at trailing edge</text:p>
          </table:table-cell>
          <table:table-cell table:style-name="ce21" office:value-type="string" calcext:value-type="string">
            <text:p>Cell size in middle </text:p>
          </table:table-cell>
          <table:table-cell table:style-name="ce21" office:value-type="string" calcext:value-type="string">
            <text:p>Separating point position (% from leading point)</text:p>
          </table:table-cell>
          <table:table-cell table:number-columns-repeated="1015"/>
          <table:table-cell table:style-name="ce12" table:number-columns-repeated="2"/>
        </table:table-row>
        <table:table-row table:style-name="ro1">
          <table:table-cell table:number-columns-repeated="3"/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0.03" calcext:value-type="float">
            <text:p>0.03</text:p>
          </table:table-cell>
          <table:table-cell table:style-name="ce22" office:value-type="float" office:value="0.035" calcext:value-type="float">
            <text:p>0.035</text:p>
          </table:table-cell>
          <table:table-cell table:style-name="ce22" office:value-type="float" office:value="0.4" calcext:value-type="float">
            <text:p>0.4</text:p>
          </table:table-cell>
          <table:table-cell table:number-columns-repeated="1015"/>
          <table:table-cell table:style-name="ce12" table:number-columns-repeated="2"/>
        </table:table-row>
        <table:table-row table:style-name="ro1">
          <table:table-cell table:number-columns-repeated="1022"/>
          <table:table-cell table:style-name="ce12" table:number-columns-repeated="2"/>
        </table:table-row>
        <table:table-row table:style-name="ro1">
          <table:table-cell table:number-columns-repeated="2"/>
          <table:table-cell table:style-name="ce20"/>
          <table:table-cell table:style-name="ce23" office:value-type="string" calcext:value-type="string">
            <text:p>Boundary layer thickness</text:p>
          </table:table-cell>
          <table:table-cell table:style-name="ce23" office:value-type="string" calcext:value-type="string">
            <text:p>Fist layer thickness</text:p>
          </table:table-cell>
          <table:table-cell table:style-name="ce23" office:value-type="string" calcext:value-type="string">
            <text:p>Expansion ratio</text:p>
          </table:table-cell>
          <table:table-cell/>
          <table:table-cell office:value-type="string" calcext:value-type="string">
            <text:p>Last layer thickness</text:p>
          </table:table-cell>
          <table:table-cell table:number-columns-repeated="1014"/>
          <table:table-cell table:style-name="ce12" table:number-columns-repeated="2"/>
        </table:table-row>
        <table:table-row table:style-name="ro3">
          <table:table-cell table:style-name="ce10" office:value-type="string" calcext:value-type="string" table:number-columns-spanned="2" table:number-rows-spanned="1">
            <text:p>Airfoil Generator</text:p>
          </table:table-cell>
          <table:covered-table-cell table:style-name="ce19"/>
          <table:table-cell table:style-name="ce20"/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0.005" calcext:value-type="float">
            <text:p>0.005</text:p>
          </table:table-cell>
          <table:table-cell table:style-name="ce24" office:value-type="float" office:value="1.2" calcext:value-type="float">
            <text:p>1.2</text:p>
          </table:table-cell>
          <table:table-cell/>
          <table:table-cell table:formula="of:=[.E8]*[.F8]^[.N10]" office:value-type="float" office:value="0.110930555337022" calcext:value-type="float">
            <text:p>0.110930555337022</text:p>
          </table:table-cell>
          <table:table-cell table:number-columns-repeated="1014"/>
          <table:table-cell table:style-name="ce12" table:number-columns-repeated="2"/>
        </table:table-row>
        <table:table-row table:style-name="ro5">
          <table:table-cell table:style-name="ce9" office:value-type="float" office:value="1" calcext:value-type="float">
            <text:p>1</text:p>
          </table:table-cell>
          <table:table-cell table:style-name="ce11" office:value-type="float" office:value="-0" calcext:value-type="float">
            <text:p>0</text:p>
          </table:table-cell>
          <table:table-cell table:style-name="ce20"/>
          <table:table-cell table:number-columns-repeated="9"/>
          <table:table-cell table:style-name="ce27" office:value-type="string" calcext:value-type="string">
            <text:p>Boundary layer thickness</text:p>
          </table:table-cell>
          <table:table-cell office:value-type="string" calcext:value-type="string">
            <text:p>Number of mesh on boundary layer</text:p>
          </table:table-cell>
          <table:table-cell office:value-type="string" calcext:value-type="string">
            <text:p>Expansion ratio</text:p>
          </table:table-cell>
          <table:table-cell table:number-columns-repeated="1007"/>
          <table:table-cell table:style-name="ce12" table:number-columns-repeated="2"/>
        </table:table-row>
        <table:table-row table:style-name="ro1">
          <table:table-cell table:style-name="ce11" office:value-type="float" office:value="0.999035" calcext:value-type="float">
            <text:p>0.999035</text:p>
          </table:table-cell>
          <table:table-cell table:style-name="ce11" office:value-type="float" office:value="0.000297" calcext:value-type="float">
            <text:p>0.000297</text:p>
          </table:table-cell>
          <table:table-cell table:style-name="ce20"/>
          <table:table-cell table:style-name="ce25" office:value-type="string" calcext:value-type="string">
            <text:p>Max cell size in inlet </text:p>
          </table:table-cell>
          <table:table-cell table:style-name="ce25" office:value-type="string" calcext:value-type="string">
            <text:p>Max cell size in outlet</text:p>
          </table:table-cell>
          <table:table-cell table:style-name="ce25" office:value-type="string" calcext:value-type="string">
            <text:p>Max cell size in inlet x outlet</text:p>
          </table:table-cell>
          <table:table-cell table:style-name="ce20"/>
          <table:table-cell office:value-type="string" calcext:value-type="string">
            <text:p>Expension ratio1</text:p>
          </table:table-cell>
          <table:table-cell table:number-columns-repeated="4"/>
          <table:table-cell table:style-name="ce27" table:formula="of:=[.D8]" office:value-type="float" office:value="0.5" calcext:value-type="float">
            <text:p>0.5</text:p>
          </table:table-cell>
          <table:table-cell table:formula="of:=ROUND(LOG(1+([.F8]-1)*[.D8]/[.E8])/LOG([.F8]))" office:value-type="float" office:value="17" calcext:value-type="float">
            <text:p>17</text:p>
          </table:table-cell>
          <table:table-cell table:formula="of:=[.F8]^[.N10]" office:value-type="float" office:value="22.1861110674044" calcext:value-type="float">
            <text:p>22.1861110674044</text:p>
          </table:table-cell>
          <table:table-cell table:number-columns-repeated="1007"/>
          <table:table-cell table:style-name="ce12" table:number-columns-repeated="2"/>
        </table:table-row>
        <table:table-row table:style-name="ro1">
          <table:table-cell table:style-name="ce11" office:value-type="float" office:value="0.996145" calcext:value-type="float">
            <text:p>0.996145</text:p>
          </table:table-cell>
          <table:table-cell table:style-name="ce11" office:value-type="float" office:value="0.001185" calcext:value-type="float">
            <text:p>0.001185</text:p>
          </table:table-cell>
          <table:table-cell table:style-name="ce20"/>
          <table:table-cell table:number-columns-repeated="3" table:style-name="ce26" office:value-type="float" office:value="1" calcext:value-type="float">
            <text:p>1</text:p>
          </table:table-cell>
          <table:table-cell table:style-name="ce20"/>
          <table:table-cell table:formula="of:=[.H8]/[.A2]*([.O13]-1)+1" office:value-type="float" office:value="1.07408912038858" calcext:value-type="float">
            <text:p>1.07408912038858</text:p>
          </table:table-cell>
          <table:table-cell table:formula="of:=LOG([.O13])/LOG([.H11])" office:value-type="float" office:value="30.7647887512184" calcext:value-type="float">
            <text:p>30.7647887512184</text:p>
          </table:table-cell>
          <table:table-cell table:number-columns-repeated="1013"/>
          <table:table-cell table:style-name="ce12" table:number-columns-repeated="2"/>
        </table:table-row>
        <table:table-row table:style-name="ro1">
          <table:table-cell table:style-name="ce11" office:value-type="float" office:value="0.991338" calcext:value-type="float">
            <text:p>0.991338</text:p>
          </table:table-cell>
          <table:table-cell table:style-name="ce11" office:value-type="float" office:value="0.002653" calcext:value-type="float">
            <text:p>0.002653</text:p>
          </table:table-cell>
          <table:table-cell table:style-name="ce20" table:number-columns-repeated="5"/>
          <table:table-cell office:value-type="string" calcext:value-type="string">
            <text:p>Expension ratio2</text:p>
          </table:table-cell>
          <table:table-cell table:number-columns-repeated="5"/>
          <table:table-cell office:value-type="string" calcext:value-type="string">
            <text:p>Number of mesh out of boundary layer</text:p>
          </table:table-cell>
          <table:table-cell office:value-type="string" calcext:value-type="string">
            <text:p>Expansion ratio</text:p>
          </table:table-cell>
          <table:table-cell table:number-columns-repeated="1007"/>
          <table:table-cell table:style-name="ce12" table:number-columns-repeated="2"/>
        </table:table-row>
        <table:table-row table:style-name="ro1">
          <table:table-cell table:style-name="ce11" office:value-type="float" office:value="0.984631" calcext:value-type="float">
            <text:p>0.984631</text:p>
          </table:table-cell>
          <table:table-cell table:style-name="ce11" office:value-type="float" office:value="0.004682" calcext:value-type="float">
            <text:p>0.004682</text:p>
          </table:table-cell>
          <table:table-cell table:style-name="ce20" table:number-columns-repeated="5"/>
          <table:table-cell table:formula="of:=[.$E$5]/[.$B$2]*([.$O$16]-1)+1" office:value-type="float" office:value="1.0485" calcext:value-type="float">
            <text:p>1.0485</text:p>
          </table:table-cell>
          <table:table-cell table:formula="of:=LOG([.$O$16])/LOG([.$H$13])" office:value-type="float" office:value="74.039602915213" calcext:value-type="float">
            <text:p>74.039602915213</text:p>
          </table:table-cell>
          <table:table-cell table:number-columns-repeated="4"/>
          <table:table-cell table:formula="of:=ROUND(LOG([.O13])/LOG([.H11]))" office:value-type="float" office:value="31" calcext:value-type="float">
            <text:p>31</text:p>
          </table:table-cell>
          <table:table-cell table:formula="of:=[.D11]/[.H8]" office:value-type="float" office:value="9.0146488220659" calcext:value-type="float">
            <text:p>9.0146488220659</text:p>
          </table:table-cell>
          <table:table-cell table:number-columns-repeated="1007"/>
          <table:table-cell table:style-name="ce12" table:number-columns-repeated="2"/>
        </table:table-row>
        <table:table-row table:style-name="ro1">
          <table:table-cell table:style-name="ce11" office:value-type="float" office:value="0.976046" calcext:value-type="float">
            <text:p>0.976046</text:p>
          </table:table-cell>
          <table:table-cell table:style-name="ce11" office:value-type="float" office:value="0.007248" calcext:value-type="float">
            <text:p>0.007248</text:p>
          </table:table-cell>
          <table:table-cell table:style-name="ce20" table:number-columns-repeated="5"/>
          <table:table-cell office:value-type="string" calcext:value-type="string">
            <text:p>Expension ratio3</text:p>
          </table:table-cell>
          <table:table-cell table:number-columns-repeated="1014"/>
          <table:table-cell table:style-name="ce12" table:number-columns-repeated="2"/>
        </table:table-row>
        <table:table-row table:style-name="ro1">
          <table:table-cell table:style-name="ce11" office:value-type="float" office:value="0.965613" calcext:value-type="float">
            <text:p>0.965613</text:p>
          </table:table-cell>
          <table:table-cell table:style-name="ce11" office:value-type="float" office:value="0.010321" calcext:value-type="float">
            <text:p>0.010321</text:p>
          </table:table-cell>
          <table:table-cell table:style-name="ce20" table:number-columns-repeated="5"/>
          <table:table-cell table:formula="of:=[.D5]/[.G5]*([.O$22]-1)+1" office:value-type="float" office:value="1.0625" calcext:value-type="float">
            <text:p>1.0625</text:p>
          </table:table-cell>
          <table:table-cell table:formula="of:=LOG([.$O$22])/LOG([.$H$15])" office:value-type="float" office:value="20.6642603443961" calcext:value-type="float">
            <text:p>20.6642603443961</text:p>
          </table:table-cell>
          <table:table-cell table:number-columns-repeated="4"/>
          <table:table-cell office:value-type="string" calcext:value-type="string">
            <text:p>Nember of mesh at tail </text:p>
          </table:table-cell>
          <table:table-cell office:value-type="string" calcext:value-type="string">
            <text:p>Expansion ratio</text:p>
          </table:table-cell>
          <table:table-cell table:number-columns-repeated="1007"/>
          <table:table-cell table:style-name="ce12" table:number-columns-repeated="2"/>
        </table:table-row>
        <table:table-row table:style-name="ro1">
          <table:table-cell table:style-name="ce11" office:value-type="float" office:value="0.953367" calcext:value-type="float">
            <text:p>0.953367</text:p>
          </table:table-cell>
          <table:table-cell table:style-name="ce11" office:value-type="float" office:value="0.013863" calcext:value-type="float">
            <text:p>0.013863</text:p>
          </table:table-cell>
          <table:table-cell table:style-name="ce20" table:number-columns-repeated="5"/>
          <table:table-cell office:value-type="string" calcext:value-type="string">
            <text:p>Expension ratio4</text:p>
          </table:table-cell>
          <table:table-cell table:number-columns-repeated="5"/>
          <table:table-cell table:formula="of:=ROUND([.$I$13])" office:value-type="float" office:value="74" calcext:value-type="float">
            <text:p>74</text:p>
          </table:table-cell>
          <table:table-cell table:formula="of:=[.E11]/[.E5]" office:value-type="float" office:value="33.3333333333333" calcext:value-type="float">
            <text:p>33.3333333333333</text:p>
          </table:table-cell>
          <table:table-cell table:number-columns-repeated="1007"/>
          <table:table-cell table:style-name="ce12" table:number-columns-repeated="2"/>
        </table:table-row>
        <table:table-row table:style-name="ro1">
          <table:table-cell table:style-name="ce11" office:value-type="float" office:value="0.939351" calcext:value-type="float">
            <text:p>0.939351</text:p>
          </table:table-cell>
          <table:table-cell table:style-name="ce11" office:value-type="float" office:value="0.017833" calcext:value-type="float">
            <text:p>0.017833</text:p>
          </table:table-cell>
          <table:table-cell table:style-name="ce20" table:number-columns-repeated="5"/>
          <table:table-cell table:formula="of:=[.E5]/(1-[.$F$5])*([.O$24]-1)+1" office:value-type="float" office:value="1.00518134715026" calcext:value-type="float">
            <text:p>1.00518134715026</text:p>
          </table:table-cell>
          <table:table-cell table:formula="of:=LOG([.$O$24])/LOG([.$H$17])" office:value-type="float" office:value="29.8280901594278" calcext:value-type="float">
            <text:p>29.8280901594278</text:p>
          </table:table-cell>
          <table:table-cell table:number-columns-repeated="5"/>
          <table:table-cell office:value-type="string" calcext:value-type="string">
            <text:p>Expansion ratio at outlet</text:p>
          </table:table-cell>
          <table:table-cell table:number-columns-repeated="1007"/>
          <table:table-cell table:style-name="ce12" table:number-columns-repeated="2"/>
        </table:table-row>
        <table:table-row table:style-name="ro1">
          <table:table-cell table:style-name="ce11" office:value-type="float" office:value="0.923612" calcext:value-type="float">
            <text:p>0.923612</text:p>
          </table:table-cell>
          <table:table-cell table:style-name="ce11" office:value-type="float" office:value="0.022187" calcext:value-type="float">
            <text:p>0.022187</text:p>
          </table:table-cell>
          <table:table-cell table:style-name="ce20" table:number-columns-repeated="5"/>
          <table:table-cell table:number-columns-repeated="7"/>
          <table:table-cell table:formula="of:=[.F11]*[.O13]/[.E11]*([.N13]+[.N10])/[.N13]" office:value-type="float" office:value="13.9581659180375" calcext:value-type="float">
            <text:p>13.9581659180375</text:p>
          </table:table-cell>
          <table:table-cell table:number-columns-repeated="1007"/>
          <table:table-cell table:style-name="ce12" table:number-columns-repeated="2"/>
        </table:table-row>
        <table:table-row table:style-name="ro1">
          <table:table-cell table:style-name="ce11" office:value-type="float" office:value="0.906208" calcext:value-type="float">
            <text:p>0.906208</text:p>
          </table:table-cell>
          <table:table-cell table:style-name="ce11" office:value-type="float" office:value="0.026874" calcext:value-type="float">
            <text:p>0.026874</text:p>
          </table:table-cell>
          <table:table-cell table:style-name="ce20" table:number-columns-repeated="5"/>
          <table:table-cell table:number-columns-repeated="1015"/>
          <table:table-cell table:style-name="ce12" table:number-columns-repeated="2"/>
        </table:table-row>
        <table:table-row table:style-name="ro1">
          <table:table-cell table:style-name="ce11" office:value-type="float" office:value="0.887198" calcext:value-type="float">
            <text:p>0.887198</text:p>
          </table:table-cell>
          <table:table-cell table:style-name="ce11" office:value-type="float" office:value="0.031843" calcext:value-type="float">
            <text:p>0.031843</text:p>
          </table:table-cell>
          <table:table-cell table:style-name="ce20" table:number-columns-repeated="5"/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esh on Aifoil</text:p>
          </table:table-cell>
          <table:table-cell office:value-type="string" calcext:value-type="string">
            <text:p>Divide point (0.1→0.9)</text:p>
          </table:table-cell>
          <table:table-cell table:formula="of:=[.G5]" office:value-type="float" office:value="0.4" calcext:value-type="float">
            <text:p>0.4</text:p>
          </table:table-cell>
          <table:table-cell table:number-columns-repeated="1007"/>
          <table:table-cell table:style-name="ce12" table:number-columns-repeated="2"/>
        </table:table-row>
        <table:table-row table:style-name="ro1">
          <table:table-cell table:style-name="ce11" office:value-type="float" office:value="0.866653" calcext:value-type="float">
            <text:p>0.866653</text:p>
          </table:table-cell>
          <table:table-cell table:style-name="ce11" office:value-type="float" office:value="0.03704" calcext:value-type="float">
            <text:p>0.03704</text:p>
          </table:table-cell>
          <table:table-cell table:style-name="ce20" table:number-columns-repeated="5"/>
          <table:table-cell table:formula="of:=[.F11]^(1/([.N10]+[.N13])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umber of mesh in leading</text:p>
          </table:table-cell>
          <table:table-cell table:formula="of:=ROUND([.$I$15])" office:value-type="float" office:value="21" calcext:value-type="float">
            <text:p>21</text:p>
          </table:table-cell>
          <table:table-cell table:number-columns-repeated="1007"/>
          <table:table-cell table:style-name="ce12" table:number-columns-repeated="2"/>
        </table:table-row>
        <table:table-row table:style-name="ro1">
          <table:table-cell table:style-name="ce11" office:value-type="float" office:value="0.844647" calcext:value-type="float">
            <text:p>0.844647</text:p>
          </table:table-cell>
          <table:table-cell table:style-name="ce11" office:value-type="float" office:value="0.042411" calcext:value-type="float">
            <text:p>0.042411</text:p>
          </table:table-cell>
          <table:table-cell table:style-name="ce20" table:number-columns-repeated="5"/>
          <table:table-cell table:number-columns-repeated="6"/>
          <table:table-cell office:value-type="string" calcext:value-type="string">
            <text:p>Expansion ratio in leading</text:p>
          </table:table-cell>
          <table:table-cell table:formula="of:=[.F5]/[.D5]" office:value-type="float" office:value="3.5" calcext:value-type="float">
            <text:p>3.5</text:p>
          </table:table-cell>
          <table:table-cell table:number-columns-repeated="1007"/>
          <table:table-cell table:style-name="ce12" table:number-columns-repeated="2"/>
        </table:table-row>
        <table:table-row table:style-name="ro1">
          <table:table-cell table:style-name="ce11" office:value-type="float" office:value="0.82126" calcext:value-type="float">
            <text:p>0.82126</text:p>
          </table:table-cell>
          <table:table-cell table:style-name="ce11" office:value-type="float" office:value="0.047899" calcext:value-type="float">
            <text:p>0.047899</text:p>
          </table:table-cell>
          <table:table-cell table:style-name="ce20" table:number-columns-repeated="5"/>
          <table:table-cell table:number-columns-repeated="6"/>
          <table:table-cell office:value-type="string" calcext:value-type="string">
            <text:p>Number of mesh in trailing</text:p>
          </table:table-cell>
          <table:table-cell office:value-type="float" office:value="20" calcext:value-type="float">
            <text:p>20</text:p>
          </table:table-cell>
          <table:table-cell table:number-columns-repeated="1007"/>
          <table:table-cell table:style-name="ce12" table:number-columns-repeated="2"/>
        </table:table-row>
        <table:table-row table:style-name="ro1">
          <table:table-cell table:style-name="ce11" office:value-type="float" office:value="0.796579" calcext:value-type="float">
            <text:p>0.796579</text:p>
          </table:table-cell>
          <table:table-cell table:style-name="ce11" office:value-type="float" office:value="0.053449" calcext:value-type="float">
            <text:p>0.053449</text:p>
          </table:table-cell>
          <table:table-cell table:style-name="ce20" table:number-columns-repeated="5"/>
          <table:table-cell table:number-columns-repeated="6"/>
          <table:table-cell office:value-type="string" calcext:value-type="string">
            <text:p>Expansion ratio in trailing</text:p>
          </table:table-cell>
          <table:table-cell table:formula="of:=[.F5]/[.E5]" office:value-type="float" office:value="1.16666666666667" calcext:value-type="float">
            <text:p>1.16666666666667</text:p>
          </table:table-cell>
          <table:table-cell table:number-columns-repeated="1007"/>
          <table:table-cell table:style-name="ce12" table:number-columns-repeated="2"/>
        </table:table-row>
        <table:table-row table:style-name="ro1">
          <table:table-cell table:style-name="ce11" office:value-type="float" office:value="0.770697" calcext:value-type="float">
            <text:p>0.770697</text:p>
          </table:table-cell>
          <table:table-cell table:style-name="ce11" office:value-type="float" office:value="0.059005" calcext:value-type="float">
            <text:p>0.059005</text:p>
          </table:table-cell>
          <table:table-cell table:style-name="ce20" table:number-columns-repeated="5"/>
          <table:table-cell table:number-columns-repeated="1015"/>
          <table:table-cell table:style-name="ce12" table:number-columns-repeated="2"/>
        </table:table-row>
        <table:table-row table:style-name="ro1">
          <table:table-cell table:style-name="ce11" office:value-type="float" office:value="0.743712" calcext:value-type="float">
            <text:p>0.743712</text:p>
          </table:table-cell>
          <table:table-cell table:style-name="ce11" office:value-type="float" office:value="0.064511" calcext:value-type="float">
            <text:p>0.064511</text:p>
          </table:table-cell>
          <table:table-cell table:style-name="ce20" table:number-columns-repeated="5"/>
          <table:table-cell table:number-columns-repeated="1015"/>
          <table:table-cell table:style-name="ce12" table:number-columns-repeated="2"/>
        </table:table-row>
        <table:table-row table:style-name="ro1">
          <table:table-cell table:style-name="ce11" office:value-type="float" office:value="0.715726" calcext:value-type="float">
            <text:p>0.715726</text:p>
          </table:table-cell>
          <table:table-cell table:style-name="ce11" office:value-type="float" office:value="0.069913" calcext:value-type="float">
            <text:p>0.069913</text:p>
          </table:table-cell>
          <table:table-cell table:style-name="ce20" table:number-columns-repeated="5"/>
          <table:table-cell table:number-columns-repeated="1015"/>
          <table:table-cell table:style-name="ce12" table:number-columns-repeated="2"/>
        </table:table-row>
        <table:table-row table:style-name="ro1">
          <table:table-cell table:style-name="ce11" office:value-type="float" office:value="0.686848" calcext:value-type="float">
            <text:p>0.686848</text:p>
          </table:table-cell>
          <table:table-cell table:style-name="ce11" office:value-type="float" office:value="0.075158" calcext:value-type="float">
            <text:p>0.075158</text:p>
          </table:table-cell>
          <table:table-cell table:style-name="ce20" table:number-columns-repeated="5"/>
          <table:table-cell table:number-columns-repeated="6"/>
          <table:table-cell office:value-type="string" calcext:value-type="string">
            <text:p>Inlet expansion rario 1</text:p>
          </table:table-cell>
          <table:table-cell table:formula="of:=[.E5]/[.D11]" office:value-type="float" office:value="0.03" calcext:value-type="float">
            <text:p>0.03</text:p>
          </table:table-cell>
          <table:table-cell table:number-columns-repeated="1007"/>
          <table:table-cell table:style-name="ce12" table:number-columns-repeated="2"/>
        </table:table-row>
        <table:table-row table:style-name="ro1">
          <table:table-cell table:style-name="ce11" office:value-type="float" office:value="0.657189" calcext:value-type="float">
            <text:p>0.657189</text:p>
          </table:table-cell>
          <table:table-cell table:style-name="ce11" office:value-type="float" office:value="0.080194" calcext:value-type="float">
            <text:p>0.080194</text:p>
          </table:table-cell>
          <table:table-cell table:style-name="ce20" table:number-columns-repeated="5"/>
          <table:table-cell table:number-columns-repeated="6"/>
          <table:table-cell office:value-type="string" calcext:value-type="string">
            <text:p>Inlet expansion rario 2</text:p>
          </table:table-cell>
          <table:table-cell office:value-type="float" office:value="0.25" calcext:value-type="float">
            <text:p>0.25</text:p>
          </table:table-cell>
          <table:table-cell table:number-columns-repeated="1007"/>
          <table:table-cell table:style-name="ce12" table:number-columns-repeated="2"/>
        </table:table-row>
        <table:table-row table:style-name="ro1">
          <table:table-cell table:style-name="ce11" office:value-type="float" office:value="0.626866" calcext:value-type="float">
            <text:p>0.626866</text:p>
          </table:table-cell>
          <table:table-cell table:style-name="ce11" office:value-type="float" office:value="0.084971" calcext:value-type="float">
            <text:p>0.084971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595998" calcext:value-type="float">
            <text:p>0.595998</text:p>
          </table:table-cell>
          <table:table-cell table:style-name="ce11" office:value-type="float" office:value="0.089439" calcext:value-type="float">
            <text:p>0.089439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564709" calcext:value-type="float">
            <text:p>0.564709</text:p>
          </table:table-cell>
          <table:table-cell table:style-name="ce11" office:value-type="float" office:value="0.093554" calcext:value-type="float">
            <text:p>0.093554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533123" calcext:value-type="float">
            <text:p>0.533123</text:p>
          </table:table-cell>
          <table:table-cell table:style-name="ce11" office:value-type="float" office:value="0.097269" calcext:value-type="float">
            <text:p>0.097269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50137" calcext:value-type="float">
            <text:p>0.50137</text:p>
          </table:table-cell>
          <table:table-cell table:style-name="ce11" office:value-type="float" office:value="0.100545" calcext:value-type="float">
            <text:p>0.100545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469578" calcext:value-type="float">
            <text:p>0.469578</text:p>
          </table:table-cell>
          <table:table-cell table:style-name="ce11" office:value-type="float" office:value="0.103344" calcext:value-type="float">
            <text:p>0.103344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437879" calcext:value-type="float">
            <text:p>0.437879</text:p>
          </table:table-cell>
          <table:table-cell table:style-name="ce11" office:value-type="float" office:value="0.105631" calcext:value-type="float">
            <text:p>0.105631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406404" calcext:value-type="float">
            <text:p>0.406404</text:p>
          </table:table-cell>
          <table:table-cell table:style-name="ce11" office:value-type="float" office:value="0.107376" calcext:value-type="float">
            <text:p>0.107376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37482" calcext:value-type="float">
            <text:p>0.37482</text:p>
          </table:table-cell>
          <table:table-cell table:style-name="ce11" office:value-type="float" office:value="0.108468" calcext:value-type="float">
            <text:p>0.108468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343599" calcext:value-type="float">
            <text:p>0.343599</text:p>
          </table:table-cell>
          <table:table-cell table:style-name="ce11" office:value-type="float" office:value="0.108714" calcext:value-type="float">
            <text:p>0.108714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313001" calcext:value-type="float">
            <text:p>0.313001</text:p>
          </table:table-cell>
          <table:table-cell table:style-name="ce11" office:value-type="float" office:value="0.10811" calcext:value-type="float">
            <text:p>0.10811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283167" calcext:value-type="float">
            <text:p>0.283167</text:p>
          </table:table-cell>
          <table:table-cell table:style-name="ce11" office:value-type="float" office:value="0.10667" calcext:value-type="float">
            <text:p>0.10667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254236" calcext:value-type="float">
            <text:p>0.254236</text:p>
          </table:table-cell>
          <table:table-cell table:style-name="ce11" office:value-type="float" office:value="0.104416" calcext:value-type="float">
            <text:p>0.104416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226341" calcext:value-type="float">
            <text:p>0.226341</text:p>
          </table:table-cell>
          <table:table-cell table:style-name="ce11" office:value-type="float" office:value="0.101384" calcext:value-type="float">
            <text:p>0.101384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19961" calcext:value-type="float">
            <text:p>0.19961</text:p>
          </table:table-cell>
          <table:table-cell table:style-name="ce11" office:value-type="float" office:value="0.097618" calcext:value-type="float">
            <text:p>0.097618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174166" calcext:value-type="float">
            <text:p>0.174166</text:p>
          </table:table-cell>
          <table:table-cell table:style-name="ce11" office:value-type="float" office:value="0.093172" calcext:value-type="float">
            <text:p>0.093172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150121" calcext:value-type="float">
            <text:p>0.150121</text:p>
          </table:table-cell>
          <table:table-cell table:style-name="ce11" office:value-type="float" office:value="0.088108" calcext:value-type="float">
            <text:p>0.088108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127583" calcext:value-type="float">
            <text:p>0.127583</text:p>
          </table:table-cell>
          <table:table-cell table:style-name="ce11" office:value-type="float" office:value="0.082496" calcext:value-type="float">
            <text:p>0.082496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106649" calcext:value-type="float">
            <text:p>0.106649</text:p>
          </table:table-cell>
          <table:table-cell table:style-name="ce11" office:value-type="float" office:value="0.07641" calcext:value-type="float">
            <text:p>0.07641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087405" calcext:value-type="float">
            <text:p>0.087405</text:p>
          </table:table-cell>
          <table:table-cell table:style-name="ce11" office:value-type="float" office:value="0.06993" calcext:value-type="float">
            <text:p>0.06993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069929" calcext:value-type="float">
            <text:p>0.069929</text:p>
          </table:table-cell>
          <table:table-cell table:style-name="ce11" office:value-type="float" office:value="0.063138" calcext:value-type="float">
            <text:p>0.063138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054289" calcext:value-type="float">
            <text:p>0.054289</text:p>
          </table:table-cell>
          <table:table-cell table:style-name="ce11" office:value-type="float" office:value="0.056114" calcext:value-type="float">
            <text:p>0.056114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04054" calcext:value-type="float">
            <text:p>0.04054</text:p>
          </table:table-cell>
          <table:table-cell table:style-name="ce11" office:value-type="float" office:value="0.048938" calcext:value-type="float">
            <text:p>0.048938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028731" calcext:value-type="float">
            <text:p>0.028731</text:p>
          </table:table-cell>
          <table:table-cell table:style-name="ce11" office:value-type="float" office:value="0.041689" calcext:value-type="float">
            <text:p>0.041689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018897" calcext:value-type="float">
            <text:p>0.018897</text:p>
          </table:table-cell>
          <table:table-cell table:style-name="ce11" office:value-type="float" office:value="0.034435" calcext:value-type="float">
            <text:p>0.034435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011066" calcext:value-type="float">
            <text:p>0.011066</text:p>
          </table:table-cell>
          <table:table-cell table:style-name="ce11" office:value-type="float" office:value="0.027241" calcext:value-type="float">
            <text:p>0.027241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005256" calcext:value-type="float">
            <text:p>0.005256</text:p>
          </table:table-cell>
          <table:table-cell table:style-name="ce11" office:value-type="float" office:value="0.020161" calcext:value-type="float">
            <text:p>0.020161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001476" calcext:value-type="float">
            <text:p>0.001476</text:p>
          </table:table-cell>
          <table:table-cell table:style-name="ce11" office:value-type="float" office:value="0.013241" calcext:value-type="float">
            <text:p>0.013241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-0.000274" calcext:value-type="float">
            <text:p>-0.000274</text:p>
          </table:table-cell>
          <table:table-cell table:style-name="ce11" office:value-type="float" office:value="0.006513" calcext:value-type="float">
            <text:p>0.006513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number-columns-repeated="2" table:style-name="ce11" office:value-type="float" office:value="0" calcext:value-type="float">
            <text:p>0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002247" calcext:value-type="float">
            <text:p>0.002247</text:p>
          </table:table-cell>
          <table:table-cell table:style-name="ce11" office:value-type="float" office:value="-0.006119" calcext:value-type="float">
            <text:p>-0.006119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006409" calcext:value-type="float">
            <text:p>0.006409</text:p>
          </table:table-cell>
          <table:table-cell table:style-name="ce11" office:value-type="float" office:value="-0.011672" calcext:value-type="float">
            <text:p>-0.011672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012457" calcext:value-type="float">
            <text:p>0.012457</text:p>
          </table:table-cell>
          <table:table-cell table:style-name="ce11" office:value-type="float" office:value="-0.016658" calcext:value-type="float">
            <text:p>-0.016658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020351" calcext:value-type="float">
            <text:p>0.020351</text:p>
          </table:table-cell>
          <table:table-cell table:style-name="ce11" office:value-type="float" office:value="-0.021081" calcext:value-type="float">
            <text:p>-0.021081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030046" calcext:value-type="float">
            <text:p>0.030046</text:p>
          </table:table-cell>
          <table:table-cell table:style-name="ce11" office:value-type="float" office:value="-0.024945" calcext:value-type="float">
            <text:p>-0.024945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041493" calcext:value-type="float">
            <text:p>0.041493</text:p>
          </table:table-cell>
          <table:table-cell table:style-name="ce11" office:value-type="float" office:value="-0.02826" calcext:value-type="float">
            <text:p>-0.02826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054633" calcext:value-type="float">
            <text:p>0.054633</text:p>
          </table:table-cell>
          <table:table-cell table:style-name="ce11" office:value-type="float" office:value="-0.031036" calcext:value-type="float">
            <text:p>-0.031036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069404" calcext:value-type="float">
            <text:p>0.069404</text:p>
          </table:table-cell>
          <table:table-cell table:style-name="ce11" office:value-type="float" office:value="-0.033287" calcext:value-type="float">
            <text:p>-0.033287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085743" calcext:value-type="float">
            <text:p>0.085743</text:p>
          </table:table-cell>
          <table:table-cell table:style-name="ce11" office:value-type="float" office:value="-0.035032" calcext:value-type="float">
            <text:p>-0.035032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103578" calcext:value-type="float">
            <text:p>0.103578</text:p>
          </table:table-cell>
          <table:table-cell table:style-name="ce11" office:value-type="float" office:value="-0.036293" calcext:value-type="float">
            <text:p>-0.036293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122838" calcext:value-type="float">
            <text:p>0.122838</text:p>
          </table:table-cell>
          <table:table-cell table:style-name="ce11" office:value-type="float" office:value="-0.037096" calcext:value-type="float">
            <text:p>-0.037096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143448" calcext:value-type="float">
            <text:p>0.143448</text:p>
          </table:table-cell>
          <table:table-cell table:style-name="ce11" office:value-type="float" office:value="-0.037472" calcext:value-type="float">
            <text:p>-0.037472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165332" calcext:value-type="float">
            <text:p>0.165332</text:p>
          </table:table-cell>
          <table:table-cell table:style-name="ce11" office:value-type="float" office:value="-0.037456" calcext:value-type="float">
            <text:p>-0.037456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18841" calcext:value-type="float">
            <text:p>0.18841</text:p>
          </table:table-cell>
          <table:table-cell table:style-name="ce11" office:value-type="float" office:value="-0.037089" calcext:value-type="float">
            <text:p>-0.037089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212604" calcext:value-type="float">
            <text:p>0.212604</text:p>
          </table:table-cell>
          <table:table-cell table:style-name="ce11" office:value-type="float" office:value="-0.036415" calcext:value-type="float">
            <text:p>-0.036415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237832" calcext:value-type="float">
            <text:p>0.237832</text:p>
          </table:table-cell>
          <table:table-cell table:style-name="ce11" office:value-type="float" office:value="-0.035481" calcext:value-type="float">
            <text:p>-0.035481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26401" calcext:value-type="float">
            <text:p>0.26401</text:p>
          </table:table-cell>
          <table:table-cell table:style-name="ce11" office:value-type="float" office:value="-0.034339" calcext:value-type="float">
            <text:p>-0.034339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291053" calcext:value-type="float">
            <text:p>0.291053</text:p>
          </table:table-cell>
          <table:table-cell table:style-name="ce11" office:value-type="float" office:value="-0.033042" calcext:value-type="float">
            <text:p>-0.033042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318875" calcext:value-type="float">
            <text:p>0.318875</text:p>
          </table:table-cell>
          <table:table-cell table:style-name="ce11" office:value-type="float" office:value="-0.031644" calcext:value-type="float">
            <text:p>-0.031644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347385" calcext:value-type="float">
            <text:p>0.347385</text:p>
          </table:table-cell>
          <table:table-cell table:style-name="ce11" office:value-type="float" office:value="-0.0302" calcext:value-type="float">
            <text:p>-0.0302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37649" calcext:value-type="float">
            <text:p>0.37649</text:p>
          </table:table-cell>
          <table:table-cell table:style-name="ce11" office:value-type="float" office:value="-0.028765" calcext:value-type="float">
            <text:p>-0.028765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406215" calcext:value-type="float">
            <text:p>0.406215</text:p>
          </table:table-cell>
          <table:table-cell table:style-name="ce11" office:value-type="float" office:value="-0.027385" calcext:value-type="float">
            <text:p>-0.027385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436788" calcext:value-type="float">
            <text:p>0.436788</text:p>
          </table:table-cell>
          <table:table-cell table:style-name="ce11" office:value-type="float" office:value="-0.02594" calcext:value-type="float">
            <text:p>-0.02594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467631" calcext:value-type="float">
            <text:p>0.467631</text:p>
          </table:table-cell>
          <table:table-cell table:style-name="ce11" office:value-type="float" office:value="-0.02439" calcext:value-type="float">
            <text:p>-0.02439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49863" calcext:value-type="float">
            <text:p>0.49863</text:p>
          </table:table-cell>
          <table:table-cell table:style-name="ce11" office:value-type="float" office:value="-0.022768" calcext:value-type="float">
            <text:p>-0.022768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529667" calcext:value-type="float">
            <text:p>0.529667</text:p>
          </table:table-cell>
          <table:table-cell table:style-name="ce11" office:value-type="float" office:value="-0.021106" calcext:value-type="float">
            <text:p>-0.021106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560624" calcext:value-type="float">
            <text:p>0.560624</text:p>
          </table:table-cell>
          <table:table-cell table:style-name="ce11" office:value-type="float" office:value="-0.019434" calcext:value-type="float">
            <text:p>-0.019434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591383" calcext:value-type="float">
            <text:p>0.591383</text:p>
          </table:table-cell>
          <table:table-cell table:style-name="ce11" office:value-type="float" office:value="-0.017776" calcext:value-type="float">
            <text:p>-0.017776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621824" calcext:value-type="float">
            <text:p>0.621824</text:p>
          </table:table-cell>
          <table:table-cell table:style-name="ce11" office:value-type="float" office:value="-0.016155" calcext:value-type="float">
            <text:p>-0.016155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651828" calcext:value-type="float">
            <text:p>0.651828</text:p>
          </table:table-cell>
          <table:table-cell table:style-name="ce11" office:value-type="float" office:value="-0.014589" calcext:value-type="float">
            <text:p>-0.014589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681277" calcext:value-type="float">
            <text:p>0.681277</text:p>
          </table:table-cell>
          <table:table-cell table:style-name="ce11" office:value-type="float" office:value="-0.01309" calcext:value-type="float">
            <text:p>-0.01309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710053" calcext:value-type="float">
            <text:p>0.710053</text:p>
          </table:table-cell>
          <table:table-cell table:style-name="ce11" office:value-type="float" office:value="-0.011669" calcext:value-type="float">
            <text:p>-0.011669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738042" calcext:value-type="float">
            <text:p>0.738042</text:p>
          </table:table-cell>
          <table:table-cell table:style-name="ce11" office:value-type="float" office:value="-0.010332" calcext:value-type="float">
            <text:p>-0.010332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76513" calcext:value-type="float">
            <text:p>0.76513</text:p>
          </table:table-cell>
          <table:table-cell table:style-name="ce11" office:value-type="float" office:value="-0.009085" calcext:value-type="float">
            <text:p>-0.009085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791206" calcext:value-type="float">
            <text:p>0.791206</text:p>
          </table:table-cell>
          <table:table-cell table:style-name="ce11" office:value-type="float" office:value="-0.007927" calcext:value-type="float">
            <text:p>-0.007927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816164" calcext:value-type="float">
            <text:p>0.816164</text:p>
          </table:table-cell>
          <table:table-cell table:style-name="ce11" office:value-type="float" office:value="-0.006859" calcext:value-type="float">
            <text:p>-0.006859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839901" calcext:value-type="float">
            <text:p>0.839901</text:p>
          </table:table-cell>
          <table:table-cell table:style-name="ce11" office:value-type="float" office:value="-0.005879" calcext:value-type="float">
            <text:p>-0.005879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862316" calcext:value-type="float">
            <text:p>0.862316</text:p>
          </table:table-cell>
          <table:table-cell table:style-name="ce11" office:value-type="float" office:value="-0.004983" calcext:value-type="float">
            <text:p>-0.004983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883315" calcext:value-type="float">
            <text:p>0.883315</text:p>
          </table:table-cell>
          <table:table-cell table:style-name="ce11" office:value-type="float" office:value="-0.00417" calcext:value-type="float">
            <text:p>-0.00417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902809" calcext:value-type="float">
            <text:p>0.902809</text:p>
          </table:table-cell>
          <table:table-cell table:style-name="ce11" office:value-type="float" office:value="-0.003435" calcext:value-type="float">
            <text:p>-0.003435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920716" calcext:value-type="float">
            <text:p>0.920716</text:p>
          </table:table-cell>
          <table:table-cell table:style-name="ce11" office:value-type="float" office:value="-0.002777" calcext:value-type="float">
            <text:p>-0.002777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936956" calcext:value-type="float">
            <text:p>0.936956</text:p>
          </table:table-cell>
          <table:table-cell table:style-name="ce11" office:value-type="float" office:value="-0.002191" calcext:value-type="float">
            <text:p>-0.002191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95146" calcext:value-type="float">
            <text:p>0.95146</text:p>
          </table:table-cell>
          <table:table-cell table:style-name="ce11" office:value-type="float" office:value="-0.001676" calcext:value-type="float">
            <text:p>-0.001676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964163" calcext:value-type="float">
            <text:p>0.964163</text:p>
          </table:table-cell>
          <table:table-cell table:style-name="ce11" office:value-type="float" office:value="-0.001232" calcext:value-type="float">
            <text:p>-0.001232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97501" calcext:value-type="float">
            <text:p>0.97501</text:p>
          </table:table-cell>
          <table:table-cell table:style-name="ce11" office:value-type="float" office:value="-0.000856" calcext:value-type="float">
            <text:p>-0.000856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983952" calcext:value-type="float">
            <text:p>0.983952</text:p>
          </table:table-cell>
          <table:table-cell table:style-name="ce11" office:value-type="float" office:value="-0.000548" calcext:value-type="float">
            <text:p>-0.000548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990949" calcext:value-type="float">
            <text:p>0.990949</text:p>
          </table:table-cell>
          <table:table-cell table:style-name="ce11" office:value-type="float" office:value="-0.000308" calcext:value-type="float">
            <text:p>-0.000308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99597" calcext:value-type="float">
            <text:p>0.99597</text:p>
          </table:table-cell>
          <table:table-cell table:style-name="ce11" office:value-type="float" office:value="-0.000137" calcext:value-type="float">
            <text:p>-0.000137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0.998991" calcext:value-type="float">
            <text:p>0.998991</text:p>
          </table:table-cell>
          <table:table-cell table:style-name="ce11" office:value-type="float" office:value="-0.000034" calcext:value-type="float">
            <text:p>-3.4E-05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0"/>
          <table:table-cell table:number-columns-repeated="1019"/>
          <table:table-cell table:style-name="ce12" table:number-columns-repeated="2"/>
        </table:table-row>
        <table:table-row table:style-name="ro1" table:visibility="collapse" table:number-rows-repeated="1048466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blockMesh" table:style-name="ta2">
        <table:table-column table:style-name="co10" table:number-columns-repeated="18" table:default-cell-style-name="ce12"/>
        <table:table-column table:style-name="co10" table:visibility="collapse" table:number-columns-repeated="1006" table:default-cell-style-name="ce12"/>
        <table:table-row table:style-name="ro1">
          <table:table-cell office:value-type="string" calcext:value-type="string">
            <text:p>/*--------------------------------*Thien Phan*-------------------------------*\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 ========= <text:s text:c="16"/>| <text:s text:c="48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 \\ <text:s text:c="5"/>/ <text:s/>F ield <text:s text:c="8"/>| OpenFOAM: phanquocthien.org <text:s text:c="20"/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 <text:s/>\\ <text:s text:c="3"/>/ <text:s text:c="2"/>O peration <text:s text:c="4"/>| Files are generated by Thien Phan <text:s text:c="14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 <text:s text:c="2"/>\\ <text:s/>/ <text:s text:c="3"/>A nd <text:s text:c="10"/>| Web: <text:s text:c="5"/>www.OpenFOAM.com <text:s text:c="21"/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 <text:s text:c="3"/>\\/ <text:s text:c="4"/>M anipulation <text:s/>| <text:s text:c="8"/>PhanQuocThien@gmail.com <text:s text:c="16"/>|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\*---------------------------------------------------------------------------*/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amF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{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version <text:s text:c="4"/>2.0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format <text:s text:c="5"/>ascii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class <text:s text:c="6"/>dictionary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object <text:s text:c="5"/>blockMeshDic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// * * * * * * * * * * * * * * * * * * * * * * * * * * * * * * * * * * * * * //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vertToMeters</text:p>
          </table:table-cell>
          <table:table-cell table:formula="of:=[$Input.E2]"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et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{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erti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table:formula="of:=[$Input.A2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-[.D26]+1" office:value-type="float" office:value="-11" calcext:value-type="float">
            <text:p>-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$Input.D2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8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table:formula="of:=[.D26]" office:value-type="float" office:value="12" calcext:value-type="float">
            <text:p>12</text:p>
          </table:table-cell>
          <table:table-cell table:formula="of:=[.E29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7]"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table:formula="of:=[.E30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B2]+1" office:value-type="float" office:value="21" calcext:value-type="float">
            <text:p>21</text:p>
          </table:table-cell>
          <table:table-cell table:formula="of:=SIN(PI()/180*[$Input.C2])*[.C32]" office:value-type="float" office:value="1.83027059770082" calcext:value-type="float">
            <text:p>1.830270597700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2]" office:value-type="float" office:value="21" calcext:value-type="float">
            <text:p>21</text:p>
          </table:table-cell>
          <table:table-cell table:formula="of:=[.D26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3]" office:value-type="float" office:value="21" calcext:value-type="float">
            <text:p>21</text:p>
          </table:table-cell>
          <table:table-cell table:formula="of:=[.D32]" office:value-type="float" office:value="1.83027059770082" calcext:value-type="float">
            <text:p>1.83027059770082</text:p>
          </table:table-cell>
          <table:table-cell table:formula="of:=[.E31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4]" office:value-type="float" office:value="21" calcext:value-type="float">
            <text:p>21</text:p>
          </table:table-cell>
          <table:table-cell table:formula="of:=[.D33]" office:value-type="float" office:value="12" calcext:value-type="float">
            <text:p>12</text:p>
          </table:table-cell>
          <table:table-cell table:formula="of:=[.E34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table:formula="of:=-[.D35]"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table:formula="of:=[.D36]" office:value-type="float" office:value="-12" calcext:value-type="float">
            <text:p>-12</text:p>
          </table:table-cell>
          <table:table-cell table:formula="of:=[.E35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5]" office:value-type="float" office:value="21" calcext:value-type="float">
            <text:p>21</text:p>
          </table:table-cell>
          <table:table-cell table:formula="of:=[.D37]"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8]" office:value-type="float" office:value="21" calcext:value-type="float">
            <text:p>21</text:p>
          </table:table-cell>
          <table:table-cell table:formula="of:=[.D38]" office:value-type="float" office:value="-12" calcext:value-type="float">
            <text:p>-12</text:p>
          </table:table-cell>
          <table:table-cell table:formula="of:=[.E35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39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)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loc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(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)</text:p>
          </table:table-cell>
          <table:table-cell office:value-type="string" calcext:value-type="string">
            <text:p>(</text:p>
          </table:table-cell>
          <table:table-cell table:formula="of:=[Input.$O$21]+[Input.$O$23]" office:value-type="float" office:value="41" calcext:value-type="float">
            <text:p>41</text:p>
          </table:table-cell>
          <table:table-cell table:formula="of:=[Input.$N$10]+[Input.$N$13]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block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edgeGrad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//</text:p>
          </table:table-cell>
          <table:table-cell office:value-type="string" calcext:value-type="string">
            <text:p>x-direction</text:p>
          </table:table-cell>
          <table:table-cell office:value-type="string" calcext:value-type="string">
            <text:p>expansion</text:p>
          </table:table-cell>
          <table:table-cell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</text:p>
          </table:table-cell>
          <table:table-cell table:formula="of:=[Input.$O$20]" office:value-type="float" office:value="0.4" calcext:value-type="float">
            <text:p>0.4</text:p>
          </table:table-cell>
          <table:table-cell table:formula="of:=[Input.$O$21]/([Input.$O$21]+[Input.$O$23])" office:value-type="float" office:value="0.51219512195122" calcext:value-type="float">
            <text:p>0.51219512195122</text:p>
          </table:table-cell>
          <table:table-cell table:formula="of:=[Input.$O$22]" office:value-type="float" office:value="3.5" calcext:value-type="float">
            <text:p>3.5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</text:p>
          </table:table-cell>
          <table:table-cell table:formula="of:=1-[.B53]" office:value-type="float" office:value="0.6" calcext:value-type="float">
            <text:p>0.6</text:p>
          </table:table-cell>
          <table:table-cell table:formula="of:=1-[.C53]" office:value-type="float" office:value="0.487804878048781" calcext:value-type="float">
            <text:p>0.487804878048781</text:p>
          </table:table-cell>
          <table:table-cell table:formula="of:=1/[Input.$O$24]" office:value-type="float" office:value="0.857142857142857" calcext:value-type="float">
            <text:p>0.857142857142857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table:formula="of:=[Input.$O$28]" office:value-type="float" office:value="0.03" calcext:value-type="float">
            <text:p>0.03</text:p>
          </table:table-cell>
          <table:table-cell table:formula="of:=[.B56]" office:value-type="float" office:value="0.03" calcext:value-type="float">
            <text:p>0.0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</text:p>
          </table:table-cell>
          <table:table-cell table:formula="of:=[Input.$O$20]" office:value-type="float" office:value="0.4" calcext:value-type="float">
            <text:p>0.4</text:p>
          </table:table-cell>
          <table:table-cell table:formula="of:=[Input.$O$21]/([Input.$O$21]+[Input.$O$23])" office:value-type="float" office:value="0.51219512195122" calcext:value-type="float">
            <text:p>0.51219512195122</text:p>
          </table:table-cell>
          <table:table-cell table:formula="of:=[Input.$O$22]" office:value-type="float" office:value="3.5" calcext:value-type="float">
            <text:p>3.5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</text:p>
          </table:table-cell>
          <table:table-cell table:formula="of:=1-[.B58]" office:value-type="float" office:value="0.6" calcext:value-type="float">
            <text:p>0.6</text:p>
          </table:table-cell>
          <table:table-cell table:formula="of:=1-[.C58]" office:value-type="float" office:value="0.487804878048781" calcext:value-type="float">
            <text:p>0.487804878048781</text:p>
          </table:table-cell>
          <table:table-cell table:formula="of:=1/[Input.$O$24]" office:value-type="float" office:value="0.857142857142857" calcext:value-type="float">
            <text:p>0.857142857142857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//</text:p>
          </table:table-cell>
          <table:table-cell office:value-type="string" calcext:value-type="string">
            <text:p>y-direction</text:p>
          </table:table-cell>
          <table:table-cell office:value-type="string" calcext:value-type="string">
            <text:p>expansion</text:p>
          </table:table-cell>
          <table:table-cell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</text:p>
          </table:table-cell>
          <table:table-cell table:formula="of:=[Input.$M$10]/[Input.$A$2]" office:value-type="float" office:value="0.0416666666666667" calcext:value-type="float">
            <text:p>0.041666666666667</text:p>
          </table:table-cell>
          <table:table-cell table:formula="of:=[Input.$N$10]/([Input.$N$13]+[Input.$N$10])" office:value-type="float" office:value="0.354166666666667" calcext:value-type="float">
            <text:p>0.354166666666667</text:p>
          </table:table-cell>
          <table:table-cell table:formula="of:=[Input.$O$10]" office:value-type="float" office:value="22.1861110674044" calcext:value-type="float">
            <text:p>22.1861110674044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</text:p>
          </table:table-cell>
          <table:table-cell table:formula="of:=1-[.B63]" office:value-type="float" office:value="0.958333333333333" calcext:value-type="float">
            <text:p>0.958333333333333</text:p>
          </table:table-cell>
          <table:table-cell table:formula="of:=1-[.C63]" office:value-type="float" office:value="0.645833333333333" calcext:value-type="float">
            <text:p>0.645833333333333</text:p>
          </table:table-cell>
          <table:table-cell table:formula="of:=[Input.$O$13]" office:value-type="float" office:value="9.0146488220659" calcext:value-type="float">
            <text:p>9.0146488220659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</text:p>
          </table:table-cell>
          <table:table-cell table:formula="of:=[Input.$M$10]/[Input.$A$2]" office:value-type="float" office:value="0.0416666666666667" calcext:value-type="float">
            <text:p>0.041666666666667</text:p>
          </table:table-cell>
          <table:table-cell table:formula="of:=[Input.$N$10]/([Input.$N$13]+[Input.$N$10])" office:value-type="float" office:value="0.354166666666667" calcext:value-type="float">
            <text:p>0.354166666666667</text:p>
          </table:table-cell>
          <table:table-cell table:formula="of:=[Input.$O$10]" office:value-type="float" office:value="22.1861110674044" calcext:value-type="float">
            <text:p>22.1861110674044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</text:p>
          </table:table-cell>
          <table:table-cell table:formula="of:=1-[.B67]" office:value-type="float" office:value="0.958333333333333" calcext:value-type="float">
            <text:p>0.958333333333333</text:p>
          </table:table-cell>
          <table:table-cell table:formula="of:=1-[.C67]" office:value-type="float" office:value="0.645833333333333" calcext:value-type="float">
            <text:p>0.645833333333333</text:p>
          </table:table-cell>
          <table:table-cell table:formula="of:=[Input.$O$13]" office:value-type="float" office:value="9.0146488220659" calcext:value-type="float">
            <text:p>9.0146488220659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</text:p>
          </table:table-cell>
          <table:table-cell table:formula="of:=[Input.$M$10]/[Input.$A$2]" office:value-type="float" office:value="0.0416666666666667" calcext:value-type="float">
            <text:p>0.041666666666667</text:p>
          </table:table-cell>
          <table:table-cell table:formula="of:=[Input.$N$10]/([Input.$N$13]+[Input.$N$10])" office:value-type="float" office:value="0.354166666666667" calcext:value-type="float">
            <text:p>0.354166666666667</text:p>
          </table:table-cell>
          <table:table-cell table:formula="of:=[Input.$O$10]" office:value-type="float" office:value="22.1861110674044" calcext:value-type="float">
            <text:p>22.1861110674044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</text:p>
          </table:table-cell>
          <table:table-cell table:formula="of:=1-[.B71]" office:value-type="float" office:value="0.958333333333333" calcext:value-type="float">
            <text:p>0.958333333333333</text:p>
          </table:table-cell>
          <table:table-cell table:formula="of:=1-[.C71]" office:value-type="float" office:value="0.645833333333333" calcext:value-type="float">
            <text:p>0.645833333333333</text:p>
          </table:table-cell>
          <table:table-cell table:formula="of:=[Input.$O$13]" office:value-type="float" office:value="9.0146488220659" calcext:value-type="float">
            <text:p>9.0146488220659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</text:p>
          </table:table-cell>
          <table:table-cell table:formula="of:=[Input.$M$10]/[Input.$A$2]" office:value-type="float" office:value="0.0416666666666667" calcext:value-type="float">
            <text:p>0.041666666666667</text:p>
          </table:table-cell>
          <table:table-cell table:formula="of:=[Input.$N$10]/([Input.$N$13]+[Input.$N$10])" office:value-type="float" office:value="0.354166666666667" calcext:value-type="float">
            <text:p>0.354166666666667</text:p>
          </table:table-cell>
          <table:table-cell table:formula="of:=[Input.$O$10]" office:value-type="float" office:value="22.1861110674044" calcext:value-type="float">
            <text:p>22.1861110674044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</text:p>
          </table:table-cell>
          <table:table-cell table:formula="of:=1-[.B75]" office:value-type="float" office:value="0.958333333333333" calcext:value-type="float">
            <text:p>0.958333333333333</text:p>
          </table:table-cell>
          <table:table-cell table:formula="of:=1-[.C75]" office:value-type="float" office:value="0.645833333333333" calcext:value-type="float">
            <text:p>0.645833333333333</text:p>
          </table:table-cell>
          <table:table-cell table:formula="of:=[Input.$O$13]" office:value-type="float" office:value="9.0146488220659" calcext:value-type="float">
            <text:p>9.0146488220659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//</text:p>
          </table:table-cell>
          <table:table-cell office:value-type="string" calcext:value-type="string">
            <text:p>z-direction</text:p>
          </table:table-cell>
          <table:table-cell office:value-type="string" calcext:value-type="string">
            <text:p>expansion</text:p>
          </table:table-cell>
          <table:table-cell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(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)</text:p>
          </table:table-cell>
          <table:table-cell office:value-type="string" calcext:value-type="string">
            <text:p>(</text:p>
          </table:table-cell>
          <table:table-cell table:formula="of:=[Input.$N$16]" office:value-type="float" office:value="74" calcext:value-type="float">
            <text:p>74</text:p>
          </table:table-cell>
          <table:table-cell table:formula="of:=[.$M$48]" office:value-type="float" office:value="48" calcext:value-type="float">
            <text:p>48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//block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dgeGrad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//</text:p>
          </table:table-cell>
          <table:table-cell office:value-type="string" calcext:value-type="string">
            <text:p>x-direction</text:p>
          </table:table-cell>
          <table:table-cell office:value-type="string" calcext:value-type="string">
            <text:p>expansion</text:p>
          </table:table-cell>
          <table:table-cell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/>
          <table:table-cell table:formula="of:=[Input.$O$16]" office:value-type="float" office:value="33.3333333333333" calcext:value-type="float">
            <text:p>33.3333333333333</text:p>
          </table:table-cell>
          <table:table-cell table:formula="of:=[Input.$O$16]" office:value-type="float" office:value="33.3333333333333" calcext:value-type="float">
            <text:p>33.3333333333333</text:p>
          </table:table-cell>
          <table:table-cell table:formula="of:=[Input.$O$16]" office:value-type="float" office:value="33.3333333333333" calcext:value-type="float">
            <text:p>33.3333333333333</text:p>
          </table:table-cell>
          <table:table-cell table:formula="of:=[Input.$O$16]" office:value-type="float" office:value="33.3333333333333" calcext:value-type="float">
            <text:p>33.333333333333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//</text:p>
          </table:table-cell>
          <table:table-cell office:value-type="string" calcext:value-type="string">
            <text:p>y-direction</text:p>
          </table:table-cell>
          <table:table-cell office:value-type="string" calcext:value-type="string">
            <text:p>expansion</text:p>
          </table:table-cell>
          <table:table-cell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</text:p>
          </table:table-cell>
          <table:table-cell table:formula="of:=[Input.$M$10]/[Input.$A$2]" office:value-type="float" office:value="0.0416666666666667" calcext:value-type="float">
            <text:p>0.041666666666667</text:p>
          </table:table-cell>
          <table:table-cell table:formula="of:=[Input.$N$10]/([Input.$N$13]+[Input.$N$10])" office:value-type="float" office:value="0.354166666666667" calcext:value-type="float">
            <text:p>0.354166666666667</text:p>
          </table:table-cell>
          <table:table-cell table:formula="of:=[Input.$O$10]" office:value-type="float" office:value="22.1861110674044" calcext:value-type="float">
            <text:p>22.1861110674044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</text:p>
          </table:table-cell>
          <table:table-cell table:formula="of:=1-[.B90]" office:value-type="float" office:value="0.958333333333333" calcext:value-type="float">
            <text:p>0.958333333333333</text:p>
          </table:table-cell>
          <table:table-cell table:formula="of:=1-[.C90]" office:value-type="float" office:value="0.645833333333333" calcext:value-type="float">
            <text:p>0.645833333333333</text:p>
          </table:table-cell>
          <table:table-cell table:formula="of:=[Input.$O$13]" office:value-type="float" office:value="9.0146488220659" calcext:value-type="float">
            <text:p>9.0146488220659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table:formula="of:=[Input.$O$18]" office:value-type="float" office:value="13.9581659180375" calcext:value-type="float">
            <text:p>13.9581659180375</text:p>
          </table:table-cell>
          <table:table-cell table:formula="of:=[Input.$O$18]" office:value-type="float" office:value="13.9581659180375" calcext:value-type="float">
            <text:p>13.958165918037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</text:p>
          </table:table-cell>
          <table:table-cell table:formula="of:=[Input.$M$10]/[Input.$A$2]" office:value-type="float" office:value="0.0416666666666667" calcext:value-type="float">
            <text:p>0.041666666666667</text:p>
          </table:table-cell>
          <table:table-cell table:formula="of:=[Input.$N$10]/([Input.$N$13]+[Input.$N$10])" office:value-type="float" office:value="0.354166666666667" calcext:value-type="float">
            <text:p>0.354166666666667</text:p>
          </table:table-cell>
          <table:table-cell table:formula="of:=[Input.$O$10]" office:value-type="float" office:value="22.1861110674044" calcext:value-type="float">
            <text:p>22.1861110674044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</text:p>
          </table:table-cell>
          <table:table-cell table:formula="of:=1-[.B95]" office:value-type="float" office:value="0.958333333333333" calcext:value-type="float">
            <text:p>0.958333333333333</text:p>
          </table:table-cell>
          <table:table-cell table:formula="of:=1-[.C95]" office:value-type="float" office:value="0.645833333333333" calcext:value-type="float">
            <text:p>0.645833333333333</text:p>
          </table:table-cell>
          <table:table-cell table:formula="of:=[Input.$O$13]" office:value-type="float" office:value="9.0146488220659" calcext:value-type="float">
            <text:p>9.0146488220659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//</text:p>
          </table:table-cell>
          <table:table-cell office:value-type="string" calcext:value-type="string">
            <text:p>z-direction</text:p>
          </table:table-cell>
          <table:table-cell office:value-type="string" calcext:value-type="string">
            <text:p>expansion</text:p>
          </table:table-cell>
          <table:table-cell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(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)</text:p>
          </table:table-cell>
          <table:table-cell office:value-type="string" calcext:value-type="string">
            <text:p>(</text:p>
          </table:table-cell>
          <table:table-cell table:formula="of:=[Input.$O$21]+[Input.$O$23]" office:value-type="float" office:value="41" calcext:value-type="float">
            <text:p>41</text:p>
          </table:table-cell>
          <table:table-cell table:formula="of:=[Input.$N$10]+[Input.$N$13]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//block</text:p>
          </table:table-cell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edgeGrad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//</text:p>
          </table:table-cell>
          <table:table-cell office:value-type="string" calcext:value-type="string">
            <text:p>x-direction</text:p>
          </table:table-cell>
          <table:table-cell office:value-type="string" calcext:value-type="string">
            <text:p>expansion</text:p>
          </table:table-cell>
          <table:table-cell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/>
          <table:table-cell table:formula="of:=[Input.$O$28]" office:value-type="float" office:value="0.03" calcext:value-type="float">
            <text:p>0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</text:p>
          </table:table-cell>
          <table:table-cell table:formula="of:=[Input.$O$20]" office:value-type="float" office:value="0.4" calcext:value-type="float">
            <text:p>0.4</text:p>
          </table:table-cell>
          <table:table-cell table:formula="of:=[Input.$O$21]/([Input.$O$21]+[Input.$O$23])" office:value-type="float" office:value="0.51219512195122" calcext:value-type="float">
            <text:p>0.51219512195122</text:p>
          </table:table-cell>
          <table:table-cell table:formula="of:=[Input.$O$22]" office:value-type="float" office:value="3.5" calcext:value-type="float">
            <text:p>3.5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</text:p>
          </table:table-cell>
          <table:table-cell table:formula="of:=1-[.B109]" office:value-type="float" office:value="0.6" calcext:value-type="float">
            <text:p>0.6</text:p>
          </table:table-cell>
          <table:table-cell table:formula="of:=1-[.C109]" office:value-type="float" office:value="0.487804878048781" calcext:value-type="float">
            <text:p>0.487804878048781</text:p>
          </table:table-cell>
          <table:table-cell table:formula="of:=1/[Input.$O$24]" office:value-type="float" office:value="0.857142857142857" calcext:value-type="float">
            <text:p>0.857142857142857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</text:p>
          </table:table-cell>
          <table:table-cell table:formula="of:=[Input.$O$20]" office:value-type="float" office:value="0.4" calcext:value-type="float">
            <text:p>0.4</text:p>
          </table:table-cell>
          <table:table-cell table:formula="of:=[Input.$O$21]/([Input.$O$21]+[Input.$O$23])" office:value-type="float" office:value="0.51219512195122" calcext:value-type="float">
            <text:p>0.51219512195122</text:p>
          </table:table-cell>
          <table:table-cell table:formula="of:=[Input.$O$22]" office:value-type="float" office:value="3.5" calcext:value-type="float">
            <text:p>3.5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</text:p>
          </table:table-cell>
          <table:table-cell table:formula="of:=1-[.B113]" office:value-type="float" office:value="0.6" calcext:value-type="float">
            <text:p>0.6</text:p>
          </table:table-cell>
          <table:table-cell table:formula="of:=1-[.C113]" office:value-type="float" office:value="0.487804878048781" calcext:value-type="float">
            <text:p>0.487804878048781</text:p>
          </table:table-cell>
          <table:table-cell table:formula="of:=1/[Input.$O$24]" office:value-type="float" office:value="0.857142857142857" calcext:value-type="float">
            <text:p>0.857142857142857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table:formula="of:=[Input.$O$28]" office:value-type="float" office:value="0.03" calcext:value-type="float">
            <text:p>0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//</text:p>
          </table:table-cell>
          <table:table-cell office:value-type="string" calcext:value-type="string">
            <text:p>y-direction</text:p>
          </table:table-cell>
          <table:table-cell office:value-type="string" calcext:value-type="string">
            <text:p>expansion</text:p>
          </table:table-cell>
          <table:table-cell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</text:p>
          </table:table-cell>
          <table:table-cell table:formula="of:=1-[.B120]" office:value-type="float" office:value="0.958333333333333" calcext:value-type="float">
            <text:p>0.958333333333333</text:p>
          </table:table-cell>
          <table:table-cell table:formula="of:=1-[.C120]" office:value-type="float" office:value="0.645833333333333" calcext:value-type="float">
            <text:p>0.645833333333333</text:p>
          </table:table-cell>
          <table:table-cell table:formula="of:=1/[Input.$O$13]" office:value-type="float" office:value="0.110930555337022" calcext:value-type="float">
            <text:p>0.110930555337022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</text:p>
          </table:table-cell>
          <table:table-cell table:formula="of:=[Input.$M$10]/[Input.$A$2]" office:value-type="float" office:value="0.0416666666666667" calcext:value-type="float">
            <text:p>0.041666666666667</text:p>
          </table:table-cell>
          <table:table-cell table:formula="of:=[Input.$N$10]/([Input.$N$13]+[Input.$N$10])" office:value-type="float" office:value="0.354166666666667" calcext:value-type="float">
            <text:p>0.354166666666667</text:p>
          </table:table-cell>
          <table:table-cell table:formula="of:=1/[Input.$O$10]" office:value-type="float" office:value="0.0450732441103295" calcext:value-type="float">
            <text:p>0.04507324411033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</text:p>
          </table:table-cell>
          <table:table-cell table:formula="of:=1-[.B124]" office:value-type="float" office:value="0.958333333333333" calcext:value-type="float">
            <text:p>0.958333333333333</text:p>
          </table:table-cell>
          <table:table-cell table:formula="of:=1-[.C124]" office:value-type="float" office:value="0.645833333333333" calcext:value-type="float">
            <text:p>0.645833333333333</text:p>
          </table:table-cell>
          <table:table-cell table:formula="of:=1/[Input.$O$13]" office:value-type="float" office:value="0.110930555337022" calcext:value-type="float">
            <text:p>0.110930555337022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</text:p>
          </table:table-cell>
          <table:table-cell table:formula="of:=[Input.$M$10]/[Input.$A$2]" office:value-type="float" office:value="0.0416666666666667" calcext:value-type="float">
            <text:p>0.041666666666667</text:p>
          </table:table-cell>
          <table:table-cell table:formula="of:=[Input.$N$10]/([Input.$N$13]+[Input.$N$10])" office:value-type="float" office:value="0.354166666666667" calcext:value-type="float">
            <text:p>0.354166666666667</text:p>
          </table:table-cell>
          <table:table-cell table:formula="of:=1/[Input.$O$10]" office:value-type="float" office:value="0.0450732441103295" calcext:value-type="float">
            <text:p>0.04507324411033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</text:p>
          </table:table-cell>
          <table:table-cell table:formula="of:=1-[.B128]" office:value-type="float" office:value="0.958333333333333" calcext:value-type="float">
            <text:p>0.958333333333333</text:p>
          </table:table-cell>
          <table:table-cell table:formula="of:=1-[.C128]" office:value-type="float" office:value="0.645833333333333" calcext:value-type="float">
            <text:p>0.645833333333333</text:p>
          </table:table-cell>
          <table:table-cell table:formula="of:=1/[Input.$O$13]" office:value-type="float" office:value="0.110930555337022" calcext:value-type="float">
            <text:p>0.110930555337022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</text:p>
          </table:table-cell>
          <table:table-cell table:formula="of:=[Input.$M$10]/[Input.$A$2]" office:value-type="float" office:value="0.0416666666666667" calcext:value-type="float">
            <text:p>0.041666666666667</text:p>
          </table:table-cell>
          <table:table-cell table:formula="of:=[Input.$N$10]/([Input.$N$13]+[Input.$N$10])" office:value-type="float" office:value="0.354166666666667" calcext:value-type="float">
            <text:p>0.354166666666667</text:p>
          </table:table-cell>
          <table:table-cell table:formula="of:=1/[Input.$O$10]" office:value-type="float" office:value="0.0450732441103295" calcext:value-type="float">
            <text:p>0.04507324411033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</text:p>
          </table:table-cell>
          <table:table-cell table:formula="of:=1-[.B132]" office:value-type="float" office:value="0.958333333333333" calcext:value-type="float">
            <text:p>0.958333333333333</text:p>
          </table:table-cell>
          <table:table-cell table:formula="of:=1-[.C132]" office:value-type="float" office:value="0.645833333333333" calcext:value-type="float">
            <text:p>0.645833333333333</text:p>
          </table:table-cell>
          <table:table-cell table:formula="of:=1/[Input.$O$13]" office:value-type="float" office:value="0.110930555337022" calcext:value-type="float">
            <text:p>0.110930555337022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</text:p>
          </table:table-cell>
          <table:table-cell table:formula="of:=[Input.$M$10]/[Input.$A$2]" office:value-type="float" office:value="0.0416666666666667" calcext:value-type="float">
            <text:p>0.041666666666667</text:p>
          </table:table-cell>
          <table:table-cell table:formula="of:=[Input.$N$10]/([Input.$N$13]+[Input.$N$10])" office:value-type="float" office:value="0.354166666666667" calcext:value-type="float">
            <text:p>0.354166666666667</text:p>
          </table:table-cell>
          <table:table-cell table:formula="of:=1/[Input.$O$10]" office:value-type="float" office:value="0.0450732441103295" calcext:value-type="float">
            <text:p>0.04507324411033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//</text:p>
          </table:table-cell>
          <table:table-cell office:value-type="string" calcext:value-type="string">
            <text:p>z-direction</text:p>
          </table:table-cell>
          <table:table-cell office:value-type="string" calcext:value-type="string">
            <text:p>expansion</text:p>
          </table:table-cell>
          <table:table-cell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(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)</text:p>
          </table:table-cell>
          <table:table-cell office:value-type="string" calcext:value-type="string">
            <text:p>(</text:p>
          </table:table-cell>
          <table:table-cell table:formula="of:=[Input.$N$16]" office:value-type="float" office:value="74" calcext:value-type="float">
            <text:p>74</text:p>
          </table:table-cell>
          <table:table-cell table:formula="of:=[.$M$48]" office:value-type="float" office:value="48" calcext:value-type="float">
            <text:p>48</text:p>
          </table:table-cell>
          <table:table-cell office:value-type="string" calcext:value-type="string">
            <text:p>1)</text:p>
          </table:table-cell>
          <table:table-cell office:value-type="string" calcext:value-type="string">
            <text:p>//block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dgeGrad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//</text:p>
          </table:table-cell>
          <table:table-cell office:value-type="string" calcext:value-type="string">
            <text:p>x-direction</text:p>
          </table:table-cell>
          <table:table-cell office:value-type="string" calcext:value-type="string">
            <text:p>expansion</text:p>
          </table:table-cell>
          <table:table-cell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/>
          <table:table-cell table:formula="of:=[Input.$O$16]" office:value-type="float" office:value="33.3333333333333" calcext:value-type="float">
            <text:p>33.3333333333333</text:p>
          </table:table-cell>
          <table:table-cell table:formula="of:=[Input.$O$16]" office:value-type="float" office:value="33.3333333333333" calcext:value-type="float">
            <text:p>33.3333333333333</text:p>
          </table:table-cell>
          <table:table-cell table:formula="of:=[Input.$O$16]" office:value-type="float" office:value="33.3333333333333" calcext:value-type="float">
            <text:p>33.3333333333333</text:p>
          </table:table-cell>
          <table:table-cell table:formula="of:=[Input.$O$16]" office:value-type="float" office:value="33.3333333333333" calcext:value-type="float">
            <text:p>33.333333333333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//</text:p>
          </table:table-cell>
          <table:table-cell office:value-type="string" calcext:value-type="string">
            <text:p>y-direction</text:p>
          </table:table-cell>
          <table:table-cell office:value-type="string" calcext:value-type="string">
            <text:p>expansion</text:p>
          </table:table-cell>
          <table:table-cell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</text:p>
          </table:table-cell>
          <table:table-cell table:formula="of:=1-[.B151]" office:value-type="float" office:value="0.958333333333333" calcext:value-type="float">
            <text:p>0.958333333333333</text:p>
          </table:table-cell>
          <table:table-cell table:formula="of:=1-[.C151]" office:value-type="float" office:value="0.645833333333333" calcext:value-type="float">
            <text:p>0.645833333333333</text:p>
          </table:table-cell>
          <table:table-cell table:formula="of:=1/[Input.$O$13]" office:value-type="float" office:value="0.110930555337022" calcext:value-type="float">
            <text:p>0.110930555337022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</text:p>
          </table:table-cell>
          <table:table-cell table:formula="of:=[Input.$M$10]/[Input.$A$2]" office:value-type="float" office:value="0.0416666666666667" calcext:value-type="float">
            <text:p>0.041666666666667</text:p>
          </table:table-cell>
          <table:table-cell table:formula="of:=[Input.$N$10]/([Input.$N$13]+[Input.$N$10])" office:value-type="float" office:value="0.354166666666667" calcext:value-type="float">
            <text:p>0.354166666666667</text:p>
          </table:table-cell>
          <table:table-cell table:formula="of:=1/[Input.$O$10]" office:value-type="float" office:value="0.0450732441103295" calcext:value-type="float">
            <text:p>0.04507324411033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table:formula="of:=1/[Input.$O$18]" office:value-type="float" office:value="0.0716426503218266" calcext:value-type="float">
            <text:p>0.071642650321827</text:p>
          </table:table-cell>
          <table:table-cell table:formula="of:=[.B153]" office:value-type="float" office:value="0.0716426503218266" calcext:value-type="float">
            <text:p>0.07164265032182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</text:p>
          </table:table-cell>
          <table:table-cell table:formula="of:=1-[.B156]" office:value-type="float" office:value="0.958333333333333" calcext:value-type="float">
            <text:p>0.958333333333333</text:p>
          </table:table-cell>
          <table:table-cell table:formula="of:=1-[.C156]" office:value-type="float" office:value="0.645833333333333" calcext:value-type="float">
            <text:p>0.645833333333333</text:p>
          </table:table-cell>
          <table:table-cell table:formula="of:=1/[Input.$O$13]" office:value-type="float" office:value="0.110930555337022" calcext:value-type="float">
            <text:p>0.110930555337022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</text:p>
          </table:table-cell>
          <table:table-cell table:formula="of:=[Input.$M$10]/[Input.$A$2]" office:value-type="float" office:value="0.0416666666666667" calcext:value-type="float">
            <text:p>0.041666666666667</text:p>
          </table:table-cell>
          <table:table-cell table:formula="of:=[Input.$N$10]/([Input.$N$13]+[Input.$N$10])" office:value-type="float" office:value="0.354166666666667" calcext:value-type="float">
            <text:p>0.354166666666667</text:p>
          </table:table-cell>
          <table:table-cell table:formula="of:=1/[Input.$O$10]" office:value-type="float" office:value="0.0450732441103295" calcext:value-type="float">
            <text:p>0.04507324411033</text:p>
          </table:table-cell>
          <table:table-cell office:value-type="string" calcext:value-type="string">
            <text:p>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//</text:p>
          </table:table-cell>
          <table:table-cell office:value-type="string" calcext:value-type="string">
            <text:p>z-direction</text:p>
          </table:table-cell>
          <table:table-cell office:value-type="string" calcext:value-type="string">
            <text:p>expansion</text:p>
          </table:table-cell>
          <table:table-cell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)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dg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rc</text:p>
          </table:table-cell>
          <table:table-cell office:value-type="string" calcext:value-type="string">
            <text:p>3 2</text:p>
          </table:table-cell>
          <table:table-cell office:value-type="string" calcext:value-type="string">
            <text:p>(</text:p>
          </table:table-cell>
          <table:table-cell table:formula="of:=-[.D33]*SIN(PI()/4)+1" office:value-type="float" office:value="-7.48528137423857" calcext:value-type="float">
            <text:p>-7.48528137423857</text:p>
          </table:table-cell>
          <table:table-cell table:formula="of:=[.D33]*SIN(PI()/4)" office:value-type="float" office:value="8.48528137423857" calcext:value-type="float">
            <text:p>8.485281374238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rc</text:p>
          </table:table-cell>
          <table:table-cell office:value-type="string" calcext:value-type="string">
            <text:p>7 6 </text:p>
          </table:table-cell>
          <table:table-cell office:value-type="string" calcext:value-type="string">
            <text:p>(</text:p>
          </table:table-cell>
          <table:table-cell table:formula="of:=[.E167]" office:value-type="float" office:value="-7.48528137423857" calcext:value-type="float">
            <text:p>-7.48528137423857</text:p>
          </table:table-cell>
          <table:table-cell table:formula="of:=[.F167]" office:value-type="float" office:value="8.48528137423857" calcext:value-type="float">
            <text:p>8.48528137423857</text:p>
          </table:table-cell>
          <table:table-cell table:formula="of:=[.E28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l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0]" office:value-type="float" office:value="0.999035" calcext:value-type="float">
            <text:p>0.999035</text:p>
          </table:table-cell>
          <table:table-cell table:formula="of:=[$Input.B10]" office:value-type="float" office:value="0.000297" calcext:value-type="float">
            <text:p>0.000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1]" office:value-type="float" office:value="0.996145" calcext:value-type="float">
            <text:p>0.996145</text:p>
          </table:table-cell>
          <table:table-cell table:formula="of:=[$Input.B11]" office:value-type="float" office:value="0.001185" calcext:value-type="float">
            <text:p>0.0011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2]" office:value-type="float" office:value="0.991338" calcext:value-type="float">
            <text:p>0.991338</text:p>
          </table:table-cell>
          <table:table-cell table:formula="of:=[$Input.B12]" office:value-type="float" office:value="0.002653" calcext:value-type="float">
            <text:p>0.0026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3]" office:value-type="float" office:value="0.984631" calcext:value-type="float">
            <text:p>0.984631</text:p>
          </table:table-cell>
          <table:table-cell table:formula="of:=[$Input.B13]" office:value-type="float" office:value="0.004682" calcext:value-type="float">
            <text:p>0.0046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4]" office:value-type="float" office:value="0.976046" calcext:value-type="float">
            <text:p>0.976046</text:p>
          </table:table-cell>
          <table:table-cell table:formula="of:=[$Input.B14]" office:value-type="float" office:value="0.007248" calcext:value-type="float">
            <text:p>0.007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5]" office:value-type="float" office:value="0.965613" calcext:value-type="float">
            <text:p>0.965613</text:p>
          </table:table-cell>
          <table:table-cell table:formula="of:=[$Input.B15]" office:value-type="float" office:value="0.010321" calcext:value-type="float">
            <text:p>0.010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6]" office:value-type="float" office:value="0.953367" calcext:value-type="float">
            <text:p>0.953367</text:p>
          </table:table-cell>
          <table:table-cell table:formula="of:=[$Input.B16]" office:value-type="float" office:value="0.013863" calcext:value-type="float">
            <text:p>0.0138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7]" office:value-type="float" office:value="0.939351" calcext:value-type="float">
            <text:p>0.939351</text:p>
          </table:table-cell>
          <table:table-cell table:formula="of:=[$Input.B17]" office:value-type="float" office:value="0.017833" calcext:value-type="float">
            <text:p>0.0178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8]" office:value-type="float" office:value="0.923612" calcext:value-type="float">
            <text:p>0.923612</text:p>
          </table:table-cell>
          <table:table-cell table:formula="of:=[$Input.B18]" office:value-type="float" office:value="0.022187" calcext:value-type="float">
            <text:p>0.0221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9]" office:value-type="float" office:value="0.906208" calcext:value-type="float">
            <text:p>0.906208</text:p>
          </table:table-cell>
          <table:table-cell table:formula="of:=[$Input.B19]" office:value-type="float" office:value="0.026874" calcext:value-type="float">
            <text:p>0.0268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20]" office:value-type="float" office:value="0.887198" calcext:value-type="float">
            <text:p>0.887198</text:p>
          </table:table-cell>
          <table:table-cell table:formula="of:=[$Input.B20]" office:value-type="float" office:value="0.031843" calcext:value-type="float">
            <text:p>0.0318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21]" office:value-type="float" office:value="0.866653" calcext:value-type="float">
            <text:p>0.866653</text:p>
          </table:table-cell>
          <table:table-cell table:formula="of:=[$Input.B21]" office:value-type="float" office:value="0.03704" calcext:value-type="float">
            <text:p>0.037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22]" office:value-type="float" office:value="0.844647" calcext:value-type="float">
            <text:p>0.844647</text:p>
          </table:table-cell>
          <table:table-cell table:formula="of:=[$Input.B22]" office:value-type="float" office:value="0.042411" calcext:value-type="float">
            <text:p>0.0424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23]" office:value-type="float" office:value="0.82126" calcext:value-type="float">
            <text:p>0.82126</text:p>
          </table:table-cell>
          <table:table-cell table:formula="of:=[$Input.B23]" office:value-type="float" office:value="0.047899" calcext:value-type="float">
            <text:p>0.0478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24]" office:value-type="float" office:value="0.796579" calcext:value-type="float">
            <text:p>0.796579</text:p>
          </table:table-cell>
          <table:table-cell table:formula="of:=[$Input.B24]" office:value-type="float" office:value="0.053449" calcext:value-type="float">
            <text:p>0.0534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25]" office:value-type="float" office:value="0.770697" calcext:value-type="float">
            <text:p>0.770697</text:p>
          </table:table-cell>
          <table:table-cell table:formula="of:=[$Input.B25]" office:value-type="float" office:value="0.059005" calcext:value-type="float">
            <text:p>0.059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26]" office:value-type="float" office:value="0.743712" calcext:value-type="float">
            <text:p>0.743712</text:p>
          </table:table-cell>
          <table:table-cell table:formula="of:=[$Input.B26]" office:value-type="float" office:value="0.064511" calcext:value-type="float">
            <text:p>0.0645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27]" office:value-type="float" office:value="0.715726" calcext:value-type="float">
            <text:p>0.715726</text:p>
          </table:table-cell>
          <table:table-cell table:formula="of:=[$Input.B27]" office:value-type="float" office:value="0.069913" calcext:value-type="float">
            <text:p>0.0699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28]" office:value-type="float" office:value="0.686848" calcext:value-type="float">
            <text:p>0.686848</text:p>
          </table:table-cell>
          <table:table-cell table:formula="of:=[$Input.B28]" office:value-type="float" office:value="0.075158" calcext:value-type="float">
            <text:p>0.0751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29]" office:value-type="float" office:value="0.657189" calcext:value-type="float">
            <text:p>0.657189</text:p>
          </table:table-cell>
          <table:table-cell table:formula="of:=[$Input.B29]" office:value-type="float" office:value="0.080194" calcext:value-type="float">
            <text:p>0.080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30]" office:value-type="float" office:value="0.626866" calcext:value-type="float">
            <text:p>0.626866</text:p>
          </table:table-cell>
          <table:table-cell table:formula="of:=[$Input.B30]" office:value-type="float" office:value="0.084971" calcext:value-type="float">
            <text:p>0.0849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31]" office:value-type="float" office:value="0.595998" calcext:value-type="float">
            <text:p>0.595998</text:p>
          </table:table-cell>
          <table:table-cell table:formula="of:=[$Input.B31]" office:value-type="float" office:value="0.089439" calcext:value-type="float">
            <text:p>0.0894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32]" office:value-type="float" office:value="0.564709" calcext:value-type="float">
            <text:p>0.564709</text:p>
          </table:table-cell>
          <table:table-cell table:formula="of:=[$Input.B32]" office:value-type="float" office:value="0.093554" calcext:value-type="float">
            <text:p>0.0935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33]" office:value-type="float" office:value="0.533123" calcext:value-type="float">
            <text:p>0.533123</text:p>
          </table:table-cell>
          <table:table-cell table:formula="of:=[$Input.B33]" office:value-type="float" office:value="0.097269" calcext:value-type="float">
            <text:p>0.097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34]" office:value-type="float" office:value="0.50137" calcext:value-type="float">
            <text:p>0.50137</text:p>
          </table:table-cell>
          <table:table-cell table:formula="of:=[$Input.B34]" office:value-type="float" office:value="0.100545" calcext:value-type="float">
            <text:p>0.1005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35]" office:value-type="float" office:value="0.469578" calcext:value-type="float">
            <text:p>0.469578</text:p>
          </table:table-cell>
          <table:table-cell table:formula="of:=[$Input.B35]" office:value-type="float" office:value="0.103344" calcext:value-type="float">
            <text:p>0.103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36]" office:value-type="float" office:value="0.437879" calcext:value-type="float">
            <text:p>0.437879</text:p>
          </table:table-cell>
          <table:table-cell table:formula="of:=[$Input.B36]" office:value-type="float" office:value="0.105631" calcext:value-type="float">
            <text:p>0.1056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37]" office:value-type="float" office:value="0.406404" calcext:value-type="float">
            <text:p>0.406404</text:p>
          </table:table-cell>
          <table:table-cell table:formula="of:=[$Input.B37]" office:value-type="float" office:value="0.107376" calcext:value-type="float">
            <text:p>0.107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38]" office:value-type="float" office:value="0.37482" calcext:value-type="float">
            <text:p>0.37482</text:p>
          </table:table-cell>
          <table:table-cell table:formula="of:=[$Input.B38]" office:value-type="float" office:value="0.108468" calcext:value-type="float">
            <text:p>0.1084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39]" office:value-type="float" office:value="0.343599" calcext:value-type="float">
            <text:p>0.343599</text:p>
          </table:table-cell>
          <table:table-cell table:formula="of:=[$Input.B39]" office:value-type="float" office:value="0.108714" calcext:value-type="float">
            <text:p>0.1087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40]" office:value-type="float" office:value="0.313001" calcext:value-type="float">
            <text:p>0.313001</text:p>
          </table:table-cell>
          <table:table-cell table:formula="of:=[$Input.B40]" office:value-type="float" office:value="0.10811" calcext:value-type="float">
            <text:p>0.108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41]" office:value-type="float" office:value="0.283167" calcext:value-type="float">
            <text:p>0.283167</text:p>
          </table:table-cell>
          <table:table-cell table:formula="of:=[$Input.B41]" office:value-type="float" office:value="0.10667" calcext:value-type="float">
            <text:p>0.10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42]" office:value-type="float" office:value="0.254236" calcext:value-type="float">
            <text:p>0.254236</text:p>
          </table:table-cell>
          <table:table-cell table:formula="of:=[$Input.B42]" office:value-type="float" office:value="0.104416" calcext:value-type="float">
            <text:p>0.1044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43]" office:value-type="float" office:value="0.226341" calcext:value-type="float">
            <text:p>0.226341</text:p>
          </table:table-cell>
          <table:table-cell table:formula="of:=[$Input.B43]" office:value-type="float" office:value="0.101384" calcext:value-type="float">
            <text:p>0.101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44]" office:value-type="float" office:value="0.19961" calcext:value-type="float">
            <text:p>0.19961</text:p>
          </table:table-cell>
          <table:table-cell table:formula="of:=[$Input.B44]" office:value-type="float" office:value="0.097618" calcext:value-type="float">
            <text:p>0.0976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45]" office:value-type="float" office:value="0.174166" calcext:value-type="float">
            <text:p>0.174166</text:p>
          </table:table-cell>
          <table:table-cell table:formula="of:=[$Input.B45]" office:value-type="float" office:value="0.093172" calcext:value-type="float">
            <text:p>0.0931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46]" office:value-type="float" office:value="0.150121" calcext:value-type="float">
            <text:p>0.150121</text:p>
          </table:table-cell>
          <table:table-cell table:formula="of:=[$Input.B46]" office:value-type="float" office:value="0.088108" calcext:value-type="float">
            <text:p>0.0881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47]" office:value-type="float" office:value="0.127583" calcext:value-type="float">
            <text:p>0.127583</text:p>
          </table:table-cell>
          <table:table-cell table:formula="of:=[$Input.B47]" office:value-type="float" office:value="0.082496" calcext:value-type="float">
            <text:p>0.082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48]" office:value-type="float" office:value="0.106649" calcext:value-type="float">
            <text:p>0.106649</text:p>
          </table:table-cell>
          <table:table-cell table:formula="of:=[$Input.B48]" office:value-type="float" office:value="0.07641" calcext:value-type="float">
            <text:p>0.076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49]" office:value-type="float" office:value="0.087405" calcext:value-type="float">
            <text:p>0.087405</text:p>
          </table:table-cell>
          <table:table-cell table:formula="of:=[$Input.B49]" office:value-type="float" office:value="0.06993" calcext:value-type="float">
            <text:p>0.069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50]" office:value-type="float" office:value="0.069929" calcext:value-type="float">
            <text:p>0.069929</text:p>
          </table:table-cell>
          <table:table-cell table:formula="of:=[$Input.B50]" office:value-type="float" office:value="0.063138" calcext:value-type="float">
            <text:p>0.0631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51]" office:value-type="float" office:value="0.054289" calcext:value-type="float">
            <text:p>0.054289</text:p>
          </table:table-cell>
          <table:table-cell table:formula="of:=[$Input.B51]" office:value-type="float" office:value="0.056114" calcext:value-type="float">
            <text:p>0.056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52]" office:value-type="float" office:value="0.04054" calcext:value-type="float">
            <text:p>0.04054</text:p>
          </table:table-cell>
          <table:table-cell table:formula="of:=[$Input.B52]" office:value-type="float" office:value="0.048938" calcext:value-type="float">
            <text:p>0.0489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53]" office:value-type="float" office:value="0.028731" calcext:value-type="float">
            <text:p>0.028731</text:p>
          </table:table-cell>
          <table:table-cell table:formula="of:=[$Input.B53]" office:value-type="float" office:value="0.041689" calcext:value-type="float">
            <text:p>0.0416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54]" office:value-type="float" office:value="0.018897" calcext:value-type="float">
            <text:p>0.018897</text:p>
          </table:table-cell>
          <table:table-cell table:formula="of:=[$Input.B54]" office:value-type="float" office:value="0.034435" calcext:value-type="float">
            <text:p>0.0344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55]" office:value-type="float" office:value="0.011066" calcext:value-type="float">
            <text:p>0.011066</text:p>
          </table:table-cell>
          <table:table-cell table:formula="of:=[$Input.B55]" office:value-type="float" office:value="0.027241" calcext:value-type="float">
            <text:p>0.027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56]" office:value-type="float" office:value="0.005256" calcext:value-type="float">
            <text:p>0.005256</text:p>
          </table:table-cell>
          <table:table-cell table:formula="of:=[$Input.B56]" office:value-type="float" office:value="0.020161" calcext:value-type="float">
            <text:p>0.0201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57]" office:value-type="float" office:value="0.001476" calcext:value-type="float">
            <text:p>0.001476</text:p>
          </table:table-cell>
          <table:table-cell table:formula="of:=[$Input.B57]" office:value-type="float" office:value="0.013241" calcext:value-type="float">
            <text:p>0.013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58]" office:value-type="float" office:value="-0.000274" calcext:value-type="float">
            <text:p>-0.000274</text:p>
          </table:table-cell>
          <table:table-cell table:formula="of:=[$Input.B58]" office:value-type="float" office:value="0.006513" calcext:value-type="float">
            <text:p>0.0065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lin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72]" office:value-type="float" office:value="0.999035" calcext:value-type="float">
            <text:p>0.999035</text:p>
          </table:table-cell>
          <table:table-cell table:formula="of:=[.D172]" office:value-type="float" office:value="0.000297" calcext:value-type="float">
            <text:p>0.000297</text:p>
          </table:table-cell>
          <table:table-cell table:formula="of:=[.E28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73]" office:value-type="float" office:value="0.996145" calcext:value-type="float">
            <text:p>0.996145</text:p>
          </table:table-cell>
          <table:table-cell table:formula="of:=[.D173]" office:value-type="float" office:value="0.001185" calcext:value-type="float">
            <text:p>0.001185</text:p>
          </table:table-cell>
          <table:table-cell table:formula="of:=[.E226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74]" office:value-type="float" office:value="0.991338" calcext:value-type="float">
            <text:p>0.991338</text:p>
          </table:table-cell>
          <table:table-cell table:formula="of:=[.D174]" office:value-type="float" office:value="0.002653" calcext:value-type="float">
            <text:p>0.002653</text:p>
          </table:table-cell>
          <table:table-cell table:formula="of:=[.E227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75]" office:value-type="float" office:value="0.984631" calcext:value-type="float">
            <text:p>0.984631</text:p>
          </table:table-cell>
          <table:table-cell table:formula="of:=[.D175]" office:value-type="float" office:value="0.004682" calcext:value-type="float">
            <text:p>0.004682</text:p>
          </table:table-cell>
          <table:table-cell table:formula="of:=[.E228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76]" office:value-type="float" office:value="0.976046" calcext:value-type="float">
            <text:p>0.976046</text:p>
          </table:table-cell>
          <table:table-cell table:formula="of:=[.D176]" office:value-type="float" office:value="0.007248" calcext:value-type="float">
            <text:p>0.007248</text:p>
          </table:table-cell>
          <table:table-cell table:formula="of:=[.E229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77]" office:value-type="float" office:value="0.965613" calcext:value-type="float">
            <text:p>0.965613</text:p>
          </table:table-cell>
          <table:table-cell table:formula="of:=[.D177]" office:value-type="float" office:value="0.010321" calcext:value-type="float">
            <text:p>0.010321</text:p>
          </table:table-cell>
          <table:table-cell table:formula="of:=[.E230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78]" office:value-type="float" office:value="0.953367" calcext:value-type="float">
            <text:p>0.953367</text:p>
          </table:table-cell>
          <table:table-cell table:formula="of:=[.D178]" office:value-type="float" office:value="0.013863" calcext:value-type="float">
            <text:p>0.013863</text:p>
          </table:table-cell>
          <table:table-cell table:formula="of:=[.E231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79]" office:value-type="float" office:value="0.939351" calcext:value-type="float">
            <text:p>0.939351</text:p>
          </table:table-cell>
          <table:table-cell table:formula="of:=[.D179]" office:value-type="float" office:value="0.017833" calcext:value-type="float">
            <text:p>0.017833</text:p>
          </table:table-cell>
          <table:table-cell table:formula="of:=[.E232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80]" office:value-type="float" office:value="0.923612" calcext:value-type="float">
            <text:p>0.923612</text:p>
          </table:table-cell>
          <table:table-cell table:formula="of:=[.D180]" office:value-type="float" office:value="0.022187" calcext:value-type="float">
            <text:p>0.022187</text:p>
          </table:table-cell>
          <table:table-cell table:formula="of:=[.E233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81]" office:value-type="float" office:value="0.906208" calcext:value-type="float">
            <text:p>0.906208</text:p>
          </table:table-cell>
          <table:table-cell table:formula="of:=[.D181]" office:value-type="float" office:value="0.026874" calcext:value-type="float">
            <text:p>0.026874</text:p>
          </table:table-cell>
          <table:table-cell table:formula="of:=[.E234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82]" office:value-type="float" office:value="0.887198" calcext:value-type="float">
            <text:p>0.887198</text:p>
          </table:table-cell>
          <table:table-cell table:formula="of:=[.D182]" office:value-type="float" office:value="0.031843" calcext:value-type="float">
            <text:p>0.031843</text:p>
          </table:table-cell>
          <table:table-cell table:formula="of:=[.E235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83]" office:value-type="float" office:value="0.866653" calcext:value-type="float">
            <text:p>0.866653</text:p>
          </table:table-cell>
          <table:table-cell table:formula="of:=[.D183]" office:value-type="float" office:value="0.03704" calcext:value-type="float">
            <text:p>0.03704</text:p>
          </table:table-cell>
          <table:table-cell table:formula="of:=[.E236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84]" office:value-type="float" office:value="0.844647" calcext:value-type="float">
            <text:p>0.844647</text:p>
          </table:table-cell>
          <table:table-cell table:formula="of:=[.D184]" office:value-type="float" office:value="0.042411" calcext:value-type="float">
            <text:p>0.042411</text:p>
          </table:table-cell>
          <table:table-cell table:formula="of:=[.E237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85]" office:value-type="float" office:value="0.82126" calcext:value-type="float">
            <text:p>0.82126</text:p>
          </table:table-cell>
          <table:table-cell table:formula="of:=[.D185]" office:value-type="float" office:value="0.047899" calcext:value-type="float">
            <text:p>0.047899</text:p>
          </table:table-cell>
          <table:table-cell table:formula="of:=[.E238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86]" office:value-type="float" office:value="0.796579" calcext:value-type="float">
            <text:p>0.796579</text:p>
          </table:table-cell>
          <table:table-cell table:formula="of:=[.D186]" office:value-type="float" office:value="0.053449" calcext:value-type="float">
            <text:p>0.053449</text:p>
          </table:table-cell>
          <table:table-cell table:formula="of:=[.E239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87]" office:value-type="float" office:value="0.770697" calcext:value-type="float">
            <text:p>0.770697</text:p>
          </table:table-cell>
          <table:table-cell table:formula="of:=[.D187]" office:value-type="float" office:value="0.059005" calcext:value-type="float">
            <text:p>0.059005</text:p>
          </table:table-cell>
          <table:table-cell table:formula="of:=[.E240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88]" office:value-type="float" office:value="0.743712" calcext:value-type="float">
            <text:p>0.743712</text:p>
          </table:table-cell>
          <table:table-cell table:formula="of:=[.D188]" office:value-type="float" office:value="0.064511" calcext:value-type="float">
            <text:p>0.064511</text:p>
          </table:table-cell>
          <table:table-cell table:formula="of:=[.E241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89]" office:value-type="float" office:value="0.715726" calcext:value-type="float">
            <text:p>0.715726</text:p>
          </table:table-cell>
          <table:table-cell table:formula="of:=[.D189]" office:value-type="float" office:value="0.069913" calcext:value-type="float">
            <text:p>0.069913</text:p>
          </table:table-cell>
          <table:table-cell table:formula="of:=[.E242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90]" office:value-type="float" office:value="0.686848" calcext:value-type="float">
            <text:p>0.686848</text:p>
          </table:table-cell>
          <table:table-cell table:formula="of:=[.D190]" office:value-type="float" office:value="0.075158" calcext:value-type="float">
            <text:p>0.075158</text:p>
          </table:table-cell>
          <table:table-cell table:formula="of:=[.E243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91]" office:value-type="float" office:value="0.657189" calcext:value-type="float">
            <text:p>0.657189</text:p>
          </table:table-cell>
          <table:table-cell table:formula="of:=[.D191]" office:value-type="float" office:value="0.080194" calcext:value-type="float">
            <text:p>0.080194</text:p>
          </table:table-cell>
          <table:table-cell table:formula="of:=[.E244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92]" office:value-type="float" office:value="0.626866" calcext:value-type="float">
            <text:p>0.626866</text:p>
          </table:table-cell>
          <table:table-cell table:formula="of:=[.D192]" office:value-type="float" office:value="0.084971" calcext:value-type="float">
            <text:p>0.084971</text:p>
          </table:table-cell>
          <table:table-cell table:formula="of:=[.E245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93]" office:value-type="float" office:value="0.595998" calcext:value-type="float">
            <text:p>0.595998</text:p>
          </table:table-cell>
          <table:table-cell table:formula="of:=[.D193]" office:value-type="float" office:value="0.089439" calcext:value-type="float">
            <text:p>0.089439</text:p>
          </table:table-cell>
          <table:table-cell table:formula="of:=[.E246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94]" office:value-type="float" office:value="0.564709" calcext:value-type="float">
            <text:p>0.564709</text:p>
          </table:table-cell>
          <table:table-cell table:formula="of:=[.D194]" office:value-type="float" office:value="0.093554" calcext:value-type="float">
            <text:p>0.093554</text:p>
          </table:table-cell>
          <table:table-cell table:formula="of:=[.E247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95]" office:value-type="float" office:value="0.533123" calcext:value-type="float">
            <text:p>0.533123</text:p>
          </table:table-cell>
          <table:table-cell table:formula="of:=[.D195]" office:value-type="float" office:value="0.097269" calcext:value-type="float">
            <text:p>0.097269</text:p>
          </table:table-cell>
          <table:table-cell table:formula="of:=[.E248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96]" office:value-type="float" office:value="0.50137" calcext:value-type="float">
            <text:p>0.50137</text:p>
          </table:table-cell>
          <table:table-cell table:formula="of:=[.D196]" office:value-type="float" office:value="0.100545" calcext:value-type="float">
            <text:p>0.100545</text:p>
          </table:table-cell>
          <table:table-cell table:formula="of:=[.E249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97]" office:value-type="float" office:value="0.469578" calcext:value-type="float">
            <text:p>0.469578</text:p>
          </table:table-cell>
          <table:table-cell table:formula="of:=[.D197]" office:value-type="float" office:value="0.103344" calcext:value-type="float">
            <text:p>0.103344</text:p>
          </table:table-cell>
          <table:table-cell table:formula="of:=[.E250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98]" office:value-type="float" office:value="0.437879" calcext:value-type="float">
            <text:p>0.437879</text:p>
          </table:table-cell>
          <table:table-cell table:formula="of:=[.D198]" office:value-type="float" office:value="0.105631" calcext:value-type="float">
            <text:p>0.105631</text:p>
          </table:table-cell>
          <table:table-cell table:formula="of:=[.E251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199]" office:value-type="float" office:value="0.406404" calcext:value-type="float">
            <text:p>0.406404</text:p>
          </table:table-cell>
          <table:table-cell table:formula="of:=[.D199]" office:value-type="float" office:value="0.107376" calcext:value-type="float">
            <text:p>0.107376</text:p>
          </table:table-cell>
          <table:table-cell table:formula="of:=[.E252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00]" office:value-type="float" office:value="0.37482" calcext:value-type="float">
            <text:p>0.37482</text:p>
          </table:table-cell>
          <table:table-cell table:formula="of:=[.D200]" office:value-type="float" office:value="0.108468" calcext:value-type="float">
            <text:p>0.108468</text:p>
          </table:table-cell>
          <table:table-cell table:formula="of:=[.E253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01]" office:value-type="float" office:value="0.343599" calcext:value-type="float">
            <text:p>0.343599</text:p>
          </table:table-cell>
          <table:table-cell table:formula="of:=[.D201]" office:value-type="float" office:value="0.108714" calcext:value-type="float">
            <text:p>0.108714</text:p>
          </table:table-cell>
          <table:table-cell table:formula="of:=[.E254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02]" office:value-type="float" office:value="0.313001" calcext:value-type="float">
            <text:p>0.313001</text:p>
          </table:table-cell>
          <table:table-cell table:formula="of:=[.D202]" office:value-type="float" office:value="0.10811" calcext:value-type="float">
            <text:p>0.10811</text:p>
          </table:table-cell>
          <table:table-cell table:formula="of:=[.E255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03]" office:value-type="float" office:value="0.283167" calcext:value-type="float">
            <text:p>0.283167</text:p>
          </table:table-cell>
          <table:table-cell table:formula="of:=[.D203]" office:value-type="float" office:value="0.10667" calcext:value-type="float">
            <text:p>0.10667</text:p>
          </table:table-cell>
          <table:table-cell table:formula="of:=[.E256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04]" office:value-type="float" office:value="0.254236" calcext:value-type="float">
            <text:p>0.254236</text:p>
          </table:table-cell>
          <table:table-cell table:formula="of:=[.D204]" office:value-type="float" office:value="0.104416" calcext:value-type="float">
            <text:p>0.104416</text:p>
          </table:table-cell>
          <table:table-cell table:formula="of:=[.E257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05]" office:value-type="float" office:value="0.226341" calcext:value-type="float">
            <text:p>0.226341</text:p>
          </table:table-cell>
          <table:table-cell table:formula="of:=[.D205]" office:value-type="float" office:value="0.101384" calcext:value-type="float">
            <text:p>0.101384</text:p>
          </table:table-cell>
          <table:table-cell table:formula="of:=[.E258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06]" office:value-type="float" office:value="0.19961" calcext:value-type="float">
            <text:p>0.19961</text:p>
          </table:table-cell>
          <table:table-cell table:formula="of:=[.D206]" office:value-type="float" office:value="0.097618" calcext:value-type="float">
            <text:p>0.097618</text:p>
          </table:table-cell>
          <table:table-cell table:formula="of:=[.E259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07]" office:value-type="float" office:value="0.174166" calcext:value-type="float">
            <text:p>0.174166</text:p>
          </table:table-cell>
          <table:table-cell table:formula="of:=[.D207]" office:value-type="float" office:value="0.093172" calcext:value-type="float">
            <text:p>0.093172</text:p>
          </table:table-cell>
          <table:table-cell table:formula="of:=[.E260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08]" office:value-type="float" office:value="0.150121" calcext:value-type="float">
            <text:p>0.150121</text:p>
          </table:table-cell>
          <table:table-cell table:formula="of:=[.D208]" office:value-type="float" office:value="0.088108" calcext:value-type="float">
            <text:p>0.088108</text:p>
          </table:table-cell>
          <table:table-cell table:formula="of:=[.E261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09]" office:value-type="float" office:value="0.127583" calcext:value-type="float">
            <text:p>0.127583</text:p>
          </table:table-cell>
          <table:table-cell table:formula="of:=[.D209]" office:value-type="float" office:value="0.082496" calcext:value-type="float">
            <text:p>0.082496</text:p>
          </table:table-cell>
          <table:table-cell table:formula="of:=[.E262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10]" office:value-type="float" office:value="0.106649" calcext:value-type="float">
            <text:p>0.106649</text:p>
          </table:table-cell>
          <table:table-cell table:formula="of:=[.D210]" office:value-type="float" office:value="0.07641" calcext:value-type="float">
            <text:p>0.07641</text:p>
          </table:table-cell>
          <table:table-cell table:formula="of:=[.E263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11]" office:value-type="float" office:value="0.087405" calcext:value-type="float">
            <text:p>0.087405</text:p>
          </table:table-cell>
          <table:table-cell table:formula="of:=[.D211]" office:value-type="float" office:value="0.06993" calcext:value-type="float">
            <text:p>0.06993</text:p>
          </table:table-cell>
          <table:table-cell table:formula="of:=[.E264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12]" office:value-type="float" office:value="0.069929" calcext:value-type="float">
            <text:p>0.069929</text:p>
          </table:table-cell>
          <table:table-cell table:formula="of:=[.D212]" office:value-type="float" office:value="0.063138" calcext:value-type="float">
            <text:p>0.063138</text:p>
          </table:table-cell>
          <table:table-cell table:formula="of:=[.E265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13]" office:value-type="float" office:value="0.054289" calcext:value-type="float">
            <text:p>0.054289</text:p>
          </table:table-cell>
          <table:table-cell table:formula="of:=[.D213]" office:value-type="float" office:value="0.056114" calcext:value-type="float">
            <text:p>0.056114</text:p>
          </table:table-cell>
          <table:table-cell table:formula="of:=[.E266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14]" office:value-type="float" office:value="0.04054" calcext:value-type="float">
            <text:p>0.04054</text:p>
          </table:table-cell>
          <table:table-cell table:formula="of:=[.D214]" office:value-type="float" office:value="0.048938" calcext:value-type="float">
            <text:p>0.048938</text:p>
          </table:table-cell>
          <table:table-cell table:formula="of:=[.E267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15]" office:value-type="float" office:value="0.028731" calcext:value-type="float">
            <text:p>0.028731</text:p>
          </table:table-cell>
          <table:table-cell table:formula="of:=[.D215]" office:value-type="float" office:value="0.041689" calcext:value-type="float">
            <text:p>0.041689</text:p>
          </table:table-cell>
          <table:table-cell table:formula="of:=[.E268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16]" office:value-type="float" office:value="0.018897" calcext:value-type="float">
            <text:p>0.018897</text:p>
          </table:table-cell>
          <table:table-cell table:formula="of:=[.D216]" office:value-type="float" office:value="0.034435" calcext:value-type="float">
            <text:p>0.034435</text:p>
          </table:table-cell>
          <table:table-cell table:formula="of:=[.E269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17]" office:value-type="float" office:value="0.011066" calcext:value-type="float">
            <text:p>0.011066</text:p>
          </table:table-cell>
          <table:table-cell table:formula="of:=[.D217]" office:value-type="float" office:value="0.027241" calcext:value-type="float">
            <text:p>0.027241</text:p>
          </table:table-cell>
          <table:table-cell table:formula="of:=[.E270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18]" office:value-type="float" office:value="0.005256" calcext:value-type="float">
            <text:p>0.005256</text:p>
          </table:table-cell>
          <table:table-cell table:formula="of:=[.D218]" office:value-type="float" office:value="0.020161" calcext:value-type="float">
            <text:p>0.020161</text:p>
          </table:table-cell>
          <table:table-cell table:formula="of:=[.E271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19]" office:value-type="float" office:value="0.001476" calcext:value-type="float">
            <text:p>0.001476</text:p>
          </table:table-cell>
          <table:table-cell table:formula="of:=[.D219]" office:value-type="float" office:value="0.013241" calcext:value-type="float">
            <text:p>0.013241</text:p>
          </table:table-cell>
          <table:table-cell table:formula="of:=[.E272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20]" office:value-type="float" office:value="-0.000274" calcext:value-type="float">
            <text:p>-0.000274</text:p>
          </table:table-cell>
          <table:table-cell table:formula="of:=[.D220]" office:value-type="float" office:value="0.006513" calcext:value-type="float">
            <text:p>0.006513</text:p>
          </table:table-cell>
          <table:table-cell table:formula="of:=[.E273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rc</text:p>
          </table:table-cell>
          <table:table-cell office:value-type="string" calcext:value-type="string">
            <text:p>3 12</text:p>
          </table:table-cell>
          <table:table-cell office:value-type="string" calcext:value-type="string">
            <text:p>(</text:p>
          </table:table-cell>
          <table:table-cell table:formula="of:=-[.D33]*SIN(PI()/4)+1" office:value-type="float" office:value="-7.48528137423857" calcext:value-type="float">
            <text:p>-7.48528137423857</text:p>
          </table:table-cell>
          <table:table-cell table:formula="of:=-[.D33]*SIN(PI()/4)" office:value-type="float" office:value="-8.48528137423857" calcext:value-type="float">
            <text:p>-8.485281374238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rc</text:p>
          </table:table-cell>
          <table:table-cell office:value-type="string" calcext:value-type="string">
            <text:p>7 13</text:p>
          </table:table-cell>
          <table:table-cell office:value-type="string" calcext:value-type="string">
            <text:p>(</text:p>
          </table:table-cell>
          <table:table-cell table:formula="of:=[.E278]" office:value-type="float" office:value="-7.48528137423857" calcext:value-type="float">
            <text:p>-7.48528137423857</text:p>
          </table:table-cell>
          <table:table-cell table:formula="of:=[.F278]" office:value-type="float" office:value="-8.48528137423857" calcext:value-type="float">
            <text:p>-8.48528137423857</text:p>
          </table:table-cell>
          <table:table-cell table:formula="of:=[.E274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lin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60]" office:value-type="float" office:value="0.002247" calcext:value-type="float">
            <text:p>0.002247</text:p>
          </table:table-cell>
          <table:table-cell table:formula="of:=[$Input.B60]" office:value-type="float" office:value="-0.006119" calcext:value-type="float">
            <text:p>-0.0061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61]" office:value-type="float" office:value="0.006409" calcext:value-type="float">
            <text:p>0.006409</text:p>
          </table:table-cell>
          <table:table-cell table:formula="of:=[$Input.B61]" office:value-type="float" office:value="-0.011672" calcext:value-type="float">
            <text:p>-0.011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62]" office:value-type="float" office:value="0.012457" calcext:value-type="float">
            <text:p>0.012457</text:p>
          </table:table-cell>
          <table:table-cell table:formula="of:=[$Input.B62]" office:value-type="float" office:value="-0.016658" calcext:value-type="float">
            <text:p>-0.0166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63]" office:value-type="float" office:value="0.020351" calcext:value-type="float">
            <text:p>0.020351</text:p>
          </table:table-cell>
          <table:table-cell table:formula="of:=[$Input.B63]" office:value-type="float" office:value="-0.021081" calcext:value-type="float">
            <text:p>-0.0210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64]" office:value-type="float" office:value="0.030046" calcext:value-type="float">
            <text:p>0.030046</text:p>
          </table:table-cell>
          <table:table-cell table:formula="of:=[$Input.B64]" office:value-type="float" office:value="-0.024945" calcext:value-type="float">
            <text:p>-0.0249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65]" office:value-type="float" office:value="0.041493" calcext:value-type="float">
            <text:p>0.041493</text:p>
          </table:table-cell>
          <table:table-cell table:formula="of:=[$Input.B65]" office:value-type="float" office:value="-0.02826" calcext:value-type="float">
            <text:p>-0.028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66]" office:value-type="float" office:value="0.054633" calcext:value-type="float">
            <text:p>0.054633</text:p>
          </table:table-cell>
          <table:table-cell table:formula="of:=[$Input.B66]" office:value-type="float" office:value="-0.031036" calcext:value-type="float">
            <text:p>-0.031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67]" office:value-type="float" office:value="0.069404" calcext:value-type="float">
            <text:p>0.069404</text:p>
          </table:table-cell>
          <table:table-cell table:formula="of:=[$Input.B67]" office:value-type="float" office:value="-0.033287" calcext:value-type="float">
            <text:p>-0.033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68]" office:value-type="float" office:value="0.085743" calcext:value-type="float">
            <text:p>0.085743</text:p>
          </table:table-cell>
          <table:table-cell table:formula="of:=[$Input.B68]" office:value-type="float" office:value="-0.035032" calcext:value-type="float">
            <text:p>-0.0350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69]" office:value-type="float" office:value="0.103578" calcext:value-type="float">
            <text:p>0.103578</text:p>
          </table:table-cell>
          <table:table-cell table:formula="of:=[$Input.B69]" office:value-type="float" office:value="-0.036293" calcext:value-type="float">
            <text:p>-0.036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70]" office:value-type="float" office:value="0.122838" calcext:value-type="float">
            <text:p>0.122838</text:p>
          </table:table-cell>
          <table:table-cell table:formula="of:=[$Input.B70]" office:value-type="float" office:value="-0.037096" calcext:value-type="float">
            <text:p>-0.037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71]" office:value-type="float" office:value="0.143448" calcext:value-type="float">
            <text:p>0.143448</text:p>
          </table:table-cell>
          <table:table-cell table:formula="of:=[$Input.B71]" office:value-type="float" office:value="-0.037472" calcext:value-type="float">
            <text:p>-0.0374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72]" office:value-type="float" office:value="0.165332" calcext:value-type="float">
            <text:p>0.165332</text:p>
          </table:table-cell>
          <table:table-cell table:formula="of:=[$Input.B72]" office:value-type="float" office:value="-0.037456" calcext:value-type="float">
            <text:p>-0.0374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73]" office:value-type="float" office:value="0.18841" calcext:value-type="float">
            <text:p>0.18841</text:p>
          </table:table-cell>
          <table:table-cell table:formula="of:=[$Input.B73]" office:value-type="float" office:value="-0.037089" calcext:value-type="float">
            <text:p>-0.037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74]" office:value-type="float" office:value="0.212604" calcext:value-type="float">
            <text:p>0.212604</text:p>
          </table:table-cell>
          <table:table-cell table:formula="of:=[$Input.B74]" office:value-type="float" office:value="-0.036415" calcext:value-type="float">
            <text:p>-0.0364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75]" office:value-type="float" office:value="0.237832" calcext:value-type="float">
            <text:p>0.237832</text:p>
          </table:table-cell>
          <table:table-cell table:formula="of:=[$Input.B75]" office:value-type="float" office:value="-0.035481" calcext:value-type="float">
            <text:p>-0.0354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76]" office:value-type="float" office:value="0.26401" calcext:value-type="float">
            <text:p>0.26401</text:p>
          </table:table-cell>
          <table:table-cell table:formula="of:=[$Input.B76]" office:value-type="float" office:value="-0.034339" calcext:value-type="float">
            <text:p>-0.034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77]" office:value-type="float" office:value="0.291053" calcext:value-type="float">
            <text:p>0.291053</text:p>
          </table:table-cell>
          <table:table-cell table:formula="of:=[$Input.B77]" office:value-type="float" office:value="-0.033042" calcext:value-type="float">
            <text:p>-0.0330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78]" office:value-type="float" office:value="0.318875" calcext:value-type="float">
            <text:p>0.318875</text:p>
          </table:table-cell>
          <table:table-cell table:formula="of:=[$Input.B78]" office:value-type="float" office:value="-0.031644" calcext:value-type="float">
            <text:p>-0.0316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79]" office:value-type="float" office:value="0.347385" calcext:value-type="float">
            <text:p>0.347385</text:p>
          </table:table-cell>
          <table:table-cell table:formula="of:=[$Input.B79]" office:value-type="float" office:value="-0.0302" calcext:value-type="float">
            <text:p>-0.0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80]" office:value-type="float" office:value="0.37649" calcext:value-type="float">
            <text:p>0.37649</text:p>
          </table:table-cell>
          <table:table-cell table:formula="of:=[$Input.B80]" office:value-type="float" office:value="-0.028765" calcext:value-type="float">
            <text:p>-0.0287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81]" office:value-type="float" office:value="0.406215" calcext:value-type="float">
            <text:p>0.406215</text:p>
          </table:table-cell>
          <table:table-cell table:formula="of:=[$Input.B81]" office:value-type="float" office:value="-0.027385" calcext:value-type="float">
            <text:p>-0.027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82]" office:value-type="float" office:value="0.436788" calcext:value-type="float">
            <text:p>0.436788</text:p>
          </table:table-cell>
          <table:table-cell table:formula="of:=[$Input.B82]" office:value-type="float" office:value="-0.02594" calcext:value-type="float">
            <text:p>-0.025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83]" office:value-type="float" office:value="0.467631" calcext:value-type="float">
            <text:p>0.467631</text:p>
          </table:table-cell>
          <table:table-cell table:formula="of:=[$Input.B83]" office:value-type="float" office:value="-0.02439" calcext:value-type="float">
            <text:p>-0.024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84]" office:value-type="float" office:value="0.49863" calcext:value-type="float">
            <text:p>0.49863</text:p>
          </table:table-cell>
          <table:table-cell table:formula="of:=[$Input.B84]" office:value-type="float" office:value="-0.022768" calcext:value-type="float">
            <text:p>-0.022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85]" office:value-type="float" office:value="0.529667" calcext:value-type="float">
            <text:p>0.529667</text:p>
          </table:table-cell>
          <table:table-cell table:formula="of:=[$Input.B85]" office:value-type="float" office:value="-0.021106" calcext:value-type="float">
            <text:p>-0.021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86]" office:value-type="float" office:value="0.560624" calcext:value-type="float">
            <text:p>0.560624</text:p>
          </table:table-cell>
          <table:table-cell table:formula="of:=[$Input.B86]" office:value-type="float" office:value="-0.019434" calcext:value-type="float">
            <text:p>-0.0194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87]" office:value-type="float" office:value="0.591383" calcext:value-type="float">
            <text:p>0.591383</text:p>
          </table:table-cell>
          <table:table-cell table:formula="of:=[$Input.B87]" office:value-type="float" office:value="-0.017776" calcext:value-type="float">
            <text:p>-0.0177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88]" office:value-type="float" office:value="0.621824" calcext:value-type="float">
            <text:p>0.621824</text:p>
          </table:table-cell>
          <table:table-cell table:formula="of:=[$Input.B88]" office:value-type="float" office:value="-0.016155" calcext:value-type="float">
            <text:p>-0.0161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89]" office:value-type="float" office:value="0.651828" calcext:value-type="float">
            <text:p>0.651828</text:p>
          </table:table-cell>
          <table:table-cell table:formula="of:=[$Input.B89]" office:value-type="float" office:value="-0.014589" calcext:value-type="float">
            <text:p>-0.0145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90]" office:value-type="float" office:value="0.681277" calcext:value-type="float">
            <text:p>0.681277</text:p>
          </table:table-cell>
          <table:table-cell table:formula="of:=[$Input.B90]" office:value-type="float" office:value="-0.01309" calcext:value-type="float">
            <text:p>-0.01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91]" office:value-type="float" office:value="0.710053" calcext:value-type="float">
            <text:p>0.710053</text:p>
          </table:table-cell>
          <table:table-cell table:formula="of:=[$Input.B91]" office:value-type="float" office:value="-0.011669" calcext:value-type="float">
            <text:p>-0.0116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92]" office:value-type="float" office:value="0.738042" calcext:value-type="float">
            <text:p>0.738042</text:p>
          </table:table-cell>
          <table:table-cell table:formula="of:=[$Input.B92]" office:value-type="float" office:value="-0.010332" calcext:value-type="float">
            <text:p>-0.010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93]" office:value-type="float" office:value="0.76513" calcext:value-type="float">
            <text:p>0.76513</text:p>
          </table:table-cell>
          <table:table-cell table:formula="of:=[$Input.B93]" office:value-type="float" office:value="-0.009085" calcext:value-type="float">
            <text:p>-0.0090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94]" office:value-type="float" office:value="0.791206" calcext:value-type="float">
            <text:p>0.791206</text:p>
          </table:table-cell>
          <table:table-cell table:formula="of:=[$Input.B94]" office:value-type="float" office:value="-0.007927" calcext:value-type="float">
            <text:p>-0.0079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95]" office:value-type="float" office:value="0.816164" calcext:value-type="float">
            <text:p>0.816164</text:p>
          </table:table-cell>
          <table:table-cell table:formula="of:=[$Input.B95]" office:value-type="float" office:value="-0.006859" calcext:value-type="float">
            <text:p>-0.0068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96]" office:value-type="float" office:value="0.839901" calcext:value-type="float">
            <text:p>0.839901</text:p>
          </table:table-cell>
          <table:table-cell table:formula="of:=[$Input.B96]" office:value-type="float" office:value="-0.005879" calcext:value-type="float">
            <text:p>-0.0058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97]" office:value-type="float" office:value="0.862316" calcext:value-type="float">
            <text:p>0.862316</text:p>
          </table:table-cell>
          <table:table-cell table:formula="of:=[$Input.B97]" office:value-type="float" office:value="-0.004983" calcext:value-type="float">
            <text:p>-0.0049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98]" office:value-type="float" office:value="0.883315" calcext:value-type="float">
            <text:p>0.883315</text:p>
          </table:table-cell>
          <table:table-cell table:formula="of:=[$Input.B98]" office:value-type="float" office:value="-0.00417" calcext:value-type="float">
            <text:p>-0.004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99]" office:value-type="float" office:value="0.902809" calcext:value-type="float">
            <text:p>0.902809</text:p>
          </table:table-cell>
          <table:table-cell table:formula="of:=[$Input.B99]" office:value-type="float" office:value="-0.003435" calcext:value-type="float">
            <text:p>-0.0034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00]" office:value-type="float" office:value="0.920716" calcext:value-type="float">
            <text:p>0.920716</text:p>
          </table:table-cell>
          <table:table-cell table:formula="of:=[$Input.B100]" office:value-type="float" office:value="-0.002777" calcext:value-type="float">
            <text:p>-0.0027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01]" office:value-type="float" office:value="0.936956" calcext:value-type="float">
            <text:p>0.936956</text:p>
          </table:table-cell>
          <table:table-cell table:formula="of:=[$Input.B101]" office:value-type="float" office:value="-0.002191" calcext:value-type="float">
            <text:p>-0.0021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02]" office:value-type="float" office:value="0.95146" calcext:value-type="float">
            <text:p>0.95146</text:p>
          </table:table-cell>
          <table:table-cell table:formula="of:=[$Input.B102]" office:value-type="float" office:value="-0.001676" calcext:value-type="float">
            <text:p>-0.0016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03]" office:value-type="float" office:value="0.964163" calcext:value-type="float">
            <text:p>0.964163</text:p>
          </table:table-cell>
          <table:table-cell table:formula="of:=[$Input.B103]" office:value-type="float" office:value="-0.001232" calcext:value-type="float">
            <text:p>-0.001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04]" office:value-type="float" office:value="0.97501" calcext:value-type="float">
            <text:p>0.97501</text:p>
          </table:table-cell>
          <table:table-cell table:formula="of:=[$Input.B104]" office:value-type="float" office:value="-0.000856" calcext:value-type="float">
            <text:p>-0.0008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05]" office:value-type="float" office:value="0.983952" calcext:value-type="float">
            <text:p>0.983952</text:p>
          </table:table-cell>
          <table:table-cell table:formula="of:=[$Input.B105]" office:value-type="float" office:value="-0.000548" calcext:value-type="float">
            <text:p>-0.0005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06]" office:value-type="float" office:value="0.990949" calcext:value-type="float">
            <text:p>0.990949</text:p>
          </table:table-cell>
          <table:table-cell table:formula="of:=[$Input.B106]" office:value-type="float" office:value="-0.000308" calcext:value-type="float">
            <text:p>-0.000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07]" office:value-type="float" office:value="0.99597" calcext:value-type="float">
            <text:p>0.99597</text:p>
          </table:table-cell>
          <table:table-cell table:formula="of:=[$Input.B107]" office:value-type="float" office:value="-0.000137" calcext:value-type="float">
            <text:p>-0.0001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$Input.A108]" office:value-type="float" office:value="0.998991" calcext:value-type="float">
            <text:p>0.998991</text:p>
          </table:table-cell>
          <table:table-cell table:formula="of:=[$Input.B108]" office:value-type="float" office:value="-0.000034" calcext:value-type="float">
            <text:p>-3.4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line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83]" office:value-type="float" office:value="0.002247" calcext:value-type="float">
            <text:p>0.002247</text:p>
          </table:table-cell>
          <table:table-cell table:formula="of:=[.D283]" office:value-type="float" office:value="-0.006119" calcext:value-type="float">
            <text:p>-0.006119</text:p>
          </table:table-cell>
          <table:table-cell table:formula="of:=[.E274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84]" office:value-type="float" office:value="0.006409" calcext:value-type="float">
            <text:p>0.006409</text:p>
          </table:table-cell>
          <table:table-cell table:formula="of:=[.D284]" office:value-type="float" office:value="-0.011672" calcext:value-type="float">
            <text:p>-0.011672</text:p>
          </table:table-cell>
          <table:table-cell table:formula="of:=[.E337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85]" office:value-type="float" office:value="0.012457" calcext:value-type="float">
            <text:p>0.012457</text:p>
          </table:table-cell>
          <table:table-cell table:formula="of:=[.D285]" office:value-type="float" office:value="-0.016658" calcext:value-type="float">
            <text:p>-0.016658</text:p>
          </table:table-cell>
          <table:table-cell table:formula="of:=[.E338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86]" office:value-type="float" office:value="0.020351" calcext:value-type="float">
            <text:p>0.020351</text:p>
          </table:table-cell>
          <table:table-cell table:formula="of:=[.D286]" office:value-type="float" office:value="-0.021081" calcext:value-type="float">
            <text:p>-0.021081</text:p>
          </table:table-cell>
          <table:table-cell table:formula="of:=[.E339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87]" office:value-type="float" office:value="0.030046" calcext:value-type="float">
            <text:p>0.030046</text:p>
          </table:table-cell>
          <table:table-cell table:formula="of:=[.D287]" office:value-type="float" office:value="-0.024945" calcext:value-type="float">
            <text:p>-0.024945</text:p>
          </table:table-cell>
          <table:table-cell table:formula="of:=[.E340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88]" office:value-type="float" office:value="0.041493" calcext:value-type="float">
            <text:p>0.041493</text:p>
          </table:table-cell>
          <table:table-cell table:formula="of:=[.D288]" office:value-type="float" office:value="-0.02826" calcext:value-type="float">
            <text:p>-0.02826</text:p>
          </table:table-cell>
          <table:table-cell table:formula="of:=[.E341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89]" office:value-type="float" office:value="0.054633" calcext:value-type="float">
            <text:p>0.054633</text:p>
          </table:table-cell>
          <table:table-cell table:formula="of:=[.D289]" office:value-type="float" office:value="-0.031036" calcext:value-type="float">
            <text:p>-0.031036</text:p>
          </table:table-cell>
          <table:table-cell table:formula="of:=[.E342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90]" office:value-type="float" office:value="0.069404" calcext:value-type="float">
            <text:p>0.069404</text:p>
          </table:table-cell>
          <table:table-cell table:formula="of:=[.D290]" office:value-type="float" office:value="-0.033287" calcext:value-type="float">
            <text:p>-0.033287</text:p>
          </table:table-cell>
          <table:table-cell table:formula="of:=[.E343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91]" office:value-type="float" office:value="0.085743" calcext:value-type="float">
            <text:p>0.085743</text:p>
          </table:table-cell>
          <table:table-cell table:formula="of:=[.D291]" office:value-type="float" office:value="-0.035032" calcext:value-type="float">
            <text:p>-0.035032</text:p>
          </table:table-cell>
          <table:table-cell table:formula="of:=[.E344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92]" office:value-type="float" office:value="0.103578" calcext:value-type="float">
            <text:p>0.103578</text:p>
          </table:table-cell>
          <table:table-cell table:formula="of:=[.D292]" office:value-type="float" office:value="-0.036293" calcext:value-type="float">
            <text:p>-0.036293</text:p>
          </table:table-cell>
          <table:table-cell table:formula="of:=[.E345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93]" office:value-type="float" office:value="0.122838" calcext:value-type="float">
            <text:p>0.122838</text:p>
          </table:table-cell>
          <table:table-cell table:formula="of:=[.D293]" office:value-type="float" office:value="-0.037096" calcext:value-type="float">
            <text:p>-0.037096</text:p>
          </table:table-cell>
          <table:table-cell table:formula="of:=[.E346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94]" office:value-type="float" office:value="0.143448" calcext:value-type="float">
            <text:p>0.143448</text:p>
          </table:table-cell>
          <table:table-cell table:formula="of:=[.D294]" office:value-type="float" office:value="-0.037472" calcext:value-type="float">
            <text:p>-0.037472</text:p>
          </table:table-cell>
          <table:table-cell table:formula="of:=[.E347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95]" office:value-type="float" office:value="0.165332" calcext:value-type="float">
            <text:p>0.165332</text:p>
          </table:table-cell>
          <table:table-cell table:formula="of:=[.D295]" office:value-type="float" office:value="-0.037456" calcext:value-type="float">
            <text:p>-0.037456</text:p>
          </table:table-cell>
          <table:table-cell table:formula="of:=[.E348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96]" office:value-type="float" office:value="0.18841" calcext:value-type="float">
            <text:p>0.18841</text:p>
          </table:table-cell>
          <table:table-cell table:formula="of:=[.D296]" office:value-type="float" office:value="-0.037089" calcext:value-type="float">
            <text:p>-0.037089</text:p>
          </table:table-cell>
          <table:table-cell table:formula="of:=[.E349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97]" office:value-type="float" office:value="0.212604" calcext:value-type="float">
            <text:p>0.212604</text:p>
          </table:table-cell>
          <table:table-cell table:formula="of:=[.D297]" office:value-type="float" office:value="-0.036415" calcext:value-type="float">
            <text:p>-0.036415</text:p>
          </table:table-cell>
          <table:table-cell table:formula="of:=[.E350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98]" office:value-type="float" office:value="0.237832" calcext:value-type="float">
            <text:p>0.237832</text:p>
          </table:table-cell>
          <table:table-cell table:formula="of:=[.D298]" office:value-type="float" office:value="-0.035481" calcext:value-type="float">
            <text:p>-0.035481</text:p>
          </table:table-cell>
          <table:table-cell table:formula="of:=[.E351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299]" office:value-type="float" office:value="0.26401" calcext:value-type="float">
            <text:p>0.26401</text:p>
          </table:table-cell>
          <table:table-cell table:formula="of:=[.D299]" office:value-type="float" office:value="-0.034339" calcext:value-type="float">
            <text:p>-0.034339</text:p>
          </table:table-cell>
          <table:table-cell table:formula="of:=[.E352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00]" office:value-type="float" office:value="0.291053" calcext:value-type="float">
            <text:p>0.291053</text:p>
          </table:table-cell>
          <table:table-cell table:formula="of:=[.D300]" office:value-type="float" office:value="-0.033042" calcext:value-type="float">
            <text:p>-0.033042</text:p>
          </table:table-cell>
          <table:table-cell table:formula="of:=[.E353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01]" office:value-type="float" office:value="0.318875" calcext:value-type="float">
            <text:p>0.318875</text:p>
          </table:table-cell>
          <table:table-cell table:formula="of:=[.D301]" office:value-type="float" office:value="-0.031644" calcext:value-type="float">
            <text:p>-0.031644</text:p>
          </table:table-cell>
          <table:table-cell table:formula="of:=[.E354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02]" office:value-type="float" office:value="0.347385" calcext:value-type="float">
            <text:p>0.347385</text:p>
          </table:table-cell>
          <table:table-cell table:formula="of:=[.D302]" office:value-type="float" office:value="-0.0302" calcext:value-type="float">
            <text:p>-0.0302</text:p>
          </table:table-cell>
          <table:table-cell table:formula="of:=[.E355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03]" office:value-type="float" office:value="0.37649" calcext:value-type="float">
            <text:p>0.37649</text:p>
          </table:table-cell>
          <table:table-cell table:formula="of:=[.D303]" office:value-type="float" office:value="-0.028765" calcext:value-type="float">
            <text:p>-0.028765</text:p>
          </table:table-cell>
          <table:table-cell table:formula="of:=[.E356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04]" office:value-type="float" office:value="0.406215" calcext:value-type="float">
            <text:p>0.406215</text:p>
          </table:table-cell>
          <table:table-cell table:formula="of:=[.D304]" office:value-type="float" office:value="-0.027385" calcext:value-type="float">
            <text:p>-0.027385</text:p>
          </table:table-cell>
          <table:table-cell table:formula="of:=[.E357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05]" office:value-type="float" office:value="0.436788" calcext:value-type="float">
            <text:p>0.436788</text:p>
          </table:table-cell>
          <table:table-cell table:formula="of:=[.D305]" office:value-type="float" office:value="-0.02594" calcext:value-type="float">
            <text:p>-0.02594</text:p>
          </table:table-cell>
          <table:table-cell table:formula="of:=[.E358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06]" office:value-type="float" office:value="0.467631" calcext:value-type="float">
            <text:p>0.467631</text:p>
          </table:table-cell>
          <table:table-cell table:formula="of:=[.D306]" office:value-type="float" office:value="-0.02439" calcext:value-type="float">
            <text:p>-0.02439</text:p>
          </table:table-cell>
          <table:table-cell table:formula="of:=[.E359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07]" office:value-type="float" office:value="0.49863" calcext:value-type="float">
            <text:p>0.49863</text:p>
          </table:table-cell>
          <table:table-cell table:formula="of:=[.D307]" office:value-type="float" office:value="-0.022768" calcext:value-type="float">
            <text:p>-0.022768</text:p>
          </table:table-cell>
          <table:table-cell table:formula="of:=[.E360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08]" office:value-type="float" office:value="0.529667" calcext:value-type="float">
            <text:p>0.529667</text:p>
          </table:table-cell>
          <table:table-cell table:formula="of:=[.D308]" office:value-type="float" office:value="-0.021106" calcext:value-type="float">
            <text:p>-0.021106</text:p>
          </table:table-cell>
          <table:table-cell table:formula="of:=[.E361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09]" office:value-type="float" office:value="0.560624" calcext:value-type="float">
            <text:p>0.560624</text:p>
          </table:table-cell>
          <table:table-cell table:formula="of:=[.D309]" office:value-type="float" office:value="-0.019434" calcext:value-type="float">
            <text:p>-0.019434</text:p>
          </table:table-cell>
          <table:table-cell table:formula="of:=[.E362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10]" office:value-type="float" office:value="0.591383" calcext:value-type="float">
            <text:p>0.591383</text:p>
          </table:table-cell>
          <table:table-cell table:formula="of:=[.D310]" office:value-type="float" office:value="-0.017776" calcext:value-type="float">
            <text:p>-0.017776</text:p>
          </table:table-cell>
          <table:table-cell table:formula="of:=[.E363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11]" office:value-type="float" office:value="0.621824" calcext:value-type="float">
            <text:p>0.621824</text:p>
          </table:table-cell>
          <table:table-cell table:formula="of:=[.D311]" office:value-type="float" office:value="-0.016155" calcext:value-type="float">
            <text:p>-0.016155</text:p>
          </table:table-cell>
          <table:table-cell table:formula="of:=[.E364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12]" office:value-type="float" office:value="0.651828" calcext:value-type="float">
            <text:p>0.651828</text:p>
          </table:table-cell>
          <table:table-cell table:formula="of:=[.D312]" office:value-type="float" office:value="-0.014589" calcext:value-type="float">
            <text:p>-0.014589</text:p>
          </table:table-cell>
          <table:table-cell table:formula="of:=[.E365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13]" office:value-type="float" office:value="0.681277" calcext:value-type="float">
            <text:p>0.681277</text:p>
          </table:table-cell>
          <table:table-cell table:formula="of:=[.D313]" office:value-type="float" office:value="-0.01309" calcext:value-type="float">
            <text:p>-0.01309</text:p>
          </table:table-cell>
          <table:table-cell table:formula="of:=[.E366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14]" office:value-type="float" office:value="0.710053" calcext:value-type="float">
            <text:p>0.710053</text:p>
          </table:table-cell>
          <table:table-cell table:formula="of:=[.D314]" office:value-type="float" office:value="-0.011669" calcext:value-type="float">
            <text:p>-0.011669</text:p>
          </table:table-cell>
          <table:table-cell table:formula="of:=[.E367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15]" office:value-type="float" office:value="0.738042" calcext:value-type="float">
            <text:p>0.738042</text:p>
          </table:table-cell>
          <table:table-cell table:formula="of:=[.D315]" office:value-type="float" office:value="-0.010332" calcext:value-type="float">
            <text:p>-0.010332</text:p>
          </table:table-cell>
          <table:table-cell table:formula="of:=[.E368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16]" office:value-type="float" office:value="0.76513" calcext:value-type="float">
            <text:p>0.76513</text:p>
          </table:table-cell>
          <table:table-cell table:formula="of:=[.D316]" office:value-type="float" office:value="-0.009085" calcext:value-type="float">
            <text:p>-0.009085</text:p>
          </table:table-cell>
          <table:table-cell table:formula="of:=[.E369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17]" office:value-type="float" office:value="0.791206" calcext:value-type="float">
            <text:p>0.791206</text:p>
          </table:table-cell>
          <table:table-cell table:formula="of:=[.D317]" office:value-type="float" office:value="-0.007927" calcext:value-type="float">
            <text:p>-0.007927</text:p>
          </table:table-cell>
          <table:table-cell table:formula="of:=[.E370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18]" office:value-type="float" office:value="0.816164" calcext:value-type="float">
            <text:p>0.816164</text:p>
          </table:table-cell>
          <table:table-cell table:formula="of:=[.D318]" office:value-type="float" office:value="-0.006859" calcext:value-type="float">
            <text:p>-0.006859</text:p>
          </table:table-cell>
          <table:table-cell table:formula="of:=[.E371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19]" office:value-type="float" office:value="0.839901" calcext:value-type="float">
            <text:p>0.839901</text:p>
          </table:table-cell>
          <table:table-cell table:formula="of:=[.D319]" office:value-type="float" office:value="-0.005879" calcext:value-type="float">
            <text:p>-0.005879</text:p>
          </table:table-cell>
          <table:table-cell table:formula="of:=[.E372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20]" office:value-type="float" office:value="0.862316" calcext:value-type="float">
            <text:p>0.862316</text:p>
          </table:table-cell>
          <table:table-cell table:formula="of:=[.D320]" office:value-type="float" office:value="-0.004983" calcext:value-type="float">
            <text:p>-0.004983</text:p>
          </table:table-cell>
          <table:table-cell table:formula="of:=[.E373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21]" office:value-type="float" office:value="0.883315" calcext:value-type="float">
            <text:p>0.883315</text:p>
          </table:table-cell>
          <table:table-cell table:formula="of:=[.D321]" office:value-type="float" office:value="-0.00417" calcext:value-type="float">
            <text:p>-0.00417</text:p>
          </table:table-cell>
          <table:table-cell table:formula="of:=[.E374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22]" office:value-type="float" office:value="0.902809" calcext:value-type="float">
            <text:p>0.902809</text:p>
          </table:table-cell>
          <table:table-cell table:formula="of:=[.D322]" office:value-type="float" office:value="-0.003435" calcext:value-type="float">
            <text:p>-0.003435</text:p>
          </table:table-cell>
          <table:table-cell table:formula="of:=[.E375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23]" office:value-type="float" office:value="0.920716" calcext:value-type="float">
            <text:p>0.920716</text:p>
          </table:table-cell>
          <table:table-cell table:formula="of:=[.D323]" office:value-type="float" office:value="-0.002777" calcext:value-type="float">
            <text:p>-0.002777</text:p>
          </table:table-cell>
          <table:table-cell table:formula="of:=[.E376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24]" office:value-type="float" office:value="0.936956" calcext:value-type="float">
            <text:p>0.936956</text:p>
          </table:table-cell>
          <table:table-cell table:formula="of:=[.D324]" office:value-type="float" office:value="-0.002191" calcext:value-type="float">
            <text:p>-0.002191</text:p>
          </table:table-cell>
          <table:table-cell table:formula="of:=[.E377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25]" office:value-type="float" office:value="0.95146" calcext:value-type="float">
            <text:p>0.95146</text:p>
          </table:table-cell>
          <table:table-cell table:formula="of:=[.D325]" office:value-type="float" office:value="-0.001676" calcext:value-type="float">
            <text:p>-0.001676</text:p>
          </table:table-cell>
          <table:table-cell table:formula="of:=[.E378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26]" office:value-type="float" office:value="0.964163" calcext:value-type="float">
            <text:p>0.964163</text:p>
          </table:table-cell>
          <table:table-cell table:formula="of:=[.D326]" office:value-type="float" office:value="-0.001232" calcext:value-type="float">
            <text:p>-0.001232</text:p>
          </table:table-cell>
          <table:table-cell table:formula="of:=[.E379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27]" office:value-type="float" office:value="0.97501" calcext:value-type="float">
            <text:p>0.97501</text:p>
          </table:table-cell>
          <table:table-cell table:formula="of:=[.D327]" office:value-type="float" office:value="-0.000856" calcext:value-type="float">
            <text:p>-0.000856</text:p>
          </table:table-cell>
          <table:table-cell table:formula="of:=[.E380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28]" office:value-type="float" office:value="0.983952" calcext:value-type="float">
            <text:p>0.983952</text:p>
          </table:table-cell>
          <table:table-cell table:formula="of:=[.D328]" office:value-type="float" office:value="-0.000548" calcext:value-type="float">
            <text:p>-0.000548</text:p>
          </table:table-cell>
          <table:table-cell table:formula="of:=[.E381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29]" office:value-type="float" office:value="0.990949" calcext:value-type="float">
            <text:p>0.990949</text:p>
          </table:table-cell>
          <table:table-cell table:formula="of:=[.D329]" office:value-type="float" office:value="-0.000308" calcext:value-type="float">
            <text:p>-0.000308</text:p>
          </table:table-cell>
          <table:table-cell table:formula="of:=[.E382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30]" office:value-type="float" office:value="0.99597" calcext:value-type="float">
            <text:p>0.99597</text:p>
          </table:table-cell>
          <table:table-cell table:formula="of:=[.D330]" office:value-type="float" office:value="-0.000137" calcext:value-type="float">
            <text:p>-0.000137</text:p>
          </table:table-cell>
          <table:table-cell table:formula="of:=[.E383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formula="of:=[.C331]" office:value-type="float" office:value="0.998991" calcext:value-type="float">
            <text:p>0.998991</text:p>
          </table:table-cell>
          <table:table-cell table:formula="of:=[.D331]" office:value-type="float" office:value="-0.000034" calcext:value-type="float">
            <text:p>-3.4E-05</text:p>
          </table:table-cell>
          <table:table-cell table:formula="of:=[.E384]" office:value-type="float" office:value="0.3" calcext:value-type="float">
            <text:p>0.3</text:p>
          </table:table-cell>
          <table:table-cell office:value-type="string" calcext:value-type="string">
            <text:p>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);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);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)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efaultPa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{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name frontAndBack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type empty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unda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let <text:s text:c="13"/>// patch n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{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type patch; <text:s text:c="3"/>// patch type for patch 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fa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(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(9 2 6 11) <text:s/>// block face in this pa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(2 3 7 6 <text:s/>) <text:s/>// block face in this pa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(3 12 13 7 <text:s/>) <text:s/>// block face in this pa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(12 15 14 13 <text:s/>) <text:s/>// block face in this pa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}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utlet <text:s text:c="13"/>// patch n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{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type patch; <text:s text:c="3"/>// patch type for patch 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fa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(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(8 9 10 11) <text:s/>// block face in this pa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(15 8 10 14 <text:s/>) <text:s/>// block face in this pa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}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lls <text:s text:c="13"/>// patch n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{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type wall; <text:s text:c="3"/>// patch type for patch 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fa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(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(0 1 5 4) <text:s/>// block face in this pa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(0 4 17 16 <text:s/>) <text:s/>// block face in this pa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}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erface1 <text:s text:c="13"/>// patch n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{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type patch; <text:s text:c="3"/>// patch type for patch 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fa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(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(1 8 10 5) <text:s/>// block face in this pa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}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rface2 <text:s text:c="13"/>// patch n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{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type patch; <text:s text:c="3"/>// patch type for patch 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fa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(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(16 17 10 8) <text:s/>// block face in this pat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2"/>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}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);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/>mergePatchPai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4"/>( interface1 interface2 )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// ************************************************************************* //</text:p>
          </table:table-cell>
          <table:table-cell table:number-columns-repeated="1023"/>
        </table:table-row>
        <table:table-row table:style-name="ro1" table:visibility="collapse" table:number-rows-repeated="1048111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Sheet3" table:style-name="ta2">
        <table:table-column table:style-name="co10" table:number-columns-repeated="2" table:default-cell-style-name="Default"/>
        <table:table-row table:style-name="ro4">
          <table:table-cell table:style-name="ce34"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 office:value-type="float" office:value="0.999035" calcext:value-type="float">
            <text:p>0.999035</text:p>
          </table:table-cell>
          <table:table-cell office:value-type="float" office:value="0.000297" calcext:value-type="float">
            <text:p>0.000297</text:p>
          </table:table-cell>
        </table:table-row>
        <table:table-row table:style-name="ro1">
          <table:table-cell office:value-type="float" office:value="0.996145" calcext:value-type="float">
            <text:p>0.996145</text:p>
          </table:table-cell>
          <table:table-cell office:value-type="float" office:value="0.001185" calcext:value-type="float">
            <text:p>0.001185</text:p>
          </table:table-cell>
        </table:table-row>
        <table:table-row table:style-name="ro1">
          <table:table-cell office:value-type="float" office:value="0.991338" calcext:value-type="float">
            <text:p>0.991338</text:p>
          </table:table-cell>
          <table:table-cell office:value-type="float" office:value="0.002653" calcext:value-type="float">
            <text:p>0.002653</text:p>
          </table:table-cell>
        </table:table-row>
        <table:table-row table:style-name="ro1">
          <table:table-cell office:value-type="float" office:value="0.984631" calcext:value-type="float">
            <text:p>0.984631</text:p>
          </table:table-cell>
          <table:table-cell office:value-type="float" office:value="0.004682" calcext:value-type="float">
            <text:p>0.004682</text:p>
          </table:table-cell>
        </table:table-row>
        <table:table-row table:style-name="ro1">
          <table:table-cell office:value-type="float" office:value="0.976046" calcext:value-type="float">
            <text:p>0.976046</text:p>
          </table:table-cell>
          <table:table-cell office:value-type="float" office:value="0.007248" calcext:value-type="float">
            <text:p>0.007248</text:p>
          </table:table-cell>
        </table:table-row>
        <table:table-row table:style-name="ro1">
          <table:table-cell office:value-type="float" office:value="0.965613" calcext:value-type="float">
            <text:p>0.965613</text:p>
          </table:table-cell>
          <table:table-cell office:value-type="float" office:value="0.010321" calcext:value-type="float">
            <text:p>0.010321</text:p>
          </table:table-cell>
        </table:table-row>
        <table:table-row table:style-name="ro1">
          <table:table-cell office:value-type="float" office:value="0.953367" calcext:value-type="float">
            <text:p>0.953367</text:p>
          </table:table-cell>
          <table:table-cell office:value-type="float" office:value="0.013863" calcext:value-type="float">
            <text:p>0.013863</text:p>
          </table:table-cell>
        </table:table-row>
        <table:table-row table:style-name="ro1">
          <table:table-cell office:value-type="float" office:value="0.939351" calcext:value-type="float">
            <text:p>0.939351</text:p>
          </table:table-cell>
          <table:table-cell office:value-type="float" office:value="0.017833" calcext:value-type="float">
            <text:p>0.017833</text:p>
          </table:table-cell>
        </table:table-row>
        <table:table-row table:style-name="ro1">
          <table:table-cell office:value-type="float" office:value="0.923612" calcext:value-type="float">
            <text:p>0.923612</text:p>
          </table:table-cell>
          <table:table-cell office:value-type="float" office:value="0.022187" calcext:value-type="float">
            <text:p>0.022187</text:p>
          </table:table-cell>
        </table:table-row>
        <table:table-row table:style-name="ro1">
          <table:table-cell office:value-type="float" office:value="0.906208" calcext:value-type="float">
            <text:p>0.906208</text:p>
          </table:table-cell>
          <table:table-cell office:value-type="float" office:value="0.026874" calcext:value-type="float">
            <text:p>0.026874</text:p>
          </table:table-cell>
        </table:table-row>
        <table:table-row table:style-name="ro1">
          <table:table-cell office:value-type="float" office:value="0.887198" calcext:value-type="float">
            <text:p>0.887198</text:p>
          </table:table-cell>
          <table:table-cell office:value-type="float" office:value="0.031843" calcext:value-type="float">
            <text:p>0.031843</text:p>
          </table:table-cell>
        </table:table-row>
        <table:table-row table:style-name="ro1">
          <table:table-cell office:value-type="float" office:value="0.866653" calcext:value-type="float">
            <text:p>0.866653</text:p>
          </table:table-cell>
          <table:table-cell office:value-type="float" office:value="0.03704" calcext:value-type="float">
            <text:p>0.03704</text:p>
          </table:table-cell>
        </table:table-row>
        <table:table-row table:style-name="ro1">
          <table:table-cell office:value-type="float" office:value="0.844647" calcext:value-type="float">
            <text:p>0.844647</text:p>
          </table:table-cell>
          <table:table-cell office:value-type="float" office:value="0.042411" calcext:value-type="float">
            <text:p>0.042411</text:p>
          </table:table-cell>
        </table:table-row>
        <table:table-row table:style-name="ro1">
          <table:table-cell office:value-type="float" office:value="0.82126" calcext:value-type="float">
            <text:p>0.82126</text:p>
          </table:table-cell>
          <table:table-cell office:value-type="float" office:value="0.047899" calcext:value-type="float">
            <text:p>0.047899</text:p>
          </table:table-cell>
        </table:table-row>
        <table:table-row table:style-name="ro1">
          <table:table-cell office:value-type="float" office:value="0.796579" calcext:value-type="float">
            <text:p>0.796579</text:p>
          </table:table-cell>
          <table:table-cell office:value-type="float" office:value="0.053449" calcext:value-type="float">
            <text:p>0.053449</text:p>
          </table:table-cell>
        </table:table-row>
        <table:table-row table:style-name="ro1">
          <table:table-cell office:value-type="float" office:value="0.770697" calcext:value-type="float">
            <text:p>0.770697</text:p>
          </table:table-cell>
          <table:table-cell office:value-type="float" office:value="0.059005" calcext:value-type="float">
            <text:p>0.059005</text:p>
          </table:table-cell>
        </table:table-row>
        <table:table-row table:style-name="ro1">
          <table:table-cell office:value-type="float" office:value="0.743712" calcext:value-type="float">
            <text:p>0.743712</text:p>
          </table:table-cell>
          <table:table-cell office:value-type="float" office:value="0.064511" calcext:value-type="float">
            <text:p>0.064511</text:p>
          </table:table-cell>
        </table:table-row>
        <table:table-row table:style-name="ro1">
          <table:table-cell office:value-type="float" office:value="0.715726" calcext:value-type="float">
            <text:p>0.715726</text:p>
          </table:table-cell>
          <table:table-cell office:value-type="float" office:value="0.069913" calcext:value-type="float">
            <text:p>0.069913</text:p>
          </table:table-cell>
        </table:table-row>
        <table:table-row table:style-name="ro1">
          <table:table-cell office:value-type="float" office:value="0.686848" calcext:value-type="float">
            <text:p>0.686848</text:p>
          </table:table-cell>
          <table:table-cell office:value-type="float" office:value="0.075158" calcext:value-type="float">
            <text:p>0.075158</text:p>
          </table:table-cell>
        </table:table-row>
        <table:table-row table:style-name="ro1">
          <table:table-cell office:value-type="float" office:value="0.657189" calcext:value-type="float">
            <text:p>0.657189</text:p>
          </table:table-cell>
          <table:table-cell office:value-type="float" office:value="0.080194" calcext:value-type="float">
            <text:p>0.080194</text:p>
          </table:table-cell>
        </table:table-row>
        <table:table-row table:style-name="ro1">
          <table:table-cell office:value-type="float" office:value="0.626866" calcext:value-type="float">
            <text:p>0.626866</text:p>
          </table:table-cell>
          <table:table-cell office:value-type="float" office:value="0.084971" calcext:value-type="float">
            <text:p>0.084971</text:p>
          </table:table-cell>
        </table:table-row>
        <table:table-row table:style-name="ro1">
          <table:table-cell office:value-type="float" office:value="0.595998" calcext:value-type="float">
            <text:p>0.595998</text:p>
          </table:table-cell>
          <table:table-cell office:value-type="float" office:value="0.089439" calcext:value-type="float">
            <text:p>0.089439</text:p>
          </table:table-cell>
        </table:table-row>
        <table:table-row table:style-name="ro1">
          <table:table-cell office:value-type="float" office:value="0.564709" calcext:value-type="float">
            <text:p>0.564709</text:p>
          </table:table-cell>
          <table:table-cell office:value-type="float" office:value="0.093554" calcext:value-type="float">
            <text:p>0.093554</text:p>
          </table:table-cell>
        </table:table-row>
        <table:table-row table:style-name="ro1">
          <table:table-cell office:value-type="float" office:value="0.533123" calcext:value-type="float">
            <text:p>0.533123</text:p>
          </table:table-cell>
          <table:table-cell office:value-type="float" office:value="0.097269" calcext:value-type="float">
            <text:p>0.097269</text:p>
          </table:table-cell>
        </table:table-row>
        <table:table-row table:style-name="ro1">
          <table:table-cell office:value-type="float" office:value="0.50137" calcext:value-type="float">
            <text:p>0.50137</text:p>
          </table:table-cell>
          <table:table-cell office:value-type="float" office:value="0.100545" calcext:value-type="float">
            <text:p>0.100545</text:p>
          </table:table-cell>
        </table:table-row>
        <table:table-row table:style-name="ro1">
          <table:table-cell office:value-type="float" office:value="0.469578" calcext:value-type="float">
            <text:p>0.469578</text:p>
          </table:table-cell>
          <table:table-cell office:value-type="float" office:value="0.103344" calcext:value-type="float">
            <text:p>0.103344</text:p>
          </table:table-cell>
        </table:table-row>
        <table:table-row table:style-name="ro1">
          <table:table-cell office:value-type="float" office:value="0.437879" calcext:value-type="float">
            <text:p>0.437879</text:p>
          </table:table-cell>
          <table:table-cell office:value-type="float" office:value="0.105631" calcext:value-type="float">
            <text:p>0.105631</text:p>
          </table:table-cell>
        </table:table-row>
        <table:table-row table:style-name="ro1">
          <table:table-cell office:value-type="float" office:value="0.406404" calcext:value-type="float">
            <text:p>0.406404</text:p>
          </table:table-cell>
          <table:table-cell office:value-type="float" office:value="0.107376" calcext:value-type="float">
            <text:p>0.107376</text:p>
          </table:table-cell>
        </table:table-row>
        <table:table-row table:style-name="ro1">
          <table:table-cell office:value-type="float" office:value="0.37482" calcext:value-type="float">
            <text:p>0.37482</text:p>
          </table:table-cell>
          <table:table-cell office:value-type="float" office:value="0.108468" calcext:value-type="float">
            <text:p>0.108468</text:p>
          </table:table-cell>
        </table:table-row>
        <table:table-row table:style-name="ro1">
          <table:table-cell office:value-type="float" office:value="0.343599" calcext:value-type="float">
            <text:p>0.343599</text:p>
          </table:table-cell>
          <table:table-cell office:value-type="float" office:value="0.108714" calcext:value-type="float">
            <text:p>0.108714</text:p>
          </table:table-cell>
        </table:table-row>
        <table:table-row table:style-name="ro1">
          <table:table-cell office:value-type="float" office:value="0.313001" calcext:value-type="float">
            <text:p>0.313001</text:p>
          </table:table-cell>
          <table:table-cell office:value-type="float" office:value="0.10811" calcext:value-type="float">
            <text:p>0.10811</text:p>
          </table:table-cell>
        </table:table-row>
        <table:table-row table:style-name="ro1">
          <table:table-cell office:value-type="float" office:value="0.283167" calcext:value-type="float">
            <text:p>0.283167</text:p>
          </table:table-cell>
          <table:table-cell office:value-type="float" office:value="0.10667" calcext:value-type="float">
            <text:p>0.10667</text:p>
          </table:table-cell>
        </table:table-row>
        <table:table-row table:style-name="ro1">
          <table:table-cell office:value-type="float" office:value="0.254236" calcext:value-type="float">
            <text:p>0.254236</text:p>
          </table:table-cell>
          <table:table-cell office:value-type="float" office:value="0.104416" calcext:value-type="float">
            <text:p>0.104416</text:p>
          </table:table-cell>
        </table:table-row>
        <table:table-row table:style-name="ro1">
          <table:table-cell office:value-type="float" office:value="0.226341" calcext:value-type="float">
            <text:p>0.226341</text:p>
          </table:table-cell>
          <table:table-cell office:value-type="float" office:value="0.101384" calcext:value-type="float">
            <text:p>0.101384</text:p>
          </table:table-cell>
        </table:table-row>
        <table:table-row table:style-name="ro1">
          <table:table-cell office:value-type="float" office:value="0.19961" calcext:value-type="float">
            <text:p>0.19961</text:p>
          </table:table-cell>
          <table:table-cell office:value-type="float" office:value="0.097618" calcext:value-type="float">
            <text:p>0.097618</text:p>
          </table:table-cell>
        </table:table-row>
        <table:table-row table:style-name="ro1">
          <table:table-cell office:value-type="float" office:value="0.174166" calcext:value-type="float">
            <text:p>0.174166</text:p>
          </table:table-cell>
          <table:table-cell office:value-type="float" office:value="0.093172" calcext:value-type="float">
            <text:p>0.093172</text:p>
          </table:table-cell>
        </table:table-row>
        <table:table-row table:style-name="ro1">
          <table:table-cell office:value-type="float" office:value="0.150121" calcext:value-type="float">
            <text:p>0.150121</text:p>
          </table:table-cell>
          <table:table-cell office:value-type="float" office:value="0.088108" calcext:value-type="float">
            <text:p>0.088108</text:p>
          </table:table-cell>
        </table:table-row>
        <table:table-row table:style-name="ro1">
          <table:table-cell office:value-type="float" office:value="0.127583" calcext:value-type="float">
            <text:p>0.127583</text:p>
          </table:table-cell>
          <table:table-cell office:value-type="float" office:value="0.082496" calcext:value-type="float">
            <text:p>0.082496</text:p>
          </table:table-cell>
        </table:table-row>
        <table:table-row table:style-name="ro1">
          <table:table-cell office:value-type="float" office:value="0.106649" calcext:value-type="float">
            <text:p>0.106649</text:p>
          </table:table-cell>
          <table:table-cell office:value-type="float" office:value="0.07641" calcext:value-type="float">
            <text:p>0.07641</text:p>
          </table:table-cell>
        </table:table-row>
        <table:table-row table:style-name="ro1">
          <table:table-cell office:value-type="float" office:value="0.087405" calcext:value-type="float">
            <text:p>0.087405</text:p>
          </table:table-cell>
          <table:table-cell office:value-type="float" office:value="0.06993" calcext:value-type="float">
            <text:p>0.06993</text:p>
          </table:table-cell>
        </table:table-row>
        <table:table-row table:style-name="ro1">
          <table:table-cell office:value-type="float" office:value="0.069929" calcext:value-type="float">
            <text:p>0.069929</text:p>
          </table:table-cell>
          <table:table-cell office:value-type="float" office:value="0.063138" calcext:value-type="float">
            <text:p>0.063138</text:p>
          </table:table-cell>
        </table:table-row>
        <table:table-row table:style-name="ro1">
          <table:table-cell office:value-type="float" office:value="0.054289" calcext:value-type="float">
            <text:p>0.054289</text:p>
          </table:table-cell>
          <table:table-cell office:value-type="float" office:value="0.056114" calcext:value-type="float">
            <text:p>0.056114</text:p>
          </table:table-cell>
        </table:table-row>
        <table:table-row table:style-name="ro1">
          <table:table-cell office:value-type="float" office:value="0.04054" calcext:value-type="float">
            <text:p>0.04054</text:p>
          </table:table-cell>
          <table:table-cell office:value-type="float" office:value="0.048938" calcext:value-type="float">
            <text:p>0.048938</text:p>
          </table:table-cell>
        </table:table-row>
        <table:table-row table:style-name="ro1">
          <table:table-cell office:value-type="float" office:value="0.028731" calcext:value-type="float">
            <text:p>0.028731</text:p>
          </table:table-cell>
          <table:table-cell office:value-type="float" office:value="0.041689" calcext:value-type="float">
            <text:p>0.041689</text:p>
          </table:table-cell>
        </table:table-row>
        <table:table-row table:style-name="ro1">
          <table:table-cell office:value-type="float" office:value="0.018897" calcext:value-type="float">
            <text:p>0.018897</text:p>
          </table:table-cell>
          <table:table-cell office:value-type="float" office:value="0.034435" calcext:value-type="float">
            <text:p>0.034435</text:p>
          </table:table-cell>
        </table:table-row>
        <table:table-row table:style-name="ro1">
          <table:table-cell office:value-type="float" office:value="0.011066" calcext:value-type="float">
            <text:p>0.011066</text:p>
          </table:table-cell>
          <table:table-cell office:value-type="float" office:value="0.027241" calcext:value-type="float">
            <text:p>0.027241</text:p>
          </table:table-cell>
        </table:table-row>
        <table:table-row table:style-name="ro1">
          <table:table-cell office:value-type="float" office:value="0.005256" calcext:value-type="float">
            <text:p>0.005256</text:p>
          </table:table-cell>
          <table:table-cell office:value-type="float" office:value="0.020161" calcext:value-type="float">
            <text:p>0.020161</text:p>
          </table:table-cell>
        </table:table-row>
        <table:table-row table:style-name="ro1">
          <table:table-cell office:value-type="float" office:value="0.001476" calcext:value-type="float">
            <text:p>0.001476</text:p>
          </table:table-cell>
          <table:table-cell office:value-type="float" office:value="0.013241" calcext:value-type="float">
            <text:p>0.013241</text:p>
          </table:table-cell>
        </table:table-row>
        <table:table-row table:style-name="ro1">
          <table:table-cell office:value-type="float" office:value="-0.000274" calcext:value-type="float">
            <text:p>-0.000274</text:p>
          </table:table-cell>
          <table:table-cell office:value-type="float" office:value="0.006513" calcext:value-type="float">
            <text:p>0.00651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247" calcext:value-type="float">
            <text:p>0.002247</text:p>
          </table:table-cell>
          <table:table-cell office:value-type="float" office:value="-0.006119" calcext:value-type="float">
            <text:p>-0.006119</text:p>
          </table:table-cell>
        </table:table-row>
        <table:table-row table:style-name="ro1">
          <table:table-cell office:value-type="float" office:value="0.006409" calcext:value-type="float">
            <text:p>0.006409</text:p>
          </table:table-cell>
          <table:table-cell office:value-type="float" office:value="-0.011672" calcext:value-type="float">
            <text:p>-0.011672</text:p>
          </table:table-cell>
        </table:table-row>
        <table:table-row table:style-name="ro1">
          <table:table-cell office:value-type="float" office:value="0.012457" calcext:value-type="float">
            <text:p>0.012457</text:p>
          </table:table-cell>
          <table:table-cell office:value-type="float" office:value="-0.016658" calcext:value-type="float">
            <text:p>-0.016658</text:p>
          </table:table-cell>
        </table:table-row>
        <table:table-row table:style-name="ro1">
          <table:table-cell office:value-type="float" office:value="0.020351" calcext:value-type="float">
            <text:p>0.020351</text:p>
          </table:table-cell>
          <table:table-cell office:value-type="float" office:value="-0.021081" calcext:value-type="float">
            <text:p>-0.021081</text:p>
          </table:table-cell>
        </table:table-row>
        <table:table-row table:style-name="ro1">
          <table:table-cell office:value-type="float" office:value="0.030046" calcext:value-type="float">
            <text:p>0.030046</text:p>
          </table:table-cell>
          <table:table-cell office:value-type="float" office:value="-0.024945" calcext:value-type="float">
            <text:p>-0.024945</text:p>
          </table:table-cell>
        </table:table-row>
        <table:table-row table:style-name="ro1">
          <table:table-cell office:value-type="float" office:value="0.041493" calcext:value-type="float">
            <text:p>0.041493</text:p>
          </table:table-cell>
          <table:table-cell office:value-type="float" office:value="-0.02826" calcext:value-type="float">
            <text:p>-0.02826</text:p>
          </table:table-cell>
        </table:table-row>
        <table:table-row table:style-name="ro1">
          <table:table-cell office:value-type="float" office:value="0.054633" calcext:value-type="float">
            <text:p>0.054633</text:p>
          </table:table-cell>
          <table:table-cell office:value-type="float" office:value="-0.031036" calcext:value-type="float">
            <text:p>-0.031036</text:p>
          </table:table-cell>
        </table:table-row>
        <table:table-row table:style-name="ro1">
          <table:table-cell office:value-type="float" office:value="0.069404" calcext:value-type="float">
            <text:p>0.069404</text:p>
          </table:table-cell>
          <table:table-cell office:value-type="float" office:value="-0.033287" calcext:value-type="float">
            <text:p>-0.033287</text:p>
          </table:table-cell>
        </table:table-row>
        <table:table-row table:style-name="ro1">
          <table:table-cell office:value-type="float" office:value="0.085743" calcext:value-type="float">
            <text:p>0.085743</text:p>
          </table:table-cell>
          <table:table-cell office:value-type="float" office:value="-0.035032" calcext:value-type="float">
            <text:p>-0.035032</text:p>
          </table:table-cell>
        </table:table-row>
        <table:table-row table:style-name="ro1">
          <table:table-cell office:value-type="float" office:value="0.103578" calcext:value-type="float">
            <text:p>0.103578</text:p>
          </table:table-cell>
          <table:table-cell office:value-type="float" office:value="-0.036293" calcext:value-type="float">
            <text:p>-0.036293</text:p>
          </table:table-cell>
        </table:table-row>
        <table:table-row table:style-name="ro1">
          <table:table-cell office:value-type="float" office:value="0.122838" calcext:value-type="float">
            <text:p>0.122838</text:p>
          </table:table-cell>
          <table:table-cell office:value-type="float" office:value="-0.037096" calcext:value-type="float">
            <text:p>-0.037096</text:p>
          </table:table-cell>
        </table:table-row>
        <table:table-row table:style-name="ro1">
          <table:table-cell office:value-type="float" office:value="0.143448" calcext:value-type="float">
            <text:p>0.143448</text:p>
          </table:table-cell>
          <table:table-cell office:value-type="float" office:value="-0.037472" calcext:value-type="float">
            <text:p>-0.037472</text:p>
          </table:table-cell>
        </table:table-row>
        <table:table-row table:style-name="ro1">
          <table:table-cell office:value-type="float" office:value="0.165332" calcext:value-type="float">
            <text:p>0.165332</text:p>
          </table:table-cell>
          <table:table-cell office:value-type="float" office:value="-0.037456" calcext:value-type="float">
            <text:p>-0.037456</text:p>
          </table:table-cell>
        </table:table-row>
        <table:table-row table:style-name="ro1">
          <table:table-cell office:value-type="float" office:value="0.18841" calcext:value-type="float">
            <text:p>0.18841</text:p>
          </table:table-cell>
          <table:table-cell office:value-type="float" office:value="-0.037089" calcext:value-type="float">
            <text:p>-0.037089</text:p>
          </table:table-cell>
        </table:table-row>
        <table:table-row table:style-name="ro1">
          <table:table-cell office:value-type="float" office:value="0.212604" calcext:value-type="float">
            <text:p>0.212604</text:p>
          </table:table-cell>
          <table:table-cell office:value-type="float" office:value="-0.036415" calcext:value-type="float">
            <text:p>-0.036415</text:p>
          </table:table-cell>
        </table:table-row>
        <table:table-row table:style-name="ro1">
          <table:table-cell office:value-type="float" office:value="0.237832" calcext:value-type="float">
            <text:p>0.237832</text:p>
          </table:table-cell>
          <table:table-cell office:value-type="float" office:value="-0.035481" calcext:value-type="float">
            <text:p>-0.035481</text:p>
          </table:table-cell>
        </table:table-row>
        <table:table-row table:style-name="ro1">
          <table:table-cell office:value-type="float" office:value="0.26401" calcext:value-type="float">
            <text:p>0.26401</text:p>
          </table:table-cell>
          <table:table-cell office:value-type="float" office:value="-0.034339" calcext:value-type="float">
            <text:p>-0.034339</text:p>
          </table:table-cell>
        </table:table-row>
        <table:table-row table:style-name="ro1">
          <table:table-cell office:value-type="float" office:value="0.291053" calcext:value-type="float">
            <text:p>0.291053</text:p>
          </table:table-cell>
          <table:table-cell office:value-type="float" office:value="-0.033042" calcext:value-type="float">
            <text:p>-0.033042</text:p>
          </table:table-cell>
        </table:table-row>
        <table:table-row table:style-name="ro1">
          <table:table-cell office:value-type="float" office:value="0.318875" calcext:value-type="float">
            <text:p>0.318875</text:p>
          </table:table-cell>
          <table:table-cell office:value-type="float" office:value="-0.031644" calcext:value-type="float">
            <text:p>-0.031644</text:p>
          </table:table-cell>
        </table:table-row>
        <table:table-row table:style-name="ro1">
          <table:table-cell office:value-type="float" office:value="0.347385" calcext:value-type="float">
            <text:p>0.347385</text:p>
          </table:table-cell>
          <table:table-cell office:value-type="float" office:value="-0.0302" calcext:value-type="float">
            <text:p>-0.0302</text:p>
          </table:table-cell>
        </table:table-row>
        <table:table-row table:style-name="ro1">
          <table:table-cell office:value-type="float" office:value="0.37649" calcext:value-type="float">
            <text:p>0.37649</text:p>
          </table:table-cell>
          <table:table-cell office:value-type="float" office:value="-0.028765" calcext:value-type="float">
            <text:p>-0.028765</text:p>
          </table:table-cell>
        </table:table-row>
        <table:table-row table:style-name="ro1">
          <table:table-cell office:value-type="float" office:value="0.406215" calcext:value-type="float">
            <text:p>0.406215</text:p>
          </table:table-cell>
          <table:table-cell office:value-type="float" office:value="-0.027385" calcext:value-type="float">
            <text:p>-0.027385</text:p>
          </table:table-cell>
        </table:table-row>
        <table:table-row table:style-name="ro1">
          <table:table-cell office:value-type="float" office:value="0.436788" calcext:value-type="float">
            <text:p>0.436788</text:p>
          </table:table-cell>
          <table:table-cell office:value-type="float" office:value="-0.02594" calcext:value-type="float">
            <text:p>-0.02594</text:p>
          </table:table-cell>
        </table:table-row>
        <table:table-row table:style-name="ro1">
          <table:table-cell office:value-type="float" office:value="0.467631" calcext:value-type="float">
            <text:p>0.467631</text:p>
          </table:table-cell>
          <table:table-cell office:value-type="float" office:value="-0.02439" calcext:value-type="float">
            <text:p>-0.02439</text:p>
          </table:table-cell>
        </table:table-row>
        <table:table-row table:style-name="ro1">
          <table:table-cell office:value-type="float" office:value="0.49863" calcext:value-type="float">
            <text:p>0.49863</text:p>
          </table:table-cell>
          <table:table-cell office:value-type="float" office:value="-0.022768" calcext:value-type="float">
            <text:p>-0.022768</text:p>
          </table:table-cell>
        </table:table-row>
        <table:table-row table:style-name="ro1">
          <table:table-cell office:value-type="float" office:value="0.529667" calcext:value-type="float">
            <text:p>0.529667</text:p>
          </table:table-cell>
          <table:table-cell office:value-type="float" office:value="-0.021106" calcext:value-type="float">
            <text:p>-0.021106</text:p>
          </table:table-cell>
        </table:table-row>
        <table:table-row table:style-name="ro1">
          <table:table-cell office:value-type="float" office:value="0.560624" calcext:value-type="float">
            <text:p>0.560624</text:p>
          </table:table-cell>
          <table:table-cell office:value-type="float" office:value="-0.019434" calcext:value-type="float">
            <text:p>-0.019434</text:p>
          </table:table-cell>
        </table:table-row>
        <table:table-row table:style-name="ro1">
          <table:table-cell office:value-type="float" office:value="0.591383" calcext:value-type="float">
            <text:p>0.591383</text:p>
          </table:table-cell>
          <table:table-cell office:value-type="float" office:value="-0.017776" calcext:value-type="float">
            <text:p>-0.017776</text:p>
          </table:table-cell>
        </table:table-row>
        <table:table-row table:style-name="ro1">
          <table:table-cell office:value-type="float" office:value="0.621824" calcext:value-type="float">
            <text:p>0.621824</text:p>
          </table:table-cell>
          <table:table-cell office:value-type="float" office:value="-0.016155" calcext:value-type="float">
            <text:p>-0.016155</text:p>
          </table:table-cell>
        </table:table-row>
        <table:table-row table:style-name="ro1">
          <table:table-cell office:value-type="float" office:value="0.651828" calcext:value-type="float">
            <text:p>0.651828</text:p>
          </table:table-cell>
          <table:table-cell office:value-type="float" office:value="-0.014589" calcext:value-type="float">
            <text:p>-0.014589</text:p>
          </table:table-cell>
        </table:table-row>
        <table:table-row table:style-name="ro1">
          <table:table-cell office:value-type="float" office:value="0.681277" calcext:value-type="float">
            <text:p>0.681277</text:p>
          </table:table-cell>
          <table:table-cell office:value-type="float" office:value="-0.01309" calcext:value-type="float">
            <text:p>-0.01309</text:p>
          </table:table-cell>
        </table:table-row>
        <table:table-row table:style-name="ro1">
          <table:table-cell office:value-type="float" office:value="0.710053" calcext:value-type="float">
            <text:p>0.710053</text:p>
          </table:table-cell>
          <table:table-cell office:value-type="float" office:value="-0.011669" calcext:value-type="float">
            <text:p>-0.011669</text:p>
          </table:table-cell>
        </table:table-row>
        <table:table-row table:style-name="ro1">
          <table:table-cell office:value-type="float" office:value="0.738042" calcext:value-type="float">
            <text:p>0.738042</text:p>
          </table:table-cell>
          <table:table-cell office:value-type="float" office:value="-0.010332" calcext:value-type="float">
            <text:p>-0.010332</text:p>
          </table:table-cell>
        </table:table-row>
        <table:table-row table:style-name="ro1">
          <table:table-cell office:value-type="float" office:value="0.76513" calcext:value-type="float">
            <text:p>0.76513</text:p>
          </table:table-cell>
          <table:table-cell office:value-type="float" office:value="-0.009085" calcext:value-type="float">
            <text:p>-0.009085</text:p>
          </table:table-cell>
        </table:table-row>
        <table:table-row table:style-name="ro1">
          <table:table-cell office:value-type="float" office:value="0.791206" calcext:value-type="float">
            <text:p>0.791206</text:p>
          </table:table-cell>
          <table:table-cell office:value-type="float" office:value="-0.007927" calcext:value-type="float">
            <text:p>-0.007927</text:p>
          </table:table-cell>
        </table:table-row>
        <table:table-row table:style-name="ro1">
          <table:table-cell office:value-type="float" office:value="0.816164" calcext:value-type="float">
            <text:p>0.816164</text:p>
          </table:table-cell>
          <table:table-cell office:value-type="float" office:value="-0.006859" calcext:value-type="float">
            <text:p>-0.006859</text:p>
          </table:table-cell>
        </table:table-row>
        <table:table-row table:style-name="ro1">
          <table:table-cell office:value-type="float" office:value="0.839901" calcext:value-type="float">
            <text:p>0.839901</text:p>
          </table:table-cell>
          <table:table-cell office:value-type="float" office:value="-0.005879" calcext:value-type="float">
            <text:p>-0.005879</text:p>
          </table:table-cell>
        </table:table-row>
        <table:table-row table:style-name="ro1">
          <table:table-cell office:value-type="float" office:value="0.862316" calcext:value-type="float">
            <text:p>0.862316</text:p>
          </table:table-cell>
          <table:table-cell office:value-type="float" office:value="-0.004983" calcext:value-type="float">
            <text:p>-0.004983</text:p>
          </table:table-cell>
        </table:table-row>
        <table:table-row table:style-name="ro1">
          <table:table-cell office:value-type="float" office:value="0.883315" calcext:value-type="float">
            <text:p>0.883315</text:p>
          </table:table-cell>
          <table:table-cell office:value-type="float" office:value="-0.00417" calcext:value-type="float">
            <text:p>-0.00417</text:p>
          </table:table-cell>
        </table:table-row>
        <table:table-row table:style-name="ro1">
          <table:table-cell office:value-type="float" office:value="0.902809" calcext:value-type="float">
            <text:p>0.902809</text:p>
          </table:table-cell>
          <table:table-cell office:value-type="float" office:value="-0.003435" calcext:value-type="float">
            <text:p>-0.003435</text:p>
          </table:table-cell>
        </table:table-row>
        <table:table-row table:style-name="ro1">
          <table:table-cell office:value-type="float" office:value="0.920716" calcext:value-type="float">
            <text:p>0.920716</text:p>
          </table:table-cell>
          <table:table-cell office:value-type="float" office:value="-0.002777" calcext:value-type="float">
            <text:p>-0.002777</text:p>
          </table:table-cell>
        </table:table-row>
        <table:table-row table:style-name="ro1">
          <table:table-cell office:value-type="float" office:value="0.936956" calcext:value-type="float">
            <text:p>0.936956</text:p>
          </table:table-cell>
          <table:table-cell office:value-type="float" office:value="-0.002191" calcext:value-type="float">
            <text:p>-0.002191</text:p>
          </table:table-cell>
        </table:table-row>
        <table:table-row table:style-name="ro1">
          <table:table-cell office:value-type="float" office:value="0.95146" calcext:value-type="float">
            <text:p>0.95146</text:p>
          </table:table-cell>
          <table:table-cell office:value-type="float" office:value="-0.001676" calcext:value-type="float">
            <text:p>-0.001676</text:p>
          </table:table-cell>
        </table:table-row>
        <table:table-row table:style-name="ro1">
          <table:table-cell office:value-type="float" office:value="0.964163" calcext:value-type="float">
            <text:p>0.964163</text:p>
          </table:table-cell>
          <table:table-cell office:value-type="float" office:value="-0.001232" calcext:value-type="float">
            <text:p>-0.001232</text:p>
          </table:table-cell>
        </table:table-row>
        <table:table-row table:style-name="ro1">
          <table:table-cell office:value-type="float" office:value="0.97501" calcext:value-type="float">
            <text:p>0.97501</text:p>
          </table:table-cell>
          <table:table-cell office:value-type="float" office:value="-0.000856" calcext:value-type="float">
            <text:p>-0.000856</text:p>
          </table:table-cell>
        </table:table-row>
        <table:table-row table:style-name="ro1">
          <table:table-cell office:value-type="float" office:value="0.983952" calcext:value-type="float">
            <text:p>0.983952</text:p>
          </table:table-cell>
          <table:table-cell office:value-type="float" office:value="-0.000548" calcext:value-type="float">
            <text:p>-0.000548</text:p>
          </table:table-cell>
        </table:table-row>
        <table:table-row table:style-name="ro1">
          <table:table-cell office:value-type="float" office:value="0.990949" calcext:value-type="float">
            <text:p>0.990949</text:p>
          </table:table-cell>
          <table:table-cell office:value-type="float" office:value="-0.000308" calcext:value-type="float">
            <text:p>-0.000308</text:p>
          </table:table-cell>
        </table:table-row>
        <table:table-row table:style-name="ro1">
          <table:table-cell office:value-type="float" office:value="0.99597" calcext:value-type="float">
            <text:p>0.99597</text:p>
          </table:table-cell>
          <table:table-cell office:value-type="float" office:value="-0.000137" calcext:value-type="float">
            <text:p>-0.000137</text:p>
          </table:table-cell>
        </table:table-row>
        <table:table-row table:style-name="ro1">
          <table:table-cell office:value-type="float" office:value="0.998991" calcext:value-type="float">
            <text:p>0.998991</text:p>
          </table:table-cell>
          <table:table-cell office:value-type="float" office:value="-0.000034" calcext:value-type="float">
            <text:p>-3.4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47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51pt 0.74pt 0.51pt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51pt 0.74pt 0.51pt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51pt 0.74pt 0.51pt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 style:data-style-name="N2" text:time-value="16:19:17.4513061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lockMeshDict" style:display-name="PageStyle_blockMeshDic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</meta:initial-creator>
    <meta:creation-date>2020-02-18T01:24:25</meta:creation-date>
    <dc:date>2020-03-14T22:35:22.805369813</dc:date>
    <meta:generator>LibreOffice/6.0.7.3$Linux_X86_64 LibreOffice_project/00m0$Build-3</meta:generator>
    <meta:editing-duration>P1DT4H3M16S</meta:editing-duration>
    <meta:editing-cycles>55</meta:editing-cycles>
    <meta:document-statistic meta:table-count="3" meta:cell-count="2078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2cm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0.2" chart:maximum="0.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515cm" svg:height="10.854cm" xlink:href=".." xlink:type="simple" chart:class="chart:scatter" chart:style-name="ch1">
        <chart:plot-area chart:style-name="ch2" table:cell-range-address="Input.A9:Input.B109" svg:x="1.371cm" svg:y="0.416cm" svg:width="20.819cm" svg:height="10.397cm">
          <chartooo:coordinate-region svg:x="2.098cm" svg:y="0.616cm" svg:width="19.998cm" svg:height="9.99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Input.B9:Input.B109" chart:class="chart:scatter">
            <chart:domain table:cell-range-address="Input.A9:Input.A109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Input.A9:Input.A109</svg:desc>
                </draw:g>
              </table:table-cell>
              <table:table-cell office:value-type="float" office:value="-0">
                <text:p>-0</text:p>
                <draw:g>
                  <svg:desc>Input.B9:Input.B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9035">
                <text:p>0.999035</text:p>
              </table:table-cell>
              <table:table-cell office:value-type="float" office:value="0.000297">
                <text:p>0.0002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6145">
                <text:p>0.996145</text:p>
              </table:table-cell>
              <table:table-cell office:value-type="float" office:value="0.001185">
                <text:p>0.0011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1338">
                <text:p>0.991338</text:p>
              </table:table-cell>
              <table:table-cell office:value-type="float" office:value="0.002653">
                <text:p>0.0026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4631">
                <text:p>0.984631</text:p>
              </table:table-cell>
              <table:table-cell office:value-type="float" office:value="0.004682">
                <text:p>0.004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76046">
                <text:p>0.976046</text:p>
              </table:table-cell>
              <table:table-cell office:value-type="float" office:value="0.007248">
                <text:p>0.0072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65613">
                <text:p>0.965613</text:p>
              </table:table-cell>
              <table:table-cell office:value-type="float" office:value="0.010321">
                <text:p>0.0103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53367">
                <text:p>0.953367</text:p>
              </table:table-cell>
              <table:table-cell office:value-type="float" office:value="0.013863">
                <text:p>0.0138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39351">
                <text:p>0.939351</text:p>
              </table:table-cell>
              <table:table-cell office:value-type="float" office:value="0.017833">
                <text:p>0.0178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23612">
                <text:p>0.923612</text:p>
              </table:table-cell>
              <table:table-cell office:value-type="float" office:value="0.022187">
                <text:p>0.0221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06208">
                <text:p>0.906208</text:p>
              </table:table-cell>
              <table:table-cell office:value-type="float" office:value="0.026874">
                <text:p>0.0268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87198">
                <text:p>0.887198</text:p>
              </table:table-cell>
              <table:table-cell office:value-type="float" office:value="0.031843">
                <text:p>0.0318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66653">
                <text:p>0.866653</text:p>
              </table:table-cell>
              <table:table-cell office:value-type="float" office:value="0.03704">
                <text:p>0.037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44647">
                <text:p>0.844647</text:p>
              </table:table-cell>
              <table:table-cell office:value-type="float" office:value="0.042411">
                <text:p>0.0424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2126">
                <text:p>0.82126</text:p>
              </table:table-cell>
              <table:table-cell office:value-type="float" office:value="0.047899">
                <text:p>0.0478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96579">
                <text:p>0.796579</text:p>
              </table:table-cell>
              <table:table-cell office:value-type="float" office:value="0.053449">
                <text:p>0.053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70697">
                <text:p>0.770697</text:p>
              </table:table-cell>
              <table:table-cell office:value-type="float" office:value="0.059005">
                <text:p>0.0590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43712">
                <text:p>0.743712</text:p>
              </table:table-cell>
              <table:table-cell office:value-type="float" office:value="0.064511">
                <text:p>0.0645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15726">
                <text:p>0.715726</text:p>
              </table:table-cell>
              <table:table-cell office:value-type="float" office:value="0.069913">
                <text:p>0.0699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86848">
                <text:p>0.686848</text:p>
              </table:table-cell>
              <table:table-cell office:value-type="float" office:value="0.075158">
                <text:p>0.0751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57189">
                <text:p>0.657189</text:p>
              </table:table-cell>
              <table:table-cell office:value-type="float" office:value="0.080194">
                <text:p>0.0801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26866">
                <text:p>0.626866</text:p>
              </table:table-cell>
              <table:table-cell office:value-type="float" office:value="0.084971">
                <text:p>0.0849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95998">
                <text:p>0.595998</text:p>
              </table:table-cell>
              <table:table-cell office:value-type="float" office:value="0.089439">
                <text:p>0.0894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64709">
                <text:p>0.564709</text:p>
              </table:table-cell>
              <table:table-cell office:value-type="float" office:value="0.093554">
                <text:p>0.0935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33123">
                <text:p>0.533123</text:p>
              </table:table-cell>
              <table:table-cell office:value-type="float" office:value="0.097269">
                <text:p>0.0972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137">
                <text:p>0.50137</text:p>
              </table:table-cell>
              <table:table-cell office:value-type="float" office:value="0.100545">
                <text:p>0.1005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69578">
                <text:p>0.469578</text:p>
              </table:table-cell>
              <table:table-cell office:value-type="float" office:value="0.103344">
                <text:p>0.1033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37879">
                <text:p>0.437879</text:p>
              </table:table-cell>
              <table:table-cell office:value-type="float" office:value="0.105631">
                <text:p>0.1056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06404">
                <text:p>0.406404</text:p>
              </table:table-cell>
              <table:table-cell office:value-type="float" office:value="0.107376">
                <text:p>0.1073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7482">
                <text:p>0.37482</text:p>
              </table:table-cell>
              <table:table-cell office:value-type="float" office:value="0.108468">
                <text:p>0.1084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43599">
                <text:p>0.343599</text:p>
              </table:table-cell>
              <table:table-cell office:value-type="float" office:value="0.108714">
                <text:p>0.1087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3001">
                <text:p>0.313001</text:p>
              </table:table-cell>
              <table:table-cell office:value-type="float" office:value="0.10811">
                <text:p>0.108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83167">
                <text:p>0.283167</text:p>
              </table:table-cell>
              <table:table-cell office:value-type="float" office:value="0.10667">
                <text:p>0.10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4236">
                <text:p>0.254236</text:p>
              </table:table-cell>
              <table:table-cell office:value-type="float" office:value="0.104416">
                <text:p>0.1044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26341">
                <text:p>0.226341</text:p>
              </table:table-cell>
              <table:table-cell office:value-type="float" office:value="0.101384">
                <text:p>0.1013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9961">
                <text:p>0.19961</text:p>
              </table:table-cell>
              <table:table-cell office:value-type="float" office:value="0.097618">
                <text:p>0.0976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74166">
                <text:p>0.174166</text:p>
              </table:table-cell>
              <table:table-cell office:value-type="float" office:value="0.093172">
                <text:p>0.0931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0121">
                <text:p>0.150121</text:p>
              </table:table-cell>
              <table:table-cell office:value-type="float" office:value="0.088108">
                <text:p>0.0881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27583">
                <text:p>0.127583</text:p>
              </table:table-cell>
              <table:table-cell office:value-type="float" office:value="0.082496">
                <text:p>0.0824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06649">
                <text:p>0.106649</text:p>
              </table:table-cell>
              <table:table-cell office:value-type="float" office:value="0.07641">
                <text:p>0.076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87405">
                <text:p>0.087405</text:p>
              </table:table-cell>
              <table:table-cell office:value-type="float" office:value="0.06993">
                <text:p>0.069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69929">
                <text:p>0.069929</text:p>
              </table:table-cell>
              <table:table-cell office:value-type="float" office:value="0.063138">
                <text:p>0.0631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4289">
                <text:p>0.054289</text:p>
              </table:table-cell>
              <table:table-cell office:value-type="float" office:value="0.056114">
                <text:p>0.0561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054">
                <text:p>0.04054</text:p>
              </table:table-cell>
              <table:table-cell office:value-type="float" office:value="0.048938">
                <text:p>0.0489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8731">
                <text:p>0.028731</text:p>
              </table:table-cell>
              <table:table-cell office:value-type="float" office:value="0.041689">
                <text:p>0.0416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8897">
                <text:p>0.018897</text:p>
              </table:table-cell>
              <table:table-cell office:value-type="float" office:value="0.034435">
                <text:p>0.0344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1066">
                <text:p>0.011066</text:p>
              </table:table-cell>
              <table:table-cell office:value-type="float" office:value="0.027241">
                <text:p>0.0272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5256">
                <text:p>0.005256</text:p>
              </table:table-cell>
              <table:table-cell office:value-type="float" office:value="0.020161">
                <text:p>0.0201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476">
                <text:p>0.001476</text:p>
              </table:table-cell>
              <table:table-cell office:value-type="float" office:value="0.013241">
                <text:p>0.0132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0274">
                <text:p>-0.000274</text:p>
              </table:table-cell>
              <table:table-cell office:value-type="float" office:value="0.006513">
                <text:p>0.0065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2247">
                <text:p>0.002247</text:p>
              </table:table-cell>
              <table:table-cell office:value-type="float" office:value="-0.006119">
                <text:p>-0.0061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6409">
                <text:p>0.006409</text:p>
              </table:table-cell>
              <table:table-cell office:value-type="float" office:value="-0.011672">
                <text:p>-0.0116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2457">
                <text:p>0.012457</text:p>
              </table:table-cell>
              <table:table-cell office:value-type="float" office:value="-0.016658">
                <text:p>-0.0166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0351">
                <text:p>0.020351</text:p>
              </table:table-cell>
              <table:table-cell office:value-type="float" office:value="-0.021081">
                <text:p>-0.0210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0046">
                <text:p>0.030046</text:p>
              </table:table-cell>
              <table:table-cell office:value-type="float" office:value="-0.024945">
                <text:p>-0.0249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1493">
                <text:p>0.041493</text:p>
              </table:table-cell>
              <table:table-cell office:value-type="float" office:value="-0.02826">
                <text:p>-0.028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4633">
                <text:p>0.054633</text:p>
              </table:table-cell>
              <table:table-cell office:value-type="float" office:value="-0.031036">
                <text:p>-0.0310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69404">
                <text:p>0.069404</text:p>
              </table:table-cell>
              <table:table-cell office:value-type="float" office:value="-0.033287">
                <text:p>-0.0332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5743">
                <text:p>0.085743</text:p>
              </table:table-cell>
              <table:table-cell office:value-type="float" office:value="-0.035032">
                <text:p>-0.0350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03578">
                <text:p>0.103578</text:p>
              </table:table-cell>
              <table:table-cell office:value-type="float" office:value="-0.036293">
                <text:p>-0.0362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22838">
                <text:p>0.122838</text:p>
              </table:table-cell>
              <table:table-cell office:value-type="float" office:value="-0.037096">
                <text:p>-0.0370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43448">
                <text:p>0.143448</text:p>
              </table:table-cell>
              <table:table-cell office:value-type="float" office:value="-0.037472">
                <text:p>-0.0374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65332">
                <text:p>0.165332</text:p>
              </table:table-cell>
              <table:table-cell office:value-type="float" office:value="-0.037456">
                <text:p>-0.0374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8841">
                <text:p>0.18841</text:p>
              </table:table-cell>
              <table:table-cell office:value-type="float" office:value="-0.037089">
                <text:p>-0.0370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12604">
                <text:p>0.212604</text:p>
              </table:table-cell>
              <table:table-cell office:value-type="float" office:value="-0.036415">
                <text:p>-0.0364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37832">
                <text:p>0.237832</text:p>
              </table:table-cell>
              <table:table-cell office:value-type="float" office:value="-0.035481">
                <text:p>-0.0354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6401">
                <text:p>0.26401</text:p>
              </table:table-cell>
              <table:table-cell office:value-type="float" office:value="-0.034339">
                <text:p>-0.0343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91053">
                <text:p>0.291053</text:p>
              </table:table-cell>
              <table:table-cell office:value-type="float" office:value="-0.033042">
                <text:p>-0.0330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18875">
                <text:p>0.318875</text:p>
              </table:table-cell>
              <table:table-cell office:value-type="float" office:value="-0.031644">
                <text:p>-0.0316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47385">
                <text:p>0.347385</text:p>
              </table:table-cell>
              <table:table-cell office:value-type="float" office:value="-0.0302">
                <text:p>-0.03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7649">
                <text:p>0.37649</text:p>
              </table:table-cell>
              <table:table-cell office:value-type="float" office:value="-0.028765">
                <text:p>-0.0287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06215">
                <text:p>0.406215</text:p>
              </table:table-cell>
              <table:table-cell office:value-type="float" office:value="-0.027385">
                <text:p>-0.0273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36788">
                <text:p>0.436788</text:p>
              </table:table-cell>
              <table:table-cell office:value-type="float" office:value="-0.02594">
                <text:p>-0.025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67631">
                <text:p>0.467631</text:p>
              </table:table-cell>
              <table:table-cell office:value-type="float" office:value="-0.02439">
                <text:p>-0.024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9863">
                <text:p>0.49863</text:p>
              </table:table-cell>
              <table:table-cell office:value-type="float" office:value="-0.022768">
                <text:p>-0.0227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29667">
                <text:p>0.529667</text:p>
              </table:table-cell>
              <table:table-cell office:value-type="float" office:value="-0.021106">
                <text:p>-0.0211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60624">
                <text:p>0.560624</text:p>
              </table:table-cell>
              <table:table-cell office:value-type="float" office:value="-0.019434">
                <text:p>-0.0194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91383">
                <text:p>0.591383</text:p>
              </table:table-cell>
              <table:table-cell office:value-type="float" office:value="-0.017776">
                <text:p>-0.0177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21824">
                <text:p>0.621824</text:p>
              </table:table-cell>
              <table:table-cell office:value-type="float" office:value="-0.016155">
                <text:p>-0.0161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51828">
                <text:p>0.651828</text:p>
              </table:table-cell>
              <table:table-cell office:value-type="float" office:value="-0.014589">
                <text:p>-0.0145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81277">
                <text:p>0.681277</text:p>
              </table:table-cell>
              <table:table-cell office:value-type="float" office:value="-0.01309">
                <text:p>-0.013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10053">
                <text:p>0.710053</text:p>
              </table:table-cell>
              <table:table-cell office:value-type="float" office:value="-0.011669">
                <text:p>-0.0116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38042">
                <text:p>0.738042</text:p>
              </table:table-cell>
              <table:table-cell office:value-type="float" office:value="-0.010332">
                <text:p>-0.0103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6513">
                <text:p>0.76513</text:p>
              </table:table-cell>
              <table:table-cell office:value-type="float" office:value="-0.009085">
                <text:p>-0.0090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91206">
                <text:p>0.791206</text:p>
              </table:table-cell>
              <table:table-cell office:value-type="float" office:value="-0.007927">
                <text:p>-0.0079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16164">
                <text:p>0.816164</text:p>
              </table:table-cell>
              <table:table-cell office:value-type="float" office:value="-0.006859">
                <text:p>-0.0068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39901">
                <text:p>0.839901</text:p>
              </table:table-cell>
              <table:table-cell office:value-type="float" office:value="-0.005879">
                <text:p>-0.0058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62316">
                <text:p>0.862316</text:p>
              </table:table-cell>
              <table:table-cell office:value-type="float" office:value="-0.004983">
                <text:p>-0.0049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83315">
                <text:p>0.883315</text:p>
              </table:table-cell>
              <table:table-cell office:value-type="float" office:value="-0.00417">
                <text:p>-0.004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02809">
                <text:p>0.902809</text:p>
              </table:table-cell>
              <table:table-cell office:value-type="float" office:value="-0.003435">
                <text:p>-0.0034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0716">
                <text:p>0.920716</text:p>
              </table:table-cell>
              <table:table-cell office:value-type="float" office:value="-0.002777">
                <text:p>-0.0027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6956">
                <text:p>0.936956</text:p>
              </table:table-cell>
              <table:table-cell office:value-type="float" office:value="-0.002191">
                <text:p>-0.0021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5146">
                <text:p>0.95146</text:p>
              </table:table-cell>
              <table:table-cell office:value-type="float" office:value="-0.001676">
                <text:p>-0.0016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64163">
                <text:p>0.964163</text:p>
              </table:table-cell>
              <table:table-cell office:value-type="float" office:value="-0.001232">
                <text:p>-0.0012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7501">
                <text:p>0.97501</text:p>
              </table:table-cell>
              <table:table-cell office:value-type="float" office:value="-0.000856">
                <text:p>-0.0008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83952">
                <text:p>0.983952</text:p>
              </table:table-cell>
              <table:table-cell office:value-type="float" office:value="-0.000548">
                <text:p>-0.0005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90949">
                <text:p>0.990949</text:p>
              </table:table-cell>
              <table:table-cell office:value-type="float" office:value="-0.000308">
                <text:p>-0.0003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597">
                <text:p>0.99597</text:p>
              </table:table-cell>
              <table:table-cell office:value-type="float" office:value="-0.000137">
                <text:p>-0.0001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8991">
                <text:p>0.998991</text:p>
              </table:table-cell>
              <table:table-cell office:value-type="float" office:value="-0.000034">
                <text:p>-0.0000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